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Menlo" svg:font-family="Menlo, Monaco, 'Courier New', monospace"/>
    <style:font-face style:name="Roboto" svg:font-family="Roboto, Arial, sans-serif"/>
    <style:font-face style:name="Verdana" svg:font-family="Verdana, sans-serif"/>
    <style:font-face style:name="consolas" svg:font-family="consolas, 'Liberation Mono', courier, 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Amiri" svg:font-family="Ami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0.8431in"/>
    </style:style>
    <style:style style:name="Table1.B" style:family="table-column">
      <style:table-column-properties style:column-width="0.9375in"/>
    </style:style>
    <style:style style:name="Table1.C" style:family="table-column">
      <style:table-column-properties style:column-width="0.891in"/>
    </style:style>
    <style:style style:name="Table1.D" style:family="table-column">
      <style:table-column-properties style:column-width="0.8438in"/>
    </style:style>
    <style:style style:name="Table1.E" style:family="table-column">
      <style:table-column-properties style:column-width="0.7035in"/>
    </style:style>
    <style:style style:name="Table1.G" style:family="table-column">
      <style:table-column-properties style:column-width="1.9528in"/>
    </style:style>
    <style:style style:name="Table1.1" style:family="table-row">
      <style:table-row-properties style:min-row-height="0.3597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5" style:family="table-row">
      <style:table-row-properties style:min-row-height="0.6861in"/>
    </style:style>
    <style:style style:name="Table1.9" style:family="table-row">
      <style:table-row-properties style:min-row-height="0.7333in"/>
    </style:style>
    <style:style style:name="P1"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15acf"/>
    </style:style>
    <style:style style:name="P2"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6a3b3"/>
    </style:style>
    <style:style style:name="P3"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db53"/>
    </style:style>
    <style:style style:name="P4"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e756"/>
    </style:style>
    <style:style style:name="P5"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2197ba"/>
    </style:style>
    <style:style style:name="P6"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481989"/>
    </style:style>
    <style:style style:name="P7"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d63033"/>
    </style:style>
    <style:style style:name="P8"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15acf"/>
    </style:style>
    <style:style style:name="P9"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6a3b3"/>
    </style:style>
    <style:style style:name="P10" style:family="paragraph" style:parent-style-name="Standard">
      <style:paragraph-properties fo:margin-left="0in" fo:margin-right="0in" fo:margin-top="0.1173in" fo:margin-bottom="0.1173in" style:contextual-spacing="false" fo:orphans="2" fo:widows="2" fo:text-indent="0in" style:auto-text-indent="false"/>
      <style:text-properties fo:font-style="normal" fo:font-weight="bold" officeooo:rsid="001254e8" officeooo:paragraph-rsid="001254e8" style:font-style-asian="normal" style:font-weight-asian="bold" style:font-style-complex="normal" style:font-weight-complex="bold"/>
    </style:style>
    <style:style style:name="P1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254e8" style:font-style-asian="normal" style:font-style-complex="normal"/>
    </style:style>
    <style:style style:name="P1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3603c" style:font-style-asian="normal" style:font-style-complex="normal"/>
    </style:style>
    <style:style style:name="P1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6a3b3" style:font-style-asian="normal" style:font-style-complex="normal"/>
    </style:style>
    <style:style style:name="P1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3603c" officeooo:paragraph-rsid="0013603c" style:font-style-asian="normal" style:font-style-complex="normal"/>
    </style:style>
    <style:style style:name="P1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4c40c" officeooo:paragraph-rsid="0014c40c" style:font-style-asian="normal" style:font-style-complex="normal"/>
    </style:style>
    <style:style style:name="P1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2886ae" officeooo:paragraph-rsid="002886ae" style:font-style-asian="normal" style:font-style-complex="normal"/>
    </style:style>
    <style:style style:name="P1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6e5c" officeooo:paragraph-rsid="00420b16" fo:background-color="#ffffff" style:font-style-asian="normal" style:font-style-complex="normal"/>
    </style:style>
    <style:style style:name="P1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7590" officeooo:paragraph-rsid="00437590" fo:background-color="#999999" style:font-style-asian="normal" style:font-style-complex="normal"/>
    </style:style>
    <style:style style:name="P1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italic" fo:font-weight="normal" officeooo:paragraph-rsid="00115acf"/>
    </style:style>
    <style:style style:name="P2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size-complex="14pt" style:font-style-complex="normal"/>
    </style:style>
    <style:style style:name="P2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47185" style:font-style-asian="normal" style:font-style-complex="normal"/>
    </style:style>
    <style:style style:name="P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92a56" fo:background-color="#ffffff" style:font-style-asian="normal" style:font-style-complex="normal"/>
    </style:style>
    <style:style style:name="P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e2400" officeooo:paragraph-rsid="003e2400" fo:background-color="#ffffff" style:font-style-asian="normal" style:font-style-complex="normal"/>
    </style:style>
    <style:style style:name="P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453870" officeooo:paragraph-rsid="00453870" fo:background-color="#ffffff" style:font-style-asian="normal" style:font-style-complex="normal"/>
    </style:style>
    <style:style style:name="P2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53870" fo:background-color="#ffffff" style:font-style-asian="normal" style:font-style-complex="normal"/>
    </style:style>
    <style:style style:name="P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51293" officeooo:paragraph-rsid="00151293" fo:background-color="#ffffff" style:font-size-asian="12pt" style:font-style-asian="normal" style:font-size-complex="12pt" style:font-style-complex="normal"/>
    </style:style>
    <style:style style:name="P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16a3b3" fo:background-color="#ffffff" style:font-size-asian="12pt" style:font-style-asian="normal" style:font-size-complex="12pt" style:font-style-complex="normal"/>
    </style:style>
    <style:style style:name="P2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984e5f" fo:background-color="#ffffff" style:font-size-asian="12pt" style:font-style-asian="normal" style:font-size-complex="12pt" style:font-style-complex="normal"/>
    </style:style>
    <style:style style:name="P3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7f146" officeooo:paragraph-rsid="0017f146" fo:background-color="#ffffff" style:font-size-asian="12pt" style:font-style-asian="normal" style:font-size-complex="12pt" style:font-style-complex="normal"/>
    </style:style>
    <style:style style:name="P3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9b70cf" officeooo:paragraph-rsid="009b70cf" fo:background-color="#ffffff" style:font-size-asian="12pt" style:font-style-asian="normal" style:font-size-complex="12pt" style:font-style-complex="normal"/>
    </style:style>
    <style:style style:name="P3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ea005" officeooo:paragraph-rsid="00aea005" fo:background-color="#ffffff" style:font-size-asian="12pt" style:font-style-asian="normal" style:font-size-complex="12pt" style:font-style-complex="normal"/>
    </style:style>
    <style:style style:name="P3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546940" officeooo:paragraph-rsid="0058be97" fo:background-color="#ffffff"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84ede1" fo:background-color="#ffffff"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fcd7a" officeooo:paragraph-rsid="00b248c3" fo:background-color="#ffffff"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37590" fo:background-color="#999999" style:font-style-asian="normal" style:font-style-complex="normal"/>
    </style:style>
    <style:style style:name="P3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bold" officeooo:rsid="0085cb71" officeooo:paragraph-rsid="0085cb71" fo:background-color="#ffffff" style:font-size-asian="12pt" style:font-style-asian="normal" style:font-weight-asian="bold" style:font-size-complex="12pt" style:font-style-complex="normal" style:font-weight-complex="bold"/>
    </style:style>
    <style:style style:name="P3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3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9b70cf" officeooo:paragraph-rsid="009b70cf" fo:background-color="#ffffff"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55048" officeooo:paragraph-rsid="00a55048" fo:background-color="#ffffff"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a55048" fo:background-color="#ffffff"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4ab0b" officeooo:paragraph-rsid="00e4ab0b" fo:background-color="#ffffff" style:font-size-asian="12pt" style:font-style-asian="normal" style:font-weight-asian="bold" style:font-size-complex="12pt" style:font-style-complex="normal" style:font-weight-complex="bold"/>
    </style:style>
    <style:style style:name="P4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329e7" fo:background-color="#ffffff" style:font-name-asian="SimSun" style:font-size-asian="12pt" style:font-style-asian="normal" style:font-weight-asian="normal" style:font-name-complex="Lucida Sans" style:font-size-complex="12pt" style:font-style-complex="normal" style:font-weight-complex="normal"/>
    </style:style>
    <style:style style:name="P4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7a2be" fo:background-color="#ffffff" style:font-name-asian="SimSun" style:font-size-asian="12pt" style:font-style-asian="normal" style:font-weight-asian="normal" style:font-name-complex="Lucida Sans" style:font-size-complex="12pt" style:font-style-complex="normal" style:font-weight-complex="normal"/>
    </style:style>
    <style:style style:name="P4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4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7ef74" officeooo:paragraph-rsid="00f7ef74" fo:background-color="#ffffff" style:font-name-asian="SimSun" style:font-size-asian="12pt" style:font-style-asian="normal" style:font-weight-asian="normal" style:font-name-complex="Lucida Sans" style:font-size-complex="12pt" style:font-style-complex="normal" style:font-weight-complex="normal"/>
    </style:style>
    <style:style style:name="P5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8ecdc"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5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2ec32" officeooo:paragraph-rsid="0102ec32" fo:background-color="#ffffff" style:font-name-asian="SimSun" style:font-size-asian="12pt" style:font-style-asian="normal" style:font-weight-asian="normal" style:font-name-complex="Lucida Sans" style:font-size-complex="12pt" style:font-style-complex="normal" style:font-weight-complex="normal"/>
    </style:style>
    <style:style style:name="P5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0e63" officeooo:paragraph-rsid="01050e63" fo:background-color="#ffffff" style:font-name-asian="SimSun" style:font-size-asian="12pt" style:font-style-asian="normal" style:font-weight-asian="normal" style:font-name-complex="Lucida Sans" style:font-size-complex="12pt" style:font-style-complex="normal" style:font-weight-complex="normal"/>
    </style:style>
    <style:style style:name="P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7875" officeooo:paragraph-rsid="01057875" fo:background-color="#ffffff" style:font-name-asian="SimSun" style:font-size-asian="12pt" style:font-style-asian="normal" style:font-weight-asian="normal" style:font-name-complex="Lucida Sans" style:font-size-complex="12pt" style:font-style-complex="normal" style:font-weight-complex="normal"/>
    </style:style>
    <style:style style:name="P5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87950" officeooo:paragraph-rsid="01087950" fo:background-color="#ffffff" style:font-name-asian="SimSun" style:font-size-asian="12pt" style:font-style-asian="normal" style:font-weight-asian="normal" style:font-name-complex="Lucida Sans" style:font-size-complex="12pt" style:font-style-complex="normal" style:font-weight-complex="normal"/>
    </style:style>
    <style:style style:name="P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b042c" officeooo:paragraph-rsid="010b042c" fo:background-color="#ffffff" style:font-name-asian="SimSun" style:font-size-asian="12pt" style:font-style-asian="normal" style:font-weight-asian="normal" style:font-name-complex="Lucida Sans" style:font-size-complex="12pt" style:font-style-complex="normal" style:font-weight-complex="normal"/>
    </style:style>
    <style:style style:name="P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name-asian="SimSun" style:font-size-asian="12pt" style:font-style-asian="normal" style:font-weight-asian="normal" style:font-name-complex="Lucida Sans" style:font-size-complex="12pt" style:font-style-complex="normal" style:font-weight-complex="normal"/>
    </style:style>
    <style:style style:name="P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8d4e4" officeooo:paragraph-rsid="00f72560" fo:background-color="#ffffff" style:font-name-asian="SimSun" style:font-size-asian="12pt" style:font-style-asian="normal" style:font-weight-asian="normal" style:font-name-complex="Lucida Sans" style:font-size-complex="12pt" style:font-style-complex="normal" style:font-weight-complex="normal"/>
    </style:style>
    <style:style style:name="P5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072ea" fo:background-color="#ffffff" style:font-name-asian="SimSun" style:font-size-asian="12pt" style:font-style-asian="normal" style:font-weight-asian="bold" style:font-name-complex="Lucida Sans" style:font-size-complex="12pt" style:font-style-complex="normal" style:font-weight-complex="bold"/>
    </style:style>
    <style:style style:name="P59"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3032d" fo:background-color="#ffffff" style:font-name-asian="SimSun" style:font-size-asian="12pt" style:font-style-asian="normal" style:font-weight-asian="bold" style:font-name-complex="Lucida Sans" style:font-size-complex="12pt" style:font-style-complex="normal" style:font-weight-complex="bold"/>
    </style:style>
    <style:style style:name="P6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88c645" officeooo:paragraph-rsid="0088c645" fo:background-color="#ffffff"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7ebbb" officeooo:paragraph-rsid="00dae540" fo:background-color="#ffffff" style:font-size-asian="12pt" style:font-style-asian="normal" style:font-weight-asian="bold" style:font-size-complex="12pt" style:font-style-complex="normal" style:font-weight-complex="bold"/>
    </style:style>
    <style:style style:name="P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f8ee5" officeooo:paragraph-rsid="00df8ee5" fo:background-color="#ffffff"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1874be"/>
    </style:style>
    <style:style style:name="P6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b3b998"/>
    </style:style>
    <style:style style:name="P6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6pt" fo:letter-spacing="normal" fo:language="en" fo:country="US" fo:font-style="normal" fo:font-weight="bold" officeooo:rsid="00aea005" officeooo:paragraph-rsid="00aea005" fo:background-color="#ffffff" style:font-size-asian="16pt" style:font-style-asian="normal" style:font-weight-asian="bold" style:font-size-complex="16pt" style:font-style-complex="normal" style:font-weight-complex="bold"/>
    </style:style>
    <style:style style:name="P6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fo:font-weight="normal" officeooo:rsid="0016a3b3" officeooo:paragraph-rsid="0016a3b3" fo:background-color="#ffffff" style:font-size-asian="10pt" style:font-style-asian="normal" style:font-size-complex="10pt" style:font-style-complex="normal"/>
    </style:style>
    <style:style style:name="P67"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6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f8ee5" officeooo:paragraph-rsid="00df8ee5" fo:background-color="#ffffff" style:font-size-asian="10pt" style:font-style-asian="normal" style:font-weight-asian="normal" style:font-size-complex="10pt" style:font-style-complex="normal" style:font-weight-complex="normal"/>
    </style:style>
    <style:style style:name="P6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7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da351" officeooo:paragraph-rsid="00f72560" fo:background-color="#ffffff" style:font-name-asian="SimSun" style:font-size-asian="10pt" style:font-style-asian="normal" style:font-weight-asian="normal" style:font-name-complex="Lucida Sans" style:font-size-complex="10pt" style:font-style-complex="normal" style:font-weight-complex="normal"/>
    </style:style>
    <style:style style:name="P7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3pt" fo:letter-spacing="normal" fo:language="en" fo:country="US" fo:font-style="normal" fo:font-weight="bold" officeooo:rsid="0085cb71" officeooo:paragraph-rsid="0085cb71" fo:background-color="#ffffff"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20pt" fo:letter-spacing="normal" fo:language="en" fo:country="US" fo:font-style="normal" fo:font-weight="normal" officeooo:rsid="0058be97" officeooo:paragraph-rsid="0058be97" fo:background-color="#ffffff" style:font-size-asian="20pt" style:font-style-asian="normal" style:font-size-complex="20pt" style:font-style-complex="normal"/>
    </style:style>
    <style:style style:name="P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0e7a2be" fo:background-color="#ffd8ce" style:font-name-asian="SimSun" style:font-size-asian="14pt" style:font-style-asian="normal" style:font-weight-asian="bold" style:font-name-complex="Lucida Sans" style:font-size-complex="14pt" style:font-style-complex="normal" style:font-weight-complex="bold"/>
    </style:style>
    <style:style style:name="P7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10d7f8b" fo:background-color="#ffd8ce" style:font-name-asian="SimSun" style:font-size-asian="14pt" style:font-style-asian="normal" style:font-weight-asian="bold" style:font-name-complex="Lucida Sans" style:font-size-complex="14pt" style:font-style-complex="normal" style:font-weight-complex="bold"/>
    </style:style>
    <style:style style:name="P7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7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0b3b998" officeooo:paragraph-rsid="0088c645" fo:background-color="#ffffff" style:font-size-asian="12pt" style:font-style-asian="normal" style:font-weight-asian="bold" style:font-size-complex="12pt" style:font-style-complex="normal" style:font-weight-complex="bold"/>
    </style:style>
    <style:style style:name="P7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2bd0d6" officeooo:paragraph-rsid="012bd0d6" fo:background-color="#ffffff" style:font-size-asian="12pt" style:font-style-asian="normal" style:font-weight-asian="bold" style:font-size-complex="12pt" style:font-style-complex="normal" style:font-weight-complex="bold"/>
    </style:style>
    <style:style style:name="P7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088c645" fo:background-color="#ffffff"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d7f8b" officeooo:paragraph-rsid="010d7f8b" fo:background-color="#ffffff"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8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ae540" officeooo:paragraph-rsid="00dae540" fo:background-color="#ffffff" style:font-size-asian="10pt" style:font-style-asian="normal" style:font-weight-asian="normal" style:font-size-complex="10pt" style:font-style-complex="normal" style:font-weight-complex="normal"/>
    </style:style>
    <style:style style:name="P82"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1072ea" officeooo:paragraph-rsid="011072ea" fo:background-color="#ffffff" style:font-size-asian="10pt" style:font-style-asian="normal" style:font-weight-asian="normal" style:font-size-complex="10pt" style:font-style-complex="normal" style:font-weight-complex="normal"/>
    </style:style>
    <style:style style:name="P8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8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8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8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12a80" officeooo:paragraph-rsid="01312a80" fo:background-color="#ffffff" style:font-size-asian="10pt" style:font-style-asian="normal" style:font-weight-asian="bold" style:font-size-complex="10pt" style:font-style-complex="normal" style:font-weight-complex="bold"/>
    </style:style>
    <style:style style:name="P8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4e68d" officeooo:paragraph-rsid="0134e68d" fo:background-color="#ffffff" style:font-size-asian="10pt" style:font-style-asian="normal" style:font-weight-asian="bold" style:font-size-complex="10pt" style:font-style-complex="normal" style:font-weight-complex="bold"/>
    </style:style>
    <style:style style:name="P8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da351" officeooo:paragraph-rsid="00e7a2be" fo:background-color="#ffffff" style:font-name-asian="SimSun" style:font-size-asian="10pt" style:font-style-asian="normal" style:font-weight-asian="normal" style:font-name-complex="Lucida Sans" style:font-size-complex="10pt" style:font-style-complex="normal" style:font-weight-complex="normal"/>
    </style:style>
    <style:style style:name="P8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normal" officeooo:rsid="00d7ebbb" officeooo:paragraph-rsid="00dae540" fo:background-color="#ffffff" style:font-size-asian="10pt" style:font-style-asian="normal" style:font-weight-asian="bold" style:font-size-complex="10pt" style:font-style-complex="normal" style:font-weight-complex="bold"/>
    </style:style>
    <style:style style:name="P9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a75cf" officeooo:paragraph-rsid="011a75cf" fo:background-color="#ffffff" style:font-size-asian="12pt" style:font-style-asian="normal" style:font-weight-asian="normal" style:font-size-complex="12pt" style:font-style-complex="normal" style:font-weight-complex="normal"/>
    </style:style>
    <style:style style:name="P9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700f8" fo:background-color="#ffffff" style:font-size-asian="12pt" style:font-style-asian="normal" style:font-weight-asian="normal" style:font-size-complex="12pt" style:font-style-complex="normal" style:font-weight-complex="normal"/>
    </style:style>
    <style:style style:name="P9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normal" style:font-size-complex="12pt" style:font-style-complex="normal" style:font-weight-complex="normal"/>
    </style:style>
    <style:style style:name="P9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9f106" fo:background-color="#ffffff" style:font-size-asian="12pt" style:font-style-asian="normal" style:font-weight-asian="bold" style:font-size-complex="12pt" style:font-style-complex="normal" style:font-weight-complex="bold"/>
    </style:style>
    <style:style style:name="P95"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cd2b" fo:background-color="#ffffff" style:font-name-asian="SimSun" style:font-size-asian="12pt" style:font-style-asian="normal" style:font-weight-asian="normal" style:font-name-complex="Lucida Sans" style:font-size-complex="12pt" style:font-style-complex="normal" style:font-weight-complex="normal"/>
    </style:style>
    <style:style style:name="P9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9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font-style="normal" fo:font-weight="normal" officeooo:rsid="0126b313" officeooo:paragraph-rsid="012cda54" fo:background-color="#ffffff" style:font-size-asian="12pt" style:font-size-complex="12pt"/>
    </style:style>
    <style:style style:name="P9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4pt" fo:letter-spacing="normal" fo:language="en" fo:country="US" fo:font-style="normal" style:text-underline-style="none" fo:font-weight="bold" officeooo:rsid="0126b313" officeooo:paragraph-rsid="01338577" fo:background-color="#ffffff" style:font-size-asian="14pt" style:font-style-asian="normal" style:font-weight-asian="bold" style:font-size-complex="14pt" style:font-style-complex="normal" style:font-weight-complex="bold"/>
    </style:style>
    <style:style style:name="P9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27622" loext:opacity="100%" style:font-name="sans-serif" fo:font-size="12pt" fo:letter-spacing="normal" fo:language="en" fo:country="US" fo:font-style="normal" fo:font-weight="normal" officeooo:rsid="0013603c" officeooo:paragraph-rsid="0013603c" style:font-style-asian="normal" style:font-style-complex="normal"/>
    </style:style>
    <style:style style:name="P10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1edb53" officeooo:paragraph-rsid="001edb53" fo:background-color="#ffffff" style:font-size-asian="12pt" style:font-style-asian="normal" style:font-size-complex="12pt" style:font-style-complex="normal"/>
    </style:style>
    <style:style style:name="P10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96ba22" officeooo:paragraph-rsid="0096ba22" fo:background-color="#ffffff" style:font-size-asian="12pt" style:font-style-asian="normal" style:font-size-complex="12pt" style:font-style-complex="normal"/>
    </style:style>
    <style:style style:name="P10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333333" loext:opacity="100%" style:font-name="Arial1" fo:font-size="9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in" fo:margin-top="0.1173in" fo:margin-bottom="0.1173in" style:contextual-spacing="false" fo:orphans="2" fo:widows="2" fo:text-indent="0in" style:auto-text-indent="false"/>
      <style:text-properties fo:color="#1d2228" loext:opacity="100%" style:font-name="sans-serif" fo:font-size="12pt" fo:font-weight="normal" officeooo:paragraph-rsid="0014c40c"/>
    </style:style>
    <style:style style:name="P10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4c40c" fo:background-color="#ffffff"/>
    </style:style>
    <style:style style:name="P105"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51293" fo:background-color="#ffffff"/>
    </style:style>
    <style:style style:name="P106"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style:font-name="sans-serif" fo:font-size="10pt" fo:font-weight="normal" officeooo:paragraph-rsid="00a55048" fo:background-color="#ffffff" style:font-size-asian="10pt" style:font-size-complex="10pt"/>
    </style:style>
    <style:style style:name="P10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392a56" fo:background-color="#ffffff"/>
    </style:style>
    <style:style style:name="P108"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49b338" fo:background-color="#ffffff"/>
    </style:style>
    <style:style style:name="P109"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paragraph-rsid="003d2a30" fo:background-color="#ffffff"/>
    </style:style>
    <style:style style:name="P11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2400" officeooo:paragraph-rsid="003e2400" fo:background-color="#ffffff"/>
    </style:style>
    <style:style style:name="P11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3e76da" fo:background-color="#ffffff"/>
    </style:style>
    <style:style style:name="P112"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437533" fo:background-color="#ffffff"/>
    </style:style>
    <style:style style:name="P11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ffe4b" officeooo:paragraph-rsid="004c1d93" fo:background-color="#ffffff"/>
    </style:style>
    <style:style style:name="P11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1323b" officeooo:paragraph-rsid="0041323b" fo:background-color="#ffffff"/>
    </style:style>
    <style:style style:name="P115"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20b16" officeooo:paragraph-rsid="00420b16" fo:background-color="#ffffff"/>
    </style:style>
    <style:style style:name="P116"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6e5c" officeooo:paragraph-rsid="00436e5c" fo:background-color="#ffffff"/>
    </style:style>
    <style:style style:name="P11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7590" officeooo:paragraph-rsid="00437590" fo:background-color="#ffffff"/>
    </style:style>
    <style:style style:name="P118"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5ce95" officeooo:paragraph-rsid="0045ce95" fo:background-color="#ffffff"/>
    </style:style>
    <style:style style:name="P119"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fo:font-size="10pt" officeooo:paragraph-rsid="00a55048" fo:background-color="#ffffff" style:font-size-asian="10pt" style:font-size-complex="10pt"/>
    </style:style>
    <style:style style:name="P12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fo:font-size="14pt" fo:font-weight="bold" officeooo:rsid="00e329e7" officeooo:paragraph-rsid="00e329e7" fo:background-color="#ffd8ce" style:font-size-asian="14pt" style:font-weight-asian="bold" style:font-size-complex="14pt" style:font-weight-complex="bold"/>
    </style:style>
    <style:style style:name="P12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Verdana" fo:font-size="10pt" fo:font-weight="normal" officeooo:rsid="006ce70a" officeooo:paragraph-rsid="00d63033" fo:background-color="#ffffff" style:font-size-asian="10pt" style:font-size-complex="10pt"/>
    </style:style>
    <style:style style:name="P12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3700f8" fo:background-color="#ffffff"/>
    </style:style>
    <style:style style:name="P12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3e1891" officeooo:paragraph-rsid="013e1891" fo:background-color="#ffffff"/>
    </style:style>
    <style:style style:name="P12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45d865" fo:background-color="#ffffff" style:font-size-asian="12pt" style:font-size-complex="12pt"/>
    </style:style>
    <style:style style:name="P12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46d9d0" officeooo:paragraph-rsid="0146d9d0" fo:background-color="#ffffff"/>
    </style:style>
    <style:style style:name="P12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bold" officeooo:rsid="01404627" officeooo:paragraph-rsid="01404627" fo:background-color="#ffffff" style:font-weight-asian="bold" style:font-weight-complex="bold"/>
    </style:style>
    <style:style style:name="P12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1pt" fo:font-weight="normal" officeooo:rsid="013e1891" officeooo:paragraph-rsid="013e1891" fo:background-color="#ffffff" style:font-size-asian="11pt" style:font-size-complex="11pt"/>
    </style:style>
    <style:style style:name="P12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5d865" officeooo:paragraph-rsid="0146d9d0" fo:background-color="#ffffff" style:font-size-asian="12pt" style:font-size-complex="12pt"/>
    </style:style>
    <style:style style:name="P12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8c441" officeooo:paragraph-rsid="0148c441" fo:background-color="#ffffff" style:font-size-asian="12pt" style:font-size-complex="12pt"/>
    </style:style>
    <style:style style:name="P13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56b5b5" officeooo:paragraph-rsid="014bd469" fo:background-color="#ffffff" style:font-size-asian="12pt" style:font-size-complex="12pt"/>
    </style:style>
    <style:style style:name="P13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04627" fo:background-color="#ffffff" style:font-size-asian="10.5pt" style:font-size-complex="10.5pt"/>
    </style:style>
    <style:style style:name="P13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0.5pt" style:font-size-complex="10.5pt"/>
    </style:style>
    <style:style style:name="P13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d4dc8" fo:background-color="#ffffff" style:font-size-asian="10.5pt" style:font-size-complex="10.5pt"/>
    </style:style>
    <style:style style:name="P134" style:family="paragraph" style:parent-style-name="Standard">
      <style:paragraph-properties fo:margin-left="0in" fo:margin-right="0in" fo:margin-top="0.1173in" fo:margin-bottom="0.1173in" style:contextual-spacing="false" fo:orphans="2" fo:widows="2" fo:text-indent="0in" style:auto-text-indent="false"/>
      <style:text-properties officeooo:rsid="0017f146" officeooo:paragraph-rsid="0017f146"/>
    </style:style>
    <style:style style:name="P135" style:family="paragraph" style:parent-style-name="Standard">
      <style:paragraph-properties fo:margin-left="0in" fo:margin-right="0in" fo:margin-top="0.1173in" fo:margin-bottom="0.1173in" style:contextual-spacing="false" fo:orphans="2" fo:widows="2" fo:text-indent="0in" style:auto-text-indent="false"/>
      <style:text-properties officeooo:rsid="002efefa" officeooo:paragraph-rsid="002efefa"/>
    </style:style>
    <style:style style:name="P136" style:family="paragraph" style:parent-style-name="Standard">
      <style:paragraph-properties fo:margin-left="0in" fo:margin-right="0in" fo:margin-top="0.1173in" fo:margin-bottom="0.1173in" style:contextual-spacing="false" fo:orphans="2" fo:widows="2" fo:text-indent="0in" style:auto-text-indent="false"/>
      <style:text-properties officeooo:rsid="0031c89c" officeooo:paragraph-rsid="0031c89c"/>
    </style:style>
    <style:style style:name="P137" style:family="paragraph" style:parent-style-name="Standard">
      <style:paragraph-properties fo:margin-left="0in" fo:margin-right="0in" fo:margin-top="0.1173in" fo:margin-bottom="0.1173in" style:contextual-spacing="false" fo:orphans="2" fo:widows="2" fo:text-indent="0in" style:auto-text-indent="false"/>
      <style:text-properties officeooo:rsid="00347185" officeooo:paragraph-rsid="00347185"/>
    </style:style>
    <style:style style:name="P138" style:family="paragraph" style:parent-style-name="Standard">
      <style:paragraph-properties fo:margin-left="0in" fo:margin-right="0in" fo:margin-top="0.1173in" fo:margin-bottom="0.1173in" style:contextual-spacing="false" fo:orphans="2" fo:widows="2" fo:text-indent="0in" style:auto-text-indent="false"/>
      <style:text-properties fo:font-size="20pt" fo:font-style="normal" officeooo:paragraph-rsid="004ffe74" style:font-size-asian="20pt" style:font-style-asian="normal" style:font-size-complex="20pt" style:font-style-complex="normal"/>
    </style:style>
    <style:style style:name="P13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weight="normal" officeooo:paragraph-rsid="00df8ee5"/>
    </style:style>
    <style:style style:name="P14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0dda351"/>
    </style:style>
    <style:style style:name="P14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4bd469"/>
    </style:style>
    <style:style style:name="P14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5cba1c"/>
    </style:style>
    <style:style style:name="P14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style="italic" officeooo:rsid="00df8ee5" officeooo:paragraph-rsid="00df8ee5" style:font-style-asian="italic" style:font-style-complex="italic"/>
    </style:style>
    <style:style style:name="P14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rsid="0156b5b5" officeooo:paragraph-rsid="0156b5b5"/>
    </style:style>
    <style:style style:name="P145" style:family="paragraph" style:parent-style-name="Heading_20_1">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size-asian="12pt" style:font-style-asian="normal" style:font-weight-asian="normal" style:font-size-complex="12pt" style:font-style-complex="normal" style:font-weight-complex="normal"/>
    </style:style>
    <style:style style:name="P146"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47" style:family="paragraph" style:parent-style-name="Text_20_body">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48"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f03d1c" fo:background-color="#ffffff" style:font-size-asian="12pt" style:font-style-asian="normal" style:font-size-complex="12pt" style:font-style-complex="normal"/>
    </style:style>
    <style:style style:name="P14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a728d2" fo:background-color="#ffffff" style:font-size-asian="12pt" style:font-style-asian="normal" style:font-size-complex="12pt" style:font-style-complex="normal"/>
    </style:style>
    <style:style style:name="P15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5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9b8c3" fo:background-color="#ffffff" style:font-size-asian="12pt" style:font-style-asian="normal" style:font-weight-asian="normal" style:font-size-complex="12pt" style:font-style-complex="normal" style:font-weight-complex="normal"/>
    </style:style>
    <style:style style:name="P15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5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b73067" fo:background-color="#ffffff" style:font-size-asian="12pt" style:font-style-asian="normal" style:font-weight-asian="normal" style:font-size-complex="12pt" style:font-style-complex="normal" style:font-weight-complex="normal"/>
    </style:style>
    <style:style style:name="P15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cefb72" officeooo:paragraph-rsid="00c164a9" fo:background-color="#ffffff" style:font-size-asian="12pt" style:font-style-asian="normal" style:font-weight-asian="normal" style:font-size-complex="12pt" style:font-style-complex="normal" style:font-weight-complex="normal"/>
    </style:style>
    <style:style style:name="P15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222c8" officeooo:paragraph-rsid="00d222c8" fo:background-color="#ffffff" style:font-size-asian="12pt" style:font-style-asian="normal" style:font-weight-asian="normal" style:font-size-complex="12pt" style:font-style-complex="normal" style:font-weight-complex="normal"/>
    </style:style>
    <style:style style:name="P15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cefb72" officeooo:paragraph-rsid="00d002bd" fo:background-color="#ffffff" style:font-size-asian="12pt" style:font-style-asian="normal" style:font-weight-asian="bold" style:font-size-complex="12pt" style:font-style-complex="normal" style:font-weight-complex="bold"/>
    </style:style>
    <style:style style:name="P15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d002bd" officeooo:paragraph-rsid="00d002bd" fo:background-color="#ffffff" style:font-size-asian="12pt" style:font-style-asian="normal" style:font-weight-asian="bold" style:font-size-complex="12pt" style:font-style-complex="normal" style:font-weight-complex="bold"/>
    </style:style>
    <style:style style:name="P15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0d3d194" officeooo:paragraph-rsid="00d3d194" fo:background-color="#ffffff" style:font-size-asian="12pt" style:font-style-asian="italic" style:font-weight-asian="bold" style:font-size-complex="12pt" style:font-style-complex="italic" style:font-weight-complex="bold"/>
    </style:style>
    <style:style style:name="P15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d002bd" officeooo:paragraph-rsid="00d002bd" fo:background-color="#ffffff"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solid" style:text-underline-width="auto" style:text-underline-color="font-color" fo:font-weight="bold" officeooo:rsid="00cefb72" officeooo:paragraph-rsid="00d002bd" fo:background-color="#ffffff"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italic" style:text-underline-style="solid" style:text-underline-width="auto" style:text-underline-color="font-color" fo:font-weight="bold" officeooo:rsid="00d3d194" officeooo:paragraph-rsid="00d3d194" fo:background-color="#ffffff" style:font-size-asian="14pt" style:font-style-asian="italic" style:font-weight-asian="bold" style:font-size-complex="14pt" style:font-style-complex="italic" style:font-weight-complex="bold"/>
    </style:style>
    <style:style style:name="P16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16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84ede1" officeooo:paragraph-rsid="00b73067" fo:background-color="#ffffff" style:font-size-asian="10pt" style:font-style-asian="normal" style:font-weight-asian="normal" style:font-size-complex="10pt" style:font-style-complex="normal" style:font-weight-complex="normal"/>
    </style:style>
    <style:style style:name="P16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164a9" officeooo:paragraph-rsid="00c164a9" fo:background-color="#ffffff" style:font-size-asian="10pt" style:font-style-asian="normal" style:font-weight-asian="normal" style:font-size-complex="10pt" style:font-style-complex="normal" style:font-weight-complex="normal"/>
    </style:style>
    <style:style style:name="P16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6494f" officeooo:paragraph-rsid="00c6494f" fo:background-color="#ffffff" style:font-size-asian="10pt" style:font-style-asian="normal" style:font-weight-asian="normal" style:font-size-complex="10pt" style:font-style-complex="normal" style:font-weight-complex="normal"/>
    </style:style>
    <style:style style:name="P16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16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002bd" officeooo:paragraph-rsid="00d002bd" fo:background-color="#ffffff" style:font-size-asian="10pt" style:font-style-asian="normal" style:font-weight-asian="bold" style:font-size-complex="10pt" style:font-style-complex="normal" style:font-weight-complex="bold"/>
    </style:style>
    <style:style style:name="P16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3d194" officeooo:paragraph-rsid="00d3d194" fo:background-color="#ffffff" style:font-size-asian="10pt" style:font-style-asian="normal" style:font-weight-asian="bold" style:font-size-complex="10pt" style:font-style-complex="normal" style:font-weight-complex="bold"/>
    </style:style>
    <style:style style:name="P16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0c164a9" officeooo:paragraph-rsid="00c164a9" fo:background-color="#ffffff" style:font-size-asian="14pt" style:font-style-asian="normal" style:font-weight-asian="bold" style:font-size-complex="14pt" style:font-style-complex="normal" style:font-weight-complex="bold"/>
    </style:style>
    <style:style style:name="P17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6494f" officeooo:paragraph-rsid="00c6494f" fo:background-color="#ffffff" style:font-size-asian="12pt" style:font-style-asian="normal" style:font-weight-asian="normal" style:font-size-complex="12pt" style:font-style-complex="normal" style:font-weight-complex="normal"/>
    </style:style>
    <style:style style:name="P17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901f1" officeooo:paragraph-rsid="00c164a9" fo:background-color="#ffffff" style:font-size-asian="12pt" style:font-style-asian="normal" style:font-weight-asian="normal" style:font-size-complex="12pt" style:font-style-complex="normal" style:font-weight-complex="normal"/>
    </style:style>
    <style:style style:name="P17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c602b" fo:background-color="#ffffff" style:font-size-asian="12pt" style:font-style-asian="normal" style:font-weight-asian="normal" style:font-size-complex="12pt" style:font-style-complex="normal" style:font-weight-complex="normal"/>
    </style:style>
    <style:style style:name="P17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17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b73067" fo:background-color="#ffffff" style:font-size-asian="12pt" style:font-style-asian="normal" style:font-size-complex="12pt" style:font-style-complex="normal"/>
    </style:style>
    <style:style style:name="P175" style:family="paragraph" style:parent-style-name="Standard">
      <style:paragraph-properties fo:margin-left="0in" fo:margin-right="0in" fo:margin-top="0.0598in" fo:margin-bottom="0.0598in" style:contextual-spacing="false" fo:orphans="2" fo:widows="2" fo:text-indent="0in" style:auto-text-indent="false"/>
      <style:text-properties officeooo:paragraph-rsid="00c901f1"/>
    </style:style>
    <style:style style:name="P176" style:family="paragraph" style:parent-style-name="Standard">
      <style:paragraph-properties fo:margin-left="0in" fo:margin-right="0in" fo:margin-top="0.0598in" fo:margin-bottom="0.0598in" style:contextual-spacing="false" fo:orphans="2" fo:widows="2" fo:text-indent="0in" style:auto-text-indent="false"/>
      <style:text-properties fo:color="#000000" loext:opacity="100%" style:font-name="Menlo" fo:font-size="10pt" fo:font-weight="normal" officeooo:paragraph-rsid="011c602b" fo:background-color="#ffffff" style:font-size-asian="10pt" style:font-size-complex="10pt"/>
    </style:style>
    <style:style style:name="P177" style:family="paragraph" style:parent-style-name="List_20_Contents">
      <style:paragraph-properties fo:margin-left="0in" fo:margin-right="0in" fo:margin-top="0.0598in" fo:margin-bottom="0.0598in" style:contextual-spacing="false" fo:orphans="2" fo:widows="2" fo:text-indent="0in" style:auto-text-indent="false"/>
      <style:text-properties officeooo:paragraph-rsid="00cab776"/>
    </style:style>
    <style:style style:name="P178" style:family="paragraph" style:parent-style-name="Standard">
      <style:paragraph-properties fo:margin-left="0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9945a6" fo:background-color="#ffffff" style:font-size-asian="10.5pt" style:font-style-asian="normal" style:font-weight-asian="normal" style:font-size-complex="12pt" style:font-style-complex="normal" style:font-weight-complex="normal"/>
    </style:style>
    <style:style style:name="P179"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b04ff" officeooo:paragraph-rsid="00ab04ff" fo:background-color="#ffffff" style:font-size-asian="10.5pt" style:font-size-complex="12pt"/>
    </style:style>
    <style:style style:name="P180"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c38f9" officeooo:paragraph-rsid="00ac38f9" fo:background-color="#ffffff" style:font-size-asian="12pt" style:font-size-complex="12pt"/>
    </style:style>
    <style:style style:name="P181"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38f9" officeooo:paragraph-rsid="00ac38f9" fo:background-color="#ffffff" style:font-size-asian="10pt" style:font-size-complex="10pt"/>
    </style:style>
    <style:style style:name="P182"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5082" officeooo:paragraph-rsid="00ac5082" fo:background-color="#ffffff" style:font-size-asian="10pt" style:font-size-complex="10pt"/>
    </style:style>
    <style:style style:name="P183" style:family="paragraph" style:parent-style-name="Standard">
      <style:paragraph-properties fo:margin-left="0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184" style:family="paragraph" style:parent-style-name="List_20_Heading">
      <style:paragraph-properties fo:margin-left="0in" fo:margin-right="0in" fo:margin-top="0in" fo:margin-bottom="0in" style:contextual-spacing="false" fo:orphans="2" fo:widows="2" fo:text-indent="0in" style:auto-text-indent="false" fo:padding="0in" fo:border="none"/>
      <style:text-properties officeooo:paragraph-rsid="00cab776"/>
    </style:style>
    <style:style style:name="P18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18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44ba0c"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18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4e68d" fo:background-color="#ffffff" style:font-size-asian="12pt" style:font-style-asian="normal" style:font-weight-asian="normal" style:font-size-complex="12pt" style:font-style-complex="normal" style:font-weight-complex="normal"/>
    </style:style>
    <style:style style:name="P188" style:family="paragraph" style:parent-style-name="Heading_20_1">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189"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3a3a3a" loext:opacity="100%" style:font-name="Roboto" fo:font-size="12pt" fo:letter-spacing="normal" fo:font-style="normal" fo:font-weight="bold" officeooo:paragraph-rsid="013bf976"/>
    </style:style>
    <style:style style:name="P190"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7529" fo:background-color="#ffffff" style:font-size-asian="12pt" style:font-style-asian="normal" style:font-weight-asian="bold" style:font-size-complex="12pt" style:font-style-complex="normal" style:font-weight-complex="bold"/>
    </style:style>
    <style:style style:name="P191"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f976" fo:background-color="#ffffff" style:font-size-asian="12pt" style:font-style-asian="normal" style:font-weight-asian="bold" style:font-size-complex="12pt" style:font-style-complex="normal" style:font-weight-complex="bold"/>
    </style:style>
    <style:style style:name="P192"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c12ec" officeooo:paragraph-rsid="013c12ec" fo:background-color="#ffffff" style:font-size-asian="12pt" style:font-style-asian="normal" style:font-weight-asian="bold" style:font-size-complex="12pt" style:font-style-complex="normal" style:font-weight-complex="bold"/>
    </style:style>
    <style:style style:name="P193" style:family="paragraph" style:parent-style-name="Standard">
      <style:paragraph-properties style:line-height-at-least="0.1409in"/>
      <style:text-properties fo:color="#000000" loext:opacity="100%" style:font-name="Menlo" fo:font-size="10pt" fo:font-weight="normal" fo:background-color="#ffffff" style:font-size-asian="10pt" style:font-size-complex="10pt"/>
    </style:style>
    <style:style style:name="P194" style:family="paragraph" style:parent-style-name="Standard">
      <style:paragraph-properties style:line-height-at-least="0.1409in"/>
      <style:text-properties fo:color="#000000" loext:opacity="100%" style:font-name="Menlo" fo:font-size="10pt" fo:font-weight="normal" officeooo:paragraph-rsid="00d63033" fo:background-color="#ffffff" style:font-size-asian="10pt" style:font-size-complex="10pt"/>
    </style:style>
    <style:style style:name="P195" style:family="paragraph" style:parent-style-name="Standard">
      <style:paragraph-properties style:line-height-at-least="0.0201in"/>
      <style:text-properties fo:color="#000000" loext:opacity="100%" style:font-name="Menlo" fo:font-size="10pt" fo:font-weight="normal" fo:background-color="#ffffff" style:font-size-asian="10pt" style:font-size-complex="10pt"/>
    </style:style>
    <style:style style:name="P196" style:family="paragraph" style:parent-style-name="Standard">
      <style:paragraph-properties style:line-height-at-least="0.1409in"/>
      <style:text-properties fo:color="#000000" loext:opacity="100%" style:font-name="Menlo" fo:font-size="10pt" fo:font-weight="normal" officeooo:rsid="01214a00" fo:background-color="#ffffff" style:font-size-asian="10pt" style:font-size-complex="10pt"/>
    </style:style>
    <style:style style:name="P197" style:family="paragraph" style:parent-style-name="Standard">
      <style:paragraph-properties style:line-height-at-least="0.1409in"/>
      <style:text-properties fo:color="#000000" loext:opacity="100%" style:font-name="Menlo" fo:font-size="10pt" style:text-underline-style="none" fo:font-weight="normal" officeooo:paragraph-rsid="012bd0d6" fo:background-color="#ffffff" style:font-size-asian="10pt" style:font-size-complex="10pt"/>
    </style:style>
    <style:style style:name="P198" style:family="paragraph" style:parent-style-name="Standard">
      <style:paragraph-properties style:line-height-at-least="0.1409in"/>
      <style:text-properties fo:color="#000000" loext:opacity="100%" style:font-name="Menlo" fo:font-size="11pt" fo:font-weight="normal" fo:background-color="#ffffff" style:font-size-asian="11pt" style:font-size-complex="11pt"/>
    </style:style>
    <style:style style:name="P199" style:family="paragraph" style:parent-style-name="Standard">
      <style:paragraph-properties style:line-height-at-least="0.1409in"/>
      <style:text-properties fo:color="#000000" loext:opacity="100%" style:font-name="Menlo" fo:font-size="10.5pt" fo:font-weight="normal" fo:background-color="#ffffff" style:font-size-asian="10.5pt" style:font-size-complex="10.5pt"/>
    </style:style>
    <style:style style:name="P200" style:family="paragraph" style:parent-style-name="Standard">
      <style:paragraph-properties style:line-height-at-least="0.1409in"/>
      <style:text-properties fo:color="#000000" loext:opacity="100%" style:font-name="Menlo" fo:font-size="10.5pt" fo:font-weight="normal" officeooo:paragraph-rsid="014b49ac" fo:background-color="#ffffff" style:font-size-asian="10.5pt" style:font-size-complex="10.5pt"/>
    </style:style>
    <style:style style:name="P201" style:family="paragraph" style:parent-style-name="Standard">
      <style:paragraph-properties style:line-height-at-least="0.1409in"/>
      <style:text-properties fo:color="#000000" loext:opacity="100%" style:font-name="Menlo" fo:font-size="10.5pt" fo:font-weight="normal" officeooo:paragraph-rsid="014d4dc8" fo:background-color="#ffffff" style:font-size-asian="10.5pt" style:font-size-complex="10.5pt"/>
    </style:style>
    <style:style style:name="P202" style:family="paragraph" style:parent-style-name="Standard">
      <style:paragraph-properties style:line-height-at-least="0.1409in"/>
      <style:text-properties fo:color="#000000" loext:opacity="100%" fo:font-size="10pt" fo:background-color="#ffffff" style:font-size-asian="10pt" style:font-size-complex="10pt"/>
    </style:style>
    <style:style style:name="P203" style:family="paragraph" style:parent-style-name="Standard">
      <style:paragraph-properties style:line-height-at-least="0.1409in"/>
      <style:text-properties fo:color="#000000" loext:opacity="100%" style:font-name="Verdana" fo:font-size="12pt" fo:font-weight="normal" officeooo:rsid="01214a00" officeooo:paragraph-rsid="01214a00"/>
    </style:style>
    <style:style style:name="P204" style:family="paragraph" style:parent-style-name="Standard">
      <style:paragraph-properties style:line-height-at-least="0.1409in"/>
      <style:text-properties fo:color="#000000" loext:opacity="100%" fo:font-size="10.5pt" fo:background-color="#ffffff" style:font-size-asian="10.5pt" style:font-size-complex="10.5pt"/>
    </style:style>
    <style:style style:name="P205" style:family="paragraph" style:parent-style-name="Standard">
      <style:paragraph-properties style:line-height-at-least="0.1409in"/>
      <style:text-properties fo:color="#000000" loext:opacity="100%" fo:font-size="10.5pt" officeooo:paragraph-rsid="014b49ac" fo:background-color="#ffffff" style:font-size-asian="10.5pt" style:font-size-complex="10.5pt"/>
    </style:style>
    <style:style style:name="P206" style:family="paragraph" style:parent-style-name="Standard">
      <style:paragraph-properties style:line-height-at-least="0.1409in"/>
      <style:text-properties fo:color="#000000" loext:opacity="100%" fo:font-size="10.5pt" officeooo:paragraph-rsid="014d4dc8" fo:background-color="#ffffff" style:font-size-asian="10.5pt" style:font-size-complex="10.5pt"/>
    </style:style>
    <style:style style:name="P207" style:family="paragraph" style:parent-style-name="Standard">
      <style:paragraph-properties style:line-height-at-least="0.1409in"/>
      <style:text-properties fo:color="#d4d4d4" loext:opacity="100%" style:font-name="Menlo" fo:font-size="6.75pt" fo:font-weight="normal" fo:background-color="#1e1e1e"/>
    </style:style>
    <style:style style:name="P208" style:family="paragraph" style:parent-style-name="Standard">
      <style:paragraph-properties style:line-height-at-least="0.1409in"/>
      <style:text-properties fo:color="#d4d4d4" loext:opacity="100%" style:font-name="Menlo" fo:font-size="12pt" fo:font-weight="normal" officeooo:paragraph-rsid="00d63033" fo:background-color="#1e1e1e" style:font-size-asian="12pt" style:font-size-complex="12pt"/>
    </style:style>
    <style:style style:name="P209"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002bd" fo:background-color="#ffffff" style:font-size-asian="12pt" style:font-style-asian="normal" style:font-weight-asian="bold" style:font-size-complex="12pt" style:font-style-complex="normal" style:font-weight-complex="bold"/>
    </style:style>
    <style:style style:name="P210"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7ebbb" officeooo:paragraph-rsid="00d7ebbb" fo:background-color="#ffffff" style:font-size-asian="12pt" style:font-style-asian="normal" style:font-weight-asian="bold" style:font-size-complex="12pt" style:font-style-complex="normal" style:font-weight-complex="bold"/>
    </style:style>
    <style:style style:name="P211"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normal" officeooo:rsid="00d3d194" officeooo:paragraph-rsid="00d63033" fo:background-color="#ffffff" style:font-size-asian="12pt" style:font-style-asian="normal" style:font-weight-asian="normal" style:font-size-complex="12pt" style:font-style-complex="normal" style:font-weight-complex="normal"/>
    </style:style>
    <style:style style:name="P212"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5e37" fo:background-color="#ffffff" style:font-name-asian="SimSun" style:font-size-asian="12pt" style:font-style-asian="normal" style:font-weight-asian="normal" style:font-name-complex="Lucida Sans" style:font-size-complex="12pt" style:font-style-complex="normal" style:font-weight-complex="normal"/>
    </style:style>
    <style:style style:name="P213"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85733" fo:background-color="#ffffff" style:font-name-asian="SimSun" style:font-size-asian="12pt" style:font-style-asian="normal" style:font-weight-asian="normal" style:font-name-complex="Lucida Sans" style:font-size-complex="12pt" style:font-style-complex="normal" style:font-weight-complex="normal"/>
    </style:style>
    <style:style style:name="P214"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2f7ef2" fo:background-color="#ffffff" style:font-size-asian="12pt" style:font-style-asian="normal" style:font-weight-asian="bold" style:font-size-complex="12pt" style:font-style-complex="normal" style:font-weight-complex="bold"/>
    </style:style>
    <style:style style:name="P215"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bold" style:font-size-complex="12pt" style:font-style-complex="normal" style:font-weight-complex="bold"/>
    </style:style>
    <style:style style:name="P216"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bold" officeooo:rsid="01195b1a" officeooo:paragraph-rsid="01145e37" fo:background-color="#ffffff" style:font-name-asian="SimSun" style:font-size-asian="12pt" style:font-style-asian="normal" style:font-weight-asian="bold" style:font-name-complex="Lucida Sans" style:font-size-complex="12pt" style:font-style-complex="normal" style:font-weight-complex="bold"/>
    </style:style>
    <style:style style:name="P21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326b6" fo:background-color="#ffffff" style:font-size-asian="12pt" style:font-size-complex="12pt"/>
    </style:style>
    <style:style style:name="P218"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14a00" fo:background-color="#ffffff" style:font-size-asian="12pt" style:font-size-complex="12pt"/>
    </style:style>
    <style:style style:name="P219"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fo:background-color="#ffffff" style:font-size-asian="12pt" style:font-size-complex="12pt"/>
    </style:style>
    <style:style style:name="P220"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cc6c" officeooo:paragraph-rsid="01214a00" fo:background-color="#ffffff" style:font-size-asian="12pt" style:font-size-complex="12pt"/>
    </style:style>
    <style:style style:name="P221"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4e3e9" officeooo:paragraph-rsid="0124e3e9" fo:background-color="#ffffff" style:font-size-asian="12pt" style:font-size-complex="12pt"/>
    </style:style>
    <style:style style:name="P222"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75be" officeooo:paragraph-rsid="01214a00" fo:background-color="#ffffff" style:font-size-asian="12pt" style:font-size-complex="12pt"/>
    </style:style>
    <style:style style:name="P223"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00b00" officeooo:paragraph-rsid="01200b00" fo:background-color="#ffffff" style:font-size-asian="12pt" style:font-size-complex="12pt"/>
    </style:style>
    <style:style style:name="P224"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6b313" fo:background-color="#ffffff" style:font-size-asian="12pt" style:font-size-complex="12pt"/>
    </style:style>
    <style:style style:name="P225"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9e87f" fo:background-color="#ffffff" style:font-size-asian="12pt" style:font-size-complex="12pt"/>
    </style:style>
    <style:style style:name="P226"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312a80" fo:background-color="#ffffff" style:font-size-asian="12pt" style:font-size-complex="12pt"/>
    </style:style>
    <style:style style:name="P22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style:style>
    <style:style style:name="P228"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bold" officeooo:rsid="0126b313" officeooo:paragraph-rsid="0126b313" fo:background-color="#ffffff" style:font-size-asian="12pt" style:font-weight-asian="bold" style:font-size-complex="12pt" style:font-weight-complex="bold"/>
    </style:style>
    <style:style style:name="P229"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2cc6c" officeooo:paragraph-rsid="01214a00" fo:background-color="#ffffff" style:font-size-asian="10pt" style:font-size-complex="10pt"/>
    </style:style>
    <style:style style:name="P230"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6b313" officeooo:paragraph-rsid="0126b313" fo:background-color="#ffffff" style:font-size-asian="10pt" style:font-size-complex="10pt"/>
    </style:style>
    <style:style style:name="P231"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d7ebbb" officeooo:paragraph-rsid="00d7ebbb" fo:background-color="#ffffff" style:font-size-asian="10pt" style:font-style-asian="normal" style:font-weight-asian="bold" style:font-size-complex="10pt" style:font-style-complex="normal" style:font-weight-complex="bold"/>
    </style:style>
    <style:style style:name="P232"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233"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2cc6c" officeooo:paragraph-rsid="01214a00" fo:background-color="#ffffff" style:font-size-asian="10pt" style:font-size-complex="10pt"/>
    </style:style>
    <style:style style:name="P234"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6b313" officeooo:paragraph-rsid="0126b313" fo:background-color="#ffffff" style:font-size-asian="10pt" style:font-size-complex="10pt"/>
    </style:style>
    <style:style style:name="P235" style:family="paragraph" style:parent-style-name="Standard">
      <style:paragraph-properties style:line-height-at-least="0.1409in"/>
      <style:text-properties fo:font-variant="normal" fo:text-transform="none" fo:color="#e16173" loext:opacity="100%" style:font-name="Verdana" fo:font-size="12pt" fo:letter-spacing="normal" fo:font-style="normal" fo:font-weight="normal" officeooo:rsid="01200b00" officeooo:paragraph-rsid="01200b00" fo:background-color="#ffffff" style:font-size-asian="12pt" style:font-size-complex="12pt"/>
    </style:style>
    <style:style style:name="P236" style:family="paragraph" style:parent-style-name="Standard">
      <style:paragraph-properties style:line-height-at-least="0.1409in"/>
      <style:text-properties fo:color="#ff0000" loext:opacity="100%" style:font-name="Menlo" fo:font-size="10pt" fo:font-weight="normal" fo:background-color="#ffffff" style:font-size-asian="10pt" style:font-size-complex="10pt"/>
    </style:style>
    <style:style style:name="P237" style:family="paragraph" style:parent-style-name="Standard">
      <style:paragraph-properties style:line-height-at-least="0.1409in"/>
      <style:text-properties fo:color="#ff0000" loext:opacity="100%" style:font-name="Menlo" fo:font-size="10pt" style:text-underline-style="none" fo:font-weight="bold" fo:background-color="#ffffff" style:font-size-asian="10pt" style:font-weight-asian="bold" style:font-size-complex="10pt" style:font-weight-complex="bold"/>
    </style:style>
    <style:style style:name="P238" style:family="paragraph" style:parent-style-name="Standard">
      <style:paragraph-properties style:line-height-at-least="0.1409in"/>
      <style:text-properties fo:color="#ff0000" loext:opacity="100%" fo:font-size="10pt" fo:background-color="#ffffff" style:font-size-asian="10pt" style:font-size-complex="10pt"/>
    </style:style>
    <style:style style:name="P239" style:family="paragraph" style:parent-style-name="Standard">
      <style:paragraph-properties style:line-height-at-least="0.1409in"/>
      <style:text-properties fo:color="#b47804" loext:opacity="100%" style:font-name="Menlo" fo:font-size="10.5pt" fo:font-weight="bold" fo:background-color="#ffffff" style:font-size-asian="10.5pt" style:font-weight-asian="bold" style:font-size-complex="10.5pt" style:font-weight-complex="bold"/>
    </style:style>
    <style:style style:name="P240" style:family="paragraph" style:parent-style-name="Standard">
      <style:paragraph-properties style:line-height-at-least="0.1409in"/>
      <style:text-properties fo:color="#b47804" loext:opacity="100%" style:font-name="Menlo" fo:font-size="10.5pt" fo:font-weight="bold" officeooo:paragraph-rsid="014b49ac" fo:background-color="#ffffff" style:font-size-asian="10.5pt" style:font-weight-asian="bold" style:font-size-complex="10.5pt" style:font-weight-complex="bold"/>
    </style:style>
    <style:style style:name="P241" style:family="paragraph" style:parent-style-name="Standard">
      <style:paragraph-properties style:line-height-at-least="0.1409in"/>
      <style:text-properties fo:color="#b47804" loext:opacity="100%" style:font-name="Menlo" fo:font-size="10.5pt" fo:font-weight="bold" officeooo:paragraph-rsid="014d4dc8" fo:background-color="#ffffff" style:font-size-asian="10.5pt" style:font-weight-asian="bold" style:font-size-complex="10.5pt" style:font-weight-complex="bold"/>
    </style:style>
    <style:style style:name="P242"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weight-asian="normal" style:font-size-complex="12pt" style:font-style-complex="normal" style:font-weight-complex="normal"/>
    </style:style>
    <style:style style:name="P243"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size-complex="12pt" style:font-style-complex="normal"/>
    </style:style>
    <style:style style:name="P244" style:family="paragraph" style:parent-style-name="Standard">
      <style:paragraph-properties fo:margin-left="0.4925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a55048" officeooo:paragraph-rsid="00a55048" fo:background-color="#ffffff" style:font-size-asian="10pt" style:font-style-asian="normal" style:font-weight-asian="normal" style:font-size-complex="10pt" style:font-style-complex="normal" style:font-weight-complex="normal"/>
    </style:style>
    <style:style style:name="P245"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fo:background-color="#ffffff" style:font-size-asian="10pt" style:font-size-complex="10pt"/>
    </style:style>
    <style:style style:name="P246"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officeooo:paragraph-rsid="00ac38f9" fo:background-color="#ffffff" style:font-size-asian="10pt" style:font-size-complex="10pt"/>
    </style:style>
    <style:style style:name="P247" style:family="paragraph" style:parent-style-name="Standard">
      <style:paragraph-properties fo:margin-left="0.4925in" fo:margin-right="0in" style:line-height-at-least="0.1409in" fo:text-indent="0in" style:auto-text-indent="false"/>
      <style:text-properties fo:color="#000000" loext:opacity="100%" style:font-name="Menlo" fo:font-size="12pt" fo:font-weight="normal" fo:background-color="#ffffff" style:font-size-asian="10.5pt" style:font-size-complex="12pt"/>
    </style:style>
    <style:style style:name="P248"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fo:background-color="#ffffff" style:font-size-asian="10.5pt" style:font-size-complex="10.5pt"/>
    </style:style>
    <style:style style:name="P249"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b49ac" fo:background-color="#ffffff" style:font-size-asian="10.5pt" style:font-size-complex="10.5pt"/>
    </style:style>
    <style:style style:name="P250"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251" style:family="paragraph" style:parent-style-name="Standard">
      <style:paragraph-properties fo:margin-left="0.4925in" fo:margin-right="0in" style:line-height-at-least="0.1409in" fo:text-indent="0in" style:auto-text-indent="false"/>
      <style:text-properties fo:color="#000000"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252" style:family="paragraph" style:parent-style-name="Standard">
      <style:paragraph-properties fo:margin-left="0.4925in" fo:margin-right="0in" style:line-height-at-least="0.1409in" fo:text-indent="0in" style:auto-text-indent="false"/>
      <style:text-properties fo:color="#000000" loext:opacity="100%" fo:font-size="10pt" fo:background-color="#ffffff" style:font-size-asian="10pt" style:font-size-complex="10pt"/>
    </style:style>
    <style:style style:name="P253" style:family="paragraph" style:parent-style-name="Standard">
      <style:paragraph-properties fo:margin-left="0.4925in" fo:margin-right="0in" style:line-height-at-least="0.1409in" fo:text-indent="0in" style:auto-text-indent="false"/>
      <style:text-properties fo:color="#ff0000" loext:opacity="100%" style:font-name="Menlo" fo:font-size="10pt" fo:font-weight="normal" fo:background-color="#ffffff" style:font-size-asian="10pt" style:font-size-complex="10pt"/>
    </style:style>
    <style:style style:name="P254"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fo:background-color="#ffffff" style:font-size-asian="10.5pt" style:font-size-complex="10.5pt"/>
    </style:style>
    <style:style style:name="P255"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officeooo:paragraph-rsid="014d4dc8" fo:background-color="#ffffff" style:font-size-asian="10.5pt" style:font-size-complex="10.5pt"/>
    </style:style>
    <style:style style:name="P256" style:family="paragraph" style:parent-style-name="Standard">
      <style:paragraph-properties fo:margin-left="0.4925in" fo:margin-right="0in" style:line-height-at-least="0.1409in" fo:text-indent="0in" style:auto-text-indent="false"/>
      <style:text-properties fo:color="#158466"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257" style:family="paragraph" style:parent-style-name="Standard">
      <style:paragraph-properties fo:margin-left="0.4925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258" style:family="paragraph" style:parent-style-name="Standard">
      <style:paragraph-properties fo:margin-left="0.9846in" fo:margin-right="0in" fo:margin-top="0.1173in" fo:margin-bottom="0.1173in" style:contextual-spacing="false" fo:text-align="start" style:justify-single-word="false" fo:orphans="2" fo:widows="2" fo:text-indent="0in" style:auto-text-indent="false"/>
      <style:text-properties fo:font-variant="normal" fo:text-transform="none" fo:color="#000000" loext:opacity="100%" style:font-name="Menlo" fo:font-size="10pt" fo:letter-spacing="normal" fo:language="en" fo:country="US" fo:font-style="normal" fo:font-weight="normal" officeooo:rsid="00546940" officeooo:paragraph-rsid="00546940" fo:background-color="#ffffff" style:font-size-asian="10pt" style:font-style-asian="normal" style:font-size-complex="10pt" style:font-style-complex="normal"/>
    </style:style>
    <style:style style:name="P259" style:family="paragraph" style:parent-style-name="Standard">
      <style:paragraph-properties fo:margin-left="0.9846in" fo:margin-right="0in" style:line-height-at-least="0.1409in" fo:text-align="start" style:justify-single-word="false" fo:text-indent="0in" style:auto-text-indent="false"/>
      <style:text-properties fo:color="#000000" loext:opacity="100%" style:font-name="Menlo" fo:font-size="10pt" fo:font-weight="normal" officeooo:paragraph-rsid="00546940" fo:background-color="#ffffff" style:font-size-asian="10pt" style:font-size-complex="10pt"/>
    </style:style>
    <style:style style:name="P260" style:family="paragraph" style:parent-style-name="Table_20_Contents">
      <style:text-properties style:font-name="sans-serif" fo:font-size="12pt" officeooo:rsid="00fb04db" officeooo:paragraph-rsid="00fb04d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261" style:family="paragraph" style:parent-style-name="Table_20_Contents">
      <style:text-properties style:font-name="sans-serif" fo:font-size="12pt"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262" style:family="paragraph" style:parent-style-name="Table_20_Contents">
      <style:text-properties style:font-name="sans-serif" fo:font-size="12pt"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263" style:family="paragraph" style:parent-style-name="Table_20_Contents">
      <style:text-properties style:font-name="sans-serif" fo:font-size="12pt" officeooo:rsid="00fb04db" officeooo:paragraph-rsid="00fb04d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264" style:family="paragraph" style:parent-style-name="Table_20_Contents">
      <style:text-properties style:font-name="sans-serif" fo:font-size="12pt" officeooo:rsid="00fc8c0b" officeooo:paragraph-rsid="00fc8c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265" style:family="paragraph" style:parent-style-name="Table_20_Contents">
      <style:text-properties style:font-name="sans-serif" fo:font-size="12pt" officeooo:rsid="00ffd30b" officeooo:paragraph-rsid="00ffd3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266" style:family="paragraph" style:parent-style-name="Table_20_Contents">
      <style:text-properties style:font-name="sans-serif" fo:font-size="12pt" officeooo:rsid="0100f740" officeooo:paragraph-rsid="0100f740"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267" style:family="paragraph" style:parent-style-name="Table_20_Contents">
      <style:text-properties style:font-name="sans-serif" fo:font-size="12pt" fo:font-weight="bold"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268"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269"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270" style:family="paragraph" style:parent-style-name="Header">
      <style:text-properties officeooo:paragraph-rsid="017a2320"/>
    </style:style>
    <style:style style:name="P27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4e68d" officeooo:paragraph-rsid="0134e68d" fo:background-color="#ffffff" style:font-size-asian="12pt" style:font-style-asian="normal" style:font-weight-asian="normal" style:font-size-complex="12pt" style:font-style-complex="normal" style:font-weight-complex="normal"/>
    </style:style>
    <style:style style:name="P27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ed1fb" officeooo:paragraph-rsid="015ed1fb" fo:background-color="#ffffff" style:font-size-asian="12pt" style:font-style-asian="normal" style:font-weight-asian="normal" style:font-size-complex="12pt" style:font-style-complex="normal" style:font-weight-complex="normal"/>
    </style:style>
    <style:style style:name="P27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3a51e" fo:background-color="#ffffff" style:font-size-asian="12pt" style:font-style-asian="normal" style:font-weight-asian="normal" style:font-size-complex="12pt" style:font-style-complex="normal" style:font-weight-complex="normal"/>
    </style:style>
    <style:style style:name="P27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4450d" fo:background-color="#ffffff" style:font-size-asian="12pt" style:font-style-asian="normal" style:font-weight-asian="normal" style:font-size-complex="12pt" style:font-style-complex="normal" style:font-weight-complex="normal"/>
    </style:style>
    <style:style style:name="P27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4e6eb" officeooo:paragraph-rsid="0164e6eb" fo:background-color="#ffffff" style:font-size-asian="12pt" style:font-style-asian="normal" style:font-weight-asian="normal" style:font-size-complex="12pt" style:font-style-complex="normal" style:font-weight-complex="normal"/>
    </style:style>
    <style:style style:name="P27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2f8f" officeooo:paragraph-rsid="01662f8f" fo:background-color="#ffffff" style:font-size-asian="12pt" style:font-style-asian="normal" style:font-weight-asian="normal" style:font-size-complex="12pt" style:font-style-complex="normal" style:font-weight-complex="normal"/>
    </style:style>
    <style:style style:name="P27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4638" officeooo:paragraph-rsid="01664638" fo:background-color="#ffffff" style:font-size-asian="12pt" style:font-style-asian="normal" style:font-weight-asian="normal" style:font-size-complex="12pt" style:font-style-complex="normal" style:font-weight-complex="normal"/>
    </style:style>
    <style:style style:name="P27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7363c" officeooo:paragraph-rsid="0167363c" fo:background-color="#ffffff" style:font-size-asian="12pt" style:font-style-asian="normal" style:font-weight-asian="normal" style:font-size-complex="12pt" style:font-style-complex="normal" style:font-weight-complex="normal"/>
    </style:style>
    <style:style style:name="P27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88b42" officeooo:paragraph-rsid="0167363c" fo:background-color="#ffffff" style:font-size-asian="12pt" style:font-style-asian="normal" style:font-weight-asian="normal" style:font-size-complex="12pt" style:font-style-complex="normal" style:font-weight-complex="normal"/>
    </style:style>
    <style:style style:name="P28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73ac4" fo:background-color="#ffffff" style:font-size-asian="12pt" style:font-style-asian="normal" style:font-weight-asian="normal" style:font-size-complex="12pt" style:font-style-complex="normal" style:font-weight-complex="normal"/>
    </style:style>
    <style:style style:name="P28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28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ce0e5" officeooo:paragraph-rsid="015ce0e5" fo:background-color="#ffffff" style:font-size-asian="12pt" style:font-style-asian="normal" style:font-weight-asian="bold" style:font-size-complex="12pt" style:font-style-complex="normal" style:font-weight-complex="bold"/>
    </style:style>
    <style:style style:name="P28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8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4450d" fo:background-color="#ffffff" style:font-size-asian="10pt" style:font-style-asian="normal" style:font-weight-asian="normal" style:font-size-complex="10pt" style:font-style-complex="normal" style:font-weight-complex="normal"/>
    </style:style>
    <style:style style:name="P28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8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cf430" fo:background-color="#ffffff" style:font-size-asian="10pt" style:font-style-asian="normal" style:font-weight-asian="normal" style:font-size-complex="10pt" style:font-style-complex="normal" style:font-weight-complex="normal"/>
    </style:style>
    <style:style style:name="P28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450d" officeooo:paragraph-rsid="0164450d" fo:background-color="#ffffff" style:font-size-asian="10pt" style:font-style-asian="normal" style:font-weight-asian="normal" style:font-size-complex="10pt" style:font-style-complex="normal" style:font-weight-complex="normal"/>
    </style:style>
    <style:style style:name="P28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e6eb" officeooo:paragraph-rsid="0164e6eb" fo:background-color="#ffffff" style:font-size-asian="10pt" style:font-style-asian="normal" style:font-weight-asian="normal" style:font-size-complex="10pt" style:font-style-complex="normal" style:font-weight-complex="normal"/>
    </style:style>
    <style:style style:name="P28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9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91"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9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bold" officeooo:rsid="0164e6eb" officeooo:paragraph-rsid="0164e6eb" fo:background-color="#ffffff" style:font-size-asian="10pt" style:font-style-asian="normal" style:font-weight-asian="bold" style:font-size-complex="10pt" style:font-style-complex="normal" style:font-weight-complex="bold"/>
    </style:style>
    <style:style style:name="P293"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6pt" fo:letter-spacing="normal" fo:language="en" fo:country="US" fo:font-style="normal" style:text-underline-style="none" fo:font-weight="normal" officeooo:rsid="01664638" officeooo:paragraph-rsid="0167363c" fo:background-color="#ffffff" style:font-size-asian="5.25pt" style:font-style-asian="normal" style:font-weight-asian="normal" style:font-size-complex="6pt" style:font-style-complex="normal" style:font-weight-complex="normal"/>
    </style:style>
    <style:style style:name="P29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5ed1fb" officeooo:paragraph-rsid="015ed1fb" fo:background-color="#ffffff" style:font-size-asian="10pt" style:font-style-asian="normal" style:font-weight-asian="normal" style:font-size-complex="10pt" style:font-style-complex="normal" style:font-weight-complex="normal"/>
    </style:style>
    <style:style style:name="P29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9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9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298"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9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a2320" fo:background-color="#ffffff" style:font-size-asian="10pt" style:font-style-asian="normal" style:font-weight-asian="bold" style:font-size-complex="10pt" style:font-style-complex="normal" style:font-weight-complex="bold"/>
    </style:style>
    <style:style style:name="P30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bb13b" fo:background-color="#ffffff" style:font-size-asian="10pt" style:font-style-asian="normal" style:font-weight-asian="bold" style:font-size-complex="10pt" style:font-style-complex="normal" style:font-weight-complex="bold"/>
    </style:style>
    <style:style style:name="P30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30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30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2bd0d6" officeooo:paragraph-rsid="017bb13b" fo:background-color="#ffffff" style:font-size-asian="5.25pt" style:font-style-asian="normal" style:font-weight-asian="bold" style:font-size-complex="6pt" style:font-style-complex="normal" style:font-weight-complex="bold"/>
    </style:style>
    <style:style style:name="P30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8c645" officeooo:paragraph-rsid="0088c645" fo:background-color="#ffffff" style:font-size-asian="12pt" style:font-style-asian="normal" style:font-weight-asian="normal" style:font-size-complex="12pt" style:font-style-complex="normal" style:font-weight-complex="normal"/>
    </style:style>
    <style:style style:name="P30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30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30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30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paragraph-rsid="0167363c"/>
    </style:style>
    <style:style style:name="P30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bec29" officeooo:paragraph-rsid="016bec29"/>
    </style:style>
    <style:style style:name="P31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cf430"/>
    </style:style>
    <style:style style:name="P31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f31da"/>
    </style:style>
    <style:style style:name="P31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1pt" fo:font-weight="normal" officeooo:rsid="013e1891" officeooo:paragraph-rsid="013e1891" fo:background-color="#ffffff" style:font-size-asian="11pt" style:font-size-complex="11pt"/>
    </style:style>
    <style:style style:name="P31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04627" fo:background-color="#ffffff" style:font-size-asian="10.5pt" style:font-size-complex="10.5pt"/>
    </style:style>
    <style:style style:name="P31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2pt" style:font-size-complex="12pt"/>
    </style:style>
    <style:style style:name="P31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ca887" officeooo:paragraph-rsid="014d4dc8" fo:background-color="#ffffff" style:font-size-asian="12pt" style:font-size-complex="12pt"/>
    </style:style>
    <style:style style:name="P31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39f106" officeooo:paragraph-rsid="0139f106" fo:background-color="#ffffff" style:font-size-asian="12pt" style:font-size-complex="12pt"/>
    </style:style>
    <style:style style:name="P31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49ac" officeooo:paragraph-rsid="014b49ac" fo:background-color="#ffffff" style:font-size-asian="12pt" style:font-size-complex="12pt"/>
    </style:style>
    <style:style style:name="P31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d469" officeooo:paragraph-rsid="014bd469" fo:background-color="#ffffff" style:font-size-asian="12pt" style:font-size-complex="12pt"/>
    </style:style>
    <style:style style:name="P31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ce0e5" officeooo:paragraph-rsid="015ce0e5"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d9890" officeooo:paragraph-rsid="015d9890"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7203ee"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203ee" officeooo:paragraph-rsid="017203ee"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54e2c" officeooo:paragraph-rsid="01754e2c"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69887"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a2320"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32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12a80" officeooo:paragraph-rsid="01312a80" fo:background-color="#ffffff" style:font-size-asian="10pt" style:font-style-asian="normal" style:font-weight-asian="bold" style:font-size-complex="10pt" style:font-style-complex="normal" style:font-weight-complex="bold"/>
    </style:style>
    <style:style style:name="P3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6cc2" officeooo:paragraph-rsid="01806cc2"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db51" officeooo:paragraph-rsid="0180db51"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88c645"/>
    </style:style>
    <style:style style:name="P331"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a2619"/>
    </style:style>
    <style:style style:name="P332"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bb13b"/>
    </style:style>
    <style:style style:name="P333"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paragraph-rsid="014d4dc8" fo:background-color="#ffffff" style:font-size-asian="10.5pt" style:font-weight-asian="bold" style:font-size-complex="10.5pt" style:font-weight-complex="bold"/>
    </style:style>
    <style:style style:name="P334"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rsid="014d4dc8" officeooo:paragraph-rsid="014d4dc8" fo:background-color="#ffffff" style:font-size-asian="10.5pt" style:font-weight-asian="bold" style:font-size-complex="10.5pt" style:font-weight-complex="bold"/>
    </style:style>
    <style:style style:name="P335" style:family="paragraph" style:parent-style-name="Standard">
      <style:paragraph-properties style:line-height-at-least="0.1409in"/>
      <style:text-properties fo:color="#000000" loext:opacity="100%" style:font-name="Menlo" fo:font-size="10pt" fo:font-weight="normal" fo:background-color="#ffffff" style:font-size-asian="10pt" style:font-size-complex="10pt"/>
    </style:style>
    <style:style style:name="P336" style:family="paragraph" style:parent-style-name="Standard">
      <style:paragraph-properties style:line-height-at-least="0.1409in"/>
      <style:text-properties fo:color="#000000" loext:opacity="100%" fo:font-size="10pt" fo:background-color="#ffffff" style:font-size-asian="10pt" style:font-size-complex="10pt"/>
    </style:style>
    <style:style style:name="P337" style:family="paragraph" style:parent-style-name="Standard">
      <style:paragraph-properties style:line-height-at-least="0.1409in"/>
      <style:text-properties fo:color="#ff0000" loext:opacity="100%" style:font-name="Menlo" fo:font-size="10pt" fo:font-weight="normal" fo:background-color="#ffffff" style:font-size-asian="10pt" style:font-size-complex="10pt"/>
    </style:style>
    <style:style style:name="P338" style:family="paragraph" style:parent-style-name="Text_20_body" style:list-style-name="L1">
      <style:paragraph-properties fo:orphans="2" fo:widows="2"/>
      <style:text-properties fo:font-variant="normal" fo:text-transform="none" fo:color="#000000" loext:opacity="100%" style:font-name="Verdana" fo:font-size="8.44999980926514pt" fo:letter-spacing="normal" fo:font-style="normal" fo:font-weight="normal"/>
    </style:style>
    <style:style style:name="P339" style:family="paragraph" style:parent-style-name="Text_20_body" style:list-style-name="L3">
      <style:paragraph-properties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340"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341" style:family="paragraph" style:parent-style-name="Text_20_body" style:list-style-name="L3">
      <style:paragraph-properties fo:margin-top="0in" fo:margin-bottom="0in" style:contextual-spacing="false"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342" style:family="paragraph" style:parent-style-name="Text_20_body" style:list-style-name="L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343" style:family="paragraph" style:parent-style-name="Text_20_body" style:list-style-name="L2">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344"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color="#000000" loext:opacity="100%" style:font-name="Menlo" fo:font-size="12pt" fo:font-weight="normal" officeooo:rsid="0139f106" officeooo:paragraph-rsid="013bf976" fo:background-color="#ffffff" style:font-size-asian="12pt" style:font-size-complex="12pt"/>
    </style:style>
    <style:style style:name="T1" style:family="text">
      <style:text-properties officeooo:rsid="00115acf"/>
    </style:style>
    <style:style style:name="T2" style:family="text">
      <style:text-properties fo:font-variant="normal" fo:text-transform="none" fo:color="#1d2228" loext:opacity="100%" style:font-name="sans-serif" fo:font-size="12pt" fo:letter-spacing="normal" fo:language="en" fo:country="US"/>
    </style:style>
    <style:style style:name="T3" style:family="text">
      <style:text-properties fo:font-variant="normal" fo:text-transform="none" fo:color="#1d2228" loext:opacity="100%" style:font-name="sans-serif" fo:font-size="12pt" fo:letter-spacing="normal" fo:language="en" fo:country="US" fo:font-style="italic" fo:font-weight="normal"/>
    </style:style>
    <style:style style:name="T4" style:family="text">
      <style:text-properties fo:font-variant="normal" fo:text-transform="none" fo:color="#1d2228" loext:opacity="100%" style:font-name="sans-serif" fo:font-size="12pt" fo:letter-spacing="normal" fo:language="en" fo:country="US" fo:font-style="normal" fo:font-weight="normal" style:font-style-asian="normal" style:font-style-complex="normal"/>
    </style:style>
    <style:style style:name="T5" style:family="text">
      <style:text-properties fo:font-variant="normal" fo:text-transform="none" fo:color="#1d2228" loext:opacity="100%" style:font-name="sans-serif" fo:font-size="12pt" fo:letter-spacing="normal" fo:language="en" fo:country="US" fo:font-style="normal" fo:font-weight="normal" officeooo:rsid="0013603c" style:font-style-asian="normal" style:font-style-complex="normal"/>
    </style:style>
    <style:style style:name="T6" style:family="text">
      <style:text-properties fo:font-variant="normal" fo:text-transform="none" fo:color="#1d2228" loext:opacity="100%" style:font-name="sans-serif" fo:font-size="12pt" fo:letter-spacing="normal" fo:language="en" fo:country="US" fo:font-style="normal" fo:font-weight="normal" officeooo:rsid="00420b16" style:font-style-asian="normal" style:font-style-complex="normal"/>
    </style:style>
    <style:style style:name="T7" style:family="text">
      <style:text-properties fo:font-variant="normal" fo:text-transform="none" fo:color="#1d2228" loext:opacity="100%" style:font-name="sans-serif" fo:font-size="12pt" fo:letter-spacing="normal" fo:language="en" fo:country="US" fo:font-style="normal" fo:font-weight="normal" officeooo:rsid="00436e5c" style:font-style-asian="normal" style:font-style-complex="normal"/>
    </style:style>
    <style:style style:name="T8" style:family="text">
      <style:text-properties fo:font-variant="normal" fo:text-transform="none" fo:color="#1d2228" loext:opacity="100%" style:font-name="sans-serif" fo:font-size="12pt" fo:letter-spacing="normal" fo:language="en" fo:country="US" fo:font-style="normal" fo:font-weight="normal" officeooo:rsid="00437533" style:font-style-asian="normal" style:font-style-complex="normal"/>
    </style:style>
    <style:style style:name="T9" style:family="text">
      <style:text-properties fo:font-variant="normal" fo:text-transform="none" fo:color="#1d2228" loext:opacity="100%" style:font-name="sans-serif" fo:font-size="12pt" fo:letter-spacing="normal" fo:language="en" fo:country="US" fo:font-style="normal" fo:font-weight="normal" officeooo:rsid="0044278d" style:font-style-asian="normal" style:font-style-complex="normal"/>
    </style:style>
    <style:style style:name="T10" style:family="text">
      <style:text-properties fo:font-variant="normal" fo:text-transform="none" fo:color="#1d2228" loext:opacity="100%" style:font-name="sans-serif" fo:font-size="12pt" fo:letter-spacing="normal" fo:language="en" fo:country="US" fo:font-style="normal" fo:font-weight="normal" officeooo:rsid="004c1d93" style:font-style-asian="normal" style:font-style-complex="normal"/>
    </style:style>
    <style:style style:name="T11" style:family="text">
      <style:text-properties fo:font-variant="normal" fo:text-transform="none" fo:color="#1d2228" loext:opacity="100%" style:font-name="sans-serif" fo:font-size="12pt" fo:letter-spacing="normal" fo:language="en" fo:country="US" fo:font-style="normal" fo:font-weight="normal" officeooo:rsid="00f496ea" style:font-style-asian="normal" style:font-style-complex="normal"/>
    </style:style>
    <style:style style:name="T12" style:family="text">
      <style:text-properties fo:font-variant="normal" fo:text-transform="none" fo:color="#1d2228" loext:opacity="100%" style:font-name="sans-serif" fo:font-size="12pt" fo:letter-spacing="normal" fo:language="en" fo:country="US" officeooo:rsid="001239b5"/>
    </style:style>
    <style:style style:name="T13" style:family="text">
      <style:text-properties fo:font-variant="normal" fo:text-transform="none" fo:color="#000000" loext:opacity="100%" fo:letter-spacing="normal" fo:language="en" fo:country="US" fo:font-style="normal" officeooo:rsid="0014c40c" style:font-style-asian="normal" style:font-style-complex="normal"/>
    </style:style>
    <style:style style:name="T14" style:family="text">
      <style:text-properties fo:font-variant="normal" fo:text-transform="none" fo:color="#000000" loext:opacity="100%" style:font-name="sans-serif" fo:font-size="12pt" fo:letter-spacing="normal" fo:language="en" fo:country="US" fo:font-style="normal" fo:font-weight="normal" style:font-style-asian="normal" style:font-style-complex="normal"/>
    </style:style>
    <style:style style:name="T15" style:family="text">
      <style:text-properties fo:font-variant="normal" fo:text-transform="none" fo:color="#000000" loext:opacity="100%" style:font-name="sans-serif" fo:font-size="12pt" fo:letter-spacing="normal" fo:language="en" fo:country="US" fo:font-style="normal" fo:font-weight="normal" officeooo:rsid="002695ba" style:font-style-asian="normal" style:font-style-complex="normal"/>
    </style:style>
    <style:style style:name="T16" style:family="text">
      <style:text-properties fo:font-variant="normal" fo:text-transform="none" fo:color="#000000" loext:opacity="100%" style:font-name="sans-serif" fo:font-size="12pt" fo:letter-spacing="normal" fo:language="en" fo:country="US" fo:font-style="normal" fo:font-weight="normal" officeooo:rsid="002197ba" style:font-style-asian="normal" style:font-style-complex="normal"/>
    </style:style>
    <style:style style:name="T17" style:family="text">
      <style:text-properties fo:font-variant="normal" fo:text-transform="none" fo:color="#000000" loext:opacity="100%" style:font-name="sans-serif" fo:font-size="12pt" fo:letter-spacing="normal" fo:language="en" fo:country="US" fo:font-style="normal" fo:font-weight="normal" officeooo:rsid="00272b06" style:font-style-asian="normal" style:font-style-complex="normal"/>
    </style:style>
    <style:style style:name="T18" style:family="text">
      <style:text-properties fo:font-variant="normal" fo:text-transform="none" fo:color="#000000" loext:opacity="100%" style:font-name="sans-serif" fo:font-size="12pt" fo:letter-spacing="normal" fo:language="en" fo:country="US" fo:font-style="normal" fo:font-weight="normal" officeooo:rsid="002820f9" style:font-style-asian="normal" style:font-style-complex="normal"/>
    </style:style>
    <style:style style:name="T19" style:family="text">
      <style:text-properties fo:font-variant="normal" fo:text-transform="none" fo:color="#000000" loext:opacity="100%" style:font-name="sans-serif" fo:font-size="12pt" fo:letter-spacing="normal" fo:language="en" fo:country="US" fo:font-style="normal" fo:font-weight="normal" officeooo:rsid="002a7dd4" style:font-style-asian="normal" style:font-style-complex="normal"/>
    </style:style>
    <style:style style:name="T20" style:family="text">
      <style:text-properties fo:font-variant="normal" fo:text-transform="none" fo:color="#000000" loext:opacity="100%" style:font-name="sans-serif" fo:font-size="12pt" fo:letter-spacing="normal" fo:language="en" fo:country="US" fo:font-style="normal" fo:font-weight="normal" officeooo:rsid="002c3a14" style:font-style-asian="normal" style:font-style-complex="normal"/>
    </style:style>
    <style:style style:name="T21" style:family="text">
      <style:text-properties fo:font-variant="normal" fo:text-transform="none" fo:color="#000000" loext:opacity="100%" style:font-name="sans-serif" fo:font-size="12pt" fo:letter-spacing="normal" fo:language="en" fo:country="US" fo:font-style="normal" fo:font-weight="normal" officeooo:rsid="002efefa" style:font-style-asian="normal" style:font-style-complex="normal"/>
    </style:style>
    <style:style style:name="T22" style:family="text">
      <style:text-properties fo:font-variant="normal" fo:text-transform="none" fo:color="#000000" loext:opacity="100%" style:font-name="sans-serif" fo:font-size="12pt" fo:letter-spacing="normal" fo:language="en" fo:country="US" fo:font-style="normal" fo:font-weight="normal" officeooo:rsid="00481989" style:font-style-asian="normal" style:font-style-complex="normal"/>
    </style:style>
    <style:style style:name="T23" style:family="text">
      <style:text-properties fo:font-variant="normal" fo:text-transform="none" fo:color="#000000" loext:opacity="100%" style:font-name="sans-serif" fo:font-size="12pt" fo:letter-spacing="normal" fo:language="en" fo:country="US" fo:font-style="normal" fo:font-weight="normal" fo:background-color="#ffffff" loext:char-shading-value="0" style:font-size-asian="12pt" style:font-style-asian="normal" style:font-size-complex="12pt" style:font-style-complex="normal"/>
    </style:style>
    <style:style style:name="T24" style:family="text">
      <style:text-properties fo:font-variant="normal" fo:text-transform="none" fo:color="#000000" loext:opacity="100%" style:font-name="sans-serif" fo:font-size="12pt" fo:letter-spacing="normal" fo:language="en" fo:country="US" fo:font-style="normal" fo:font-weight="normal" officeooo:rsid="0016a3b3" fo:background-color="#ffffff" loext:char-shading-value="0" style:font-size-asian="12pt" style:font-style-asian="normal" style:font-size-complex="12pt" style:font-style-complex="normal"/>
    </style:style>
    <style:style style:name="T25" style:family="text">
      <style:text-properties fo:font-variant="normal" fo:text-transform="none" fo:color="#000000" loext:opacity="100%" style:font-name="sans-serif" fo:font-size="12pt" fo:letter-spacing="normal" fo:language="en" fo:country="US" fo:font-style="normal" fo:font-weight="normal" officeooo:rsid="0017f146" fo:background-color="#ffffff" loext:char-shading-value="0" style:font-size-asian="12pt" style:font-style-asian="normal" style:font-size-complex="12pt" style:font-style-complex="normal"/>
    </style:style>
    <style:style style:name="T26" style:family="text">
      <style:text-properties fo:font-variant="normal" fo:text-transform="none" fo:color="#000000" loext:opacity="100%" style:font-name="sans-serif" fo:font-size="12pt" fo:letter-spacing="normal" fo:language="en" fo:country="US" fo:font-style="normal" fo:font-weight="normal" officeooo:rsid="001c484e" fo:background-color="#ffffff" loext:char-shading-value="0" style:font-size-asian="12pt" style:font-style-asian="normal" style:font-size-complex="12pt" style:font-style-complex="normal"/>
    </style:style>
    <style:style style:name="T27" style:family="text">
      <style:text-properties fo:font-variant="normal" fo:text-transform="none" fo:color="#000000" loext:opacity="100%" style:font-name="sans-serif" fo:font-size="12pt" fo:letter-spacing="normal" fo:language="en" fo:country="US" fo:font-style="normal" fo:font-weight="normal" officeooo:rsid="001cdee7" fo:background-color="#ffffff" loext:char-shading-value="0" style:font-size-asian="12pt" style:font-style-asian="normal" style:font-size-complex="12pt" style:font-style-complex="normal"/>
    </style:style>
    <style:style style:name="T28" style:family="text">
      <style:text-properties fo:font-variant="normal" fo:text-transform="none" fo:color="#000000" loext:opacity="100%" style:font-name="sans-serif"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29" style:family="text">
      <style:text-properties fo:font-variant="normal" fo:text-transform="none" fo:color="#000000" loext:opacity="100%" style:font-name="sans-serif" fo:font-size="12pt" fo:letter-spacing="normal" fo:language="en" fo:country="US" fo:font-style="normal" fo:font-weight="normal" officeooo:rsid="001ee756" fo:background-color="#ffffff" loext:char-shading-value="0" style:font-size-asian="12pt" style:font-style-asian="normal" style:font-size-complex="12pt" style:font-style-complex="normal"/>
    </style:style>
    <style:style style:name="T30" style:family="text">
      <style:text-properties fo:font-variant="normal" fo:text-transform="none" fo:color="#000000" loext:opacity="100%" style:font-name="sans-serif" fo:font-size="12pt" fo:letter-spacing="normal" fo:language="en" fo:country="US" fo:font-style="normal" fo:font-weight="normal" officeooo:rsid="00675df5" fo:background-color="#ffffff" loext:char-shading-value="0" style:font-size-asian="12pt" style:font-style-asian="normal" style:font-size-complex="12pt" style:font-style-complex="normal"/>
    </style:style>
    <style:style style:name="T31" style:family="text">
      <style:text-properties fo:font-variant="normal" fo:text-transform="none" fo:color="#000000" loext:opacity="100%" style:font-name="sans-serif" fo:font-size="12pt" fo:letter-spacing="normal" fo:language="en" fo:country="US" fo:font-style="normal" style:text-underline-style="none" fo:font-weight="normal" officeooo:rsid="0017f146" fo:background-color="#ffffff" loext:char-shading-value="0" style:font-size-asian="12pt" style:font-style-asian="normal" style:font-size-complex="12pt" style:font-style-complex="normal"/>
    </style:style>
    <style:style style:name="T32"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fo:color="#000000" loext:opacity="100%" style:font-name="sans-serif" fo:font-size="12pt" fo:letter-spacing="normal" fo:language="en" fo:country="US" fo:font-style="normal" style:text-underline-style="none" fo:font-weight="normal" officeooo:rsid="00d63033" fo:background-color="#ffffff"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loext:padding="0in" loext:border="none"/>
    </style:style>
    <style:style style:name="T37" style:family="text">
      <style:text-properties fo:font-variant="normal" fo:text-transform="none" fo:color="#000000" loext:opacity="100%" style:font-name="sans-serif" fo:font-size="12pt" fo:letter-spacing="normal" fo:language="en" fo:country="US" fo:font-style="normal" style:text-underline-style="none" fo:font-weight="normal" officeooo:rsid="00dda351" fo:background-color="#ffffff" loext:char-shading-value="0"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loext:opacity="100%" style:font-name="sans-serif" fo:font-size="12pt" fo:letter-spacing="normal" fo:language="en" fo:country="US" fo:font-style="normal" style:text-underline-style="none" fo:font-weight="normal" officeooo:rsid="00df8ee5" fo:background-color="#ffffff" loext:char-shading-value="0"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font-name="sans-serif" fo:font-size="12pt" fo:letter-spacing="normal" fo:language="en" fo:country="US" fo:font-style="normal" style:text-underline-style="none" fo:font-weight="normal" officeooo:rsid="0088c645" fo:background-color="#ffffff" loext:char-shading-value="0"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loext:opacity="100%" style:font-name="sans-serif" fo:font-size="12pt" fo:letter-spacing="normal" fo:language="en" fo:country="US" fo:font-style="normal" style:text-underline-style="none" fo:font-weight="normal" officeooo:rsid="01785763" fo:background-color="#ffffff" loext:char-shading-value="0"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style:style>
    <style:style style:name="T42"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loext:padding="0in" loext:border="none"/>
    </style:style>
    <style:style style:name="T43" style:family="text">
      <style:text-properties fo:font-variant="normal" fo:text-transform="none" fo:color="#000000" loext:opacity="100%" style:font-name="sans-serif" fo:font-size="12pt" fo:letter-spacing="normal" fo:language="en" fo:country="US" fo:font-style="normal" style:text-underline-style="none" fo:font-weight="bold" officeooo:rsid="00cab776" fo:background-color="#ffffff" loext:char-shading-value="0" style:font-size-asian="12pt" style:font-style-asian="normal" style:font-weight-asian="bold" style:font-size-complex="12pt" style:font-style-complex="normal" style:font-weight-complex="bold"/>
    </style:style>
    <style:style style:name="T44" style:family="text">
      <style:text-properties fo:font-variant="normal" fo:text-transform="none" fo:color="#000000" loext:opacity="100%" style:font-name="sans-serif" fo:font-size="12pt" fo:letter-spacing="normal" fo:language="en" fo:country="US" fo:font-style="normal" style:text-underline-style="none" fo:font-weight="bold" officeooo:rsid="00d3d194" fo:background-color="#ffffff" loext:char-shading-value="0" style:font-size-asian="12pt" style:font-style-asian="normal" style:font-weight-asian="bold" style:font-size-complex="12pt" style:font-style-complex="normal" style:font-weight-complex="bold"/>
    </style:style>
    <style:style style:name="T45" style:family="text">
      <style:text-properties fo:font-variant="normal" fo:text-transform="none" fo:color="#000000" loext:opacity="100%" style:font-name="sans-serif" fo:font-size="12pt" fo:letter-spacing="normal" fo:language="en" fo:country="US" fo:font-style="normal" style:text-underline-style="none" fo:font-weight="bold" officeooo:rsid="00dfa32d" fo:background-color="#ffffff" loext:char-shading-value="0" style:font-size-asian="12pt" style:font-style-asian="normal" style:font-weight-asian="bold" style:font-size-complex="12pt" style:font-style-complex="normal" style:font-weight-complex="bold"/>
    </style:style>
    <style:style style:name="T46" style:family="text">
      <style:text-properties fo:font-variant="normal" fo:text-transform="none" fo:color="#000000" loext:opacity="100%" style:font-name="sans-serif" fo:font-size="12pt" fo:letter-spacing="normal" fo:language="en" fo:country="US" fo:font-style="normal" style:text-underline-style="none" officeooo:rsid="00d7ebbb" fo:background-color="#ffffff" loext:char-shading-value="0"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loext:opacity="100%" style:font-name="sans-serif" fo:font-size="12pt" fo:letter-spacing="normal" fo:language="en" fo:country="US" fo:font-style="normal" style:text-underline-style="none" officeooo:rsid="00df8ee5" fo:background-color="#ffffff" loext:char-shading-value="0"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loext:opacity="100%" style:font-name="sans-serif" fo:font-size="12pt" fo:letter-spacing="normal" fo:language="en" fo:country="US" fo:font-style="normal" style:text-underline-style="none" officeooo:rsid="00dfa32d" fo:background-color="#ffffff" loext:char-shading-value="0" style:font-size-asian="12pt" style:font-style-asian="normal" style:font-weight-asian="normal" style:font-size-complex="12pt" style:font-style-complex="normal" style:font-weight-complex="normal"/>
    </style:style>
    <style:style style:name="T49" style:family="text">
      <style:text-properties fo:font-variant="normal" fo:text-transform="none" fo:color="#000000" loext:opacity="100%" style:font-name="sans-serif" fo:font-size="12pt" fo:letter-spacing="normal" fo:language="en" fo:country="US" fo:font-style="normal" fo:background-color="#ffffff" loext:char-shading-value="0" style:font-size-asian="12pt" style:font-style-asian="normal" style:font-size-complex="12pt" style:font-style-complex="normal"/>
    </style:style>
    <style:style style:name="T50"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fo:background-color="#ffffff" loext:char-shading-value="0" style:font-size-asian="12pt" style:font-weight-asian="bold" style:font-size-complex="12pt" style:font-weight-complex="bold"/>
    </style:style>
    <style:style style:name="T51"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officeooo:rsid="00d7ebbb" fo:background-color="#ffffff" loext:char-shading-value="0" style:font-size-asian="12pt" style:font-weight-asian="bold" style:font-size-complex="12pt" style:font-weight-complex="bold"/>
    </style:style>
    <style:style style:name="T52" style:family="text">
      <style:text-properties fo:font-variant="normal" fo:text-transform="none" fo:color="#000000" loext:opacity="100%" style:font-name="sans-serif" fo:letter-spacing="normal" fo:language="en" fo:country="US" fo:font-weight="bold" style:font-weight-asian="bold" style:font-weight-complex="bold"/>
    </style:style>
    <style:style style:name="T53" style:family="text">
      <style:text-properties fo:font-variant="normal" fo:text-transform="none" fo:color="#000000" loext:opacity="100%" style:font-name="sans-serif" fo:letter-spacing="normal" fo:language="en" fo:country="US" fo:font-weight="bold" officeooo:rsid="001239b5" style:font-weight-asian="bold" style:font-weight-complex="bold"/>
    </style:style>
    <style:style style:name="T54" style:family="text">
      <style:text-properties fo:font-variant="normal" fo:text-transform="none" fo:color="#000000" loext:opacity="100%" style:font-name="Verdana" fo:font-size="12pt" fo:letter-spacing="normal" fo:font-style="normal" fo:font-weight="normal" style:font-size-asian="12pt" style:font-size-complex="12pt"/>
    </style:style>
    <style:style style:name="T55"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style:style>
    <style:style style:name="T56"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loext:padding="0in" loext:border="none"/>
    </style:style>
    <style:style style:name="T57" style:family="text">
      <style:text-properties fo:font-variant="normal" fo:text-transform="none" fo:color="#000000" loext:opacity="100%" style:font-name="Verdana" fo:font-size="12pt" fo:letter-spacing="normal" fo:font-style="normal" fo:font-weight="normal" officeooo:rsid="001edb53" fo:background-color="transparent" loext:char-shading-value="0" style:font-size-asian="12pt" style:font-size-complex="12pt"/>
    </style:style>
    <style:style style:name="T58" style:family="text">
      <style:text-properties fo:font-variant="normal" fo:text-transform="none" fo:color="#000000" loext:opacity="100%" style:font-name="Verdana" fo:font-size="12pt" fo:letter-spacing="normal" fo:font-style="normal" fo:font-weight="normal" officeooo:rsid="00675df5" fo:background-color="transparent" loext:char-shading-value="0" style:font-size-asian="12pt" style:font-size-complex="12pt"/>
    </style:style>
    <style:style style:name="T59" style:family="text">
      <style:text-properties fo:font-variant="normal" fo:text-transform="none" fo:color="#000000" loext:opacity="100%" style:font-name="Verdana" fo:font-size="12pt" fo:letter-spacing="normal" fo:font-style="normal" style:text-underline-style="none" fo:font-weight="normal" fo:background-color="transparent" loext:char-shading-value="0" style:font-size-asian="12pt" style:font-size-complex="12pt" loext:padding="0in" loext:border="none"/>
    </style:style>
    <style:style style:name="T60" style:family="text">
      <style:text-properties fo:font-variant="normal" fo:text-transform="none" fo:color="#000000" loext:opacity="100%" style:font-name="Verdana" fo:font-size="12pt" fo:letter-spacing="normal" fo:font-style="normal" style:text-underline-style="none" fo:font-weight="normal" style:font-size-asian="12pt" style:font-size-complex="12pt"/>
    </style:style>
    <style:style style:name="T61" style:family="text">
      <style:text-properties fo:font-variant="normal" fo:text-transform="none" fo:color="#000000" loext:opacity="100%" style:font-name="Verdana" fo:font-size="12pt" fo:letter-spacing="normal" fo:font-style="normal" style:text-underline-style="none" fo:font-weight="normal" officeooo:rsid="001ee756" style:font-size-asian="12pt" style:font-size-complex="12pt"/>
    </style:style>
    <style:style style:name="T62" style:family="text">
      <style:text-properties fo:font-variant="normal" fo:text-transform="none" fo:color="#000000" loext:opacity="100%" style:font-name="Verdana"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63" style:family="text">
      <style:text-properties fo:font-variant="normal" fo:text-transform="none" fo:color="#000000" loext:opacity="100%" style:font-name="Verdana" fo:font-size="12pt" fo:letter-spacing="normal" fo:language="en" fo:country="US"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64" style:family="text">
      <style:text-properties fo:font-variant="normal" fo:text-transform="none" fo:color="#000000" loext:opacity="100%" style:font-name="Verdana" fo:font-size="12pt" fo:letter-spacing="normal" fo:language="en" fo:country="US" fo:font-style="normal" style:text-underline-style="none" fo:font-weight="normal" officeooo:rsid="0157b247" fo:background-color="#ffffff" loext:char-shading-value="0" style:font-size-asian="12pt" style:font-style-asian="normal" style:font-weight-asian="normal" style:font-size-complex="12pt" style:font-style-complex="normal" style:font-weight-complex="normal"/>
    </style:style>
    <style:style style:name="T65" style:family="text">
      <style:text-properties fo:font-variant="normal" fo:text-transform="none" fo:color="#000000" loext:opacity="100%" style:font-name="Verdana" fo:font-size="12pt" fo:letter-spacing="normal" fo:language="en" fo:country="US" fo:font-style="normal" style:text-underline-style="none" fo:font-weight="normal" officeooo:rsid="0156b8d7" fo:background-color="#ffffff" loext:char-shading-value="0" style:font-size-asian="12pt" style:font-style-asian="normal" style:font-weight-asian="normal" style:font-size-complex="12pt" style:font-style-complex="normal" style:font-weight-complex="normal"/>
    </style:style>
    <style:style style:name="T66" style:family="text">
      <style:text-properties fo:font-variant="normal" fo:text-transform="none" fo:color="#000000" loext:opacity="100%" style:font-name="Verdana" fo:font-size="12pt" fo:letter-spacing="normal" fo:language="en" fo:country="US" fo:font-style="normal" style:text-underline-style="none" fo:font-weight="normal" officeooo:rsid="01599fa9" fo:background-color="#ffffff" loext:char-shading-value="0" style:font-size-asian="12pt" style:font-style-asian="normal" style:font-weight-asian="normal" style:font-size-complex="12pt" style:font-style-complex="normal" style:font-weight-complex="normal"/>
    </style:style>
    <style:style style:name="T67" style:family="text">
      <style:text-properties fo:font-variant="normal" fo:text-transform="none" fo:color="#000000" loext:opacity="100%" style:font-name="Verdana" fo:font-size="12pt" fo:letter-spacing="normal" fo:language="en" fo:country="US" fo:font-style="normal" style:text-underline-style="none" fo:font-weight="normal" officeooo:rsid="015cba1c" fo:background-color="#ffffff" loext:char-shading-value="0" style:font-size-asian="12pt" style:font-style-asian="normal" style:font-weight-asian="normal" style:font-size-complex="12pt" style:font-style-complex="normal" style:font-weight-complex="normal"/>
    </style:style>
    <style:style style:name="T68" style:family="text">
      <style:text-properties fo:font-variant="normal" fo:text-transform="none" fo:color="#000000" loext:opacity="100%" style:font-name="Verdana" fo:font-size="12pt" fo:letter-spacing="normal" fo:language="en" fo:country="US" fo:font-style="normal" style:text-underline-style="none" fo:font-weight="normal" officeooo:rsid="0167363c" fo:background-color="#ffffff" loext:char-shading-value="0"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loext:opacity="100%" style:font-name="Verdana" fo:font-size="12pt" fo:letter-spacing="normal" fo:language="en" fo:country="US" fo:font-style="normal" style:text-underline-style="none" fo:font-weight="normal" officeooo:rsid="01688b42" fo:background-color="#ffffff" loext:char-shading-value="0" style:font-size-asian="12pt" style:font-style-asian="normal" style:font-weight-asian="normal" style:font-size-complex="12pt" style:font-style-complex="normal" style:font-weight-complex="normal"/>
    </style:style>
    <style:style style:name="T70" style:family="text">
      <style:text-properties fo:font-variant="normal" fo:text-transform="none" fo:color="#000000" loext:opacity="100%" style:font-name="Verdana" fo:font-size="12pt" fo:letter-spacing="normal" fo:language="en" fo:country="US" fo:font-style="normal" style:text-underline-style="none" fo:font-weight="normal" officeooo:rsid="016a2ea0" fo:background-color="#ffffff" loext:char-shading-value="0" style:font-size-asian="12pt" style:font-style-asian="normal" style:font-weight-asian="normal" style:font-size-complex="12pt" style:font-style-complex="normal" style:font-weight-complex="normal"/>
    </style:style>
    <style:style style:name="T71" style:family="text">
      <style:text-properties fo:font-variant="normal" fo:text-transform="none" fo:color="#000000" loext:opacity="100%" style:font-name="Verdana" fo:font-size="12pt" fo:letter-spacing="normal" fo:language="en" fo:country="US" fo:font-style="normal" style:text-underline-style="none" fo:font-weight="normal" officeooo:rsid="016bec29" fo:background-color="#ffffff" loext:char-shading-value="0" style:font-size-asian="12pt" style:font-style-asian="normal" style:font-weight-asian="normal" style:font-size-complex="12pt" style:font-style-complex="normal" style:font-weight-complex="normal"/>
    </style:style>
    <style:style style:name="T72" style:family="text">
      <style:text-properties fo:font-variant="normal" fo:text-transform="none" fo:color="#000000" loext:opacity="100%" style:font-name="Verdana" fo:font-size="12pt" fo:letter-spacing="normal" fo:language="en" fo:country="US" fo:font-style="normal" style:text-underline-style="none" fo:font-weight="normal" officeooo:rsid="016c6e51" fo:background-color="#ffffff" loext:char-shading-value="0" style:font-size-asian="12pt" style:font-style-asian="normal" style:font-weight-asian="normal" style:font-size-complex="12pt" style:font-style-complex="normal" style:font-weight-complex="normal"/>
    </style:style>
    <style:style style:name="T73" style:family="text">
      <style:text-properties fo:font-variant="normal" fo:text-transform="none" fo:color="#000000" loext:opacity="100%" style:font-name="Verdana" fo:font-size="12pt" fo:letter-spacing="normal" fo:language="en" fo:country="US" fo:font-style="normal" style:text-underline-style="none" fo:font-weight="normal" officeooo:rsid="016d4194" fo:background-color="#ffffff" loext:char-shading-value="0" style:font-size-asian="12pt" style:font-style-asian="normal" style:font-weight-asian="normal" style:font-size-complex="12pt" style:font-style-complex="normal" style:font-weight-complex="normal"/>
    </style:style>
    <style:style style:name="T74" style:family="text">
      <style:text-properties fo:font-variant="normal" fo:text-transform="none" fo:color="#000000" loext:opacity="100%" style:font-name="Verdana" fo:font-size="12pt" fo:letter-spacing="normal" fo:language="en" fo:country="US" fo:font-style="normal" style:text-underline-style="none" fo:font-weight="normal" officeooo:rsid="016f31da" fo:background-color="#ffffff" loext:char-shading-value="0" style:font-size-asian="12pt" style:font-style-asian="normal" style:font-weight-asian="normal" style:font-size-complex="12pt" style:font-style-complex="normal" style:font-weight-complex="normal"/>
    </style:style>
    <style:style style:name="T75" style:family="text">
      <style:text-properties fo:font-variant="normal" fo:text-transform="none" fo:color="#000000" loext:opacity="100%" style:font-name="Verdana" fo:font-size="12pt" fo:letter-spacing="normal" fo:language="en" fo:country="US" fo:font-style="normal" style:text-underline-style="none" fo:font-weight="normal" officeooo:rsid="01769887" fo:background-color="#ffffff" loext:char-shading-value="0" style:font-size-asian="12pt" style:font-style-asian="normal" style:font-weight-asian="normal" style:font-size-complex="12pt" style:font-style-complex="normal" style:font-weight-complex="normal"/>
    </style:style>
    <style:style style:name="T76" style:family="text">
      <style:text-properties fo:font-variant="normal" fo:text-transform="none" fo:color="#000000" loext:opacity="100%" style:font-name="Verdana" fo:font-size="12pt" fo:letter-spacing="normal" fo:language="en" fo:country="US" fo:font-style="normal" style:text-underline-style="none" fo:font-weight="normal" officeooo:rsid="017a2619" fo:background-color="#ffffff" loext:char-shading-value="0" style:font-size-asian="12pt" style:font-style-asian="normal" style:font-weight-asian="normal" style:font-size-complex="12pt" style:font-style-complex="normal" style:font-weight-complex="normal"/>
    </style:style>
    <style:style style:name="T77"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style:style>
    <style:style style:name="T78"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loext:padding="0in" loext:border="none"/>
    </style:style>
    <style:style style:name="T79" style:family="text">
      <style:text-properties fo:font-variant="normal" fo:text-transform="none" fo:color="#000000" loext:opacity="100%" style:font-name="Verdana" fo:font-size="12pt" fo:letter-spacing="normal" fo:language="en" fo:country="US" fo:font-style="normal" style:text-underline-style="none" fo:font-weight="bold" officeooo:rsid="01599fa9" fo:background-color="#ffffff" loext:char-shading-value="0" style:font-size-asian="12pt" style:font-style-asian="normal" style:font-weight-asian="bold" style:font-size-complex="12pt" style:font-style-complex="normal" style:font-weight-complex="bold"/>
    </style:style>
    <style:style style:name="T80" style:family="text">
      <style:text-properties fo:font-variant="normal" fo:text-transform="none" fo:color="#000000" loext:opacity="100%" style:font-name="Verdana" fo:font-size="12pt" fo:letter-spacing="normal" fo:language="en" fo:country="US" fo:font-style="normal" style:text-underline-style="solid" style:text-underline-width="auto" style:text-underline-color="font-color" fo:font-weight="normal" officeooo:rsid="016c6e51" fo:background-color="#ffffff" loext:char-shading-value="0" style:font-size-asian="12pt" style:font-style-asian="normal" style:font-weight-asian="normal" style:font-size-complex="12pt" style:font-style-complex="normal" style:font-weight-complex="normal"/>
    </style:style>
    <style:style style:name="T81" style:family="text">
      <style:text-properties fo:font-variant="normal" fo:text-transform="none" fo:color="#000000" loext:opacity="100%" style:font-name="Verdana" fo:font-size="12pt" fo:letter-spacing="normal" fo:language="zxx" fo:country="none" fo:font-style="normal" style:text-underline-style="none" fo:font-weight="normal" fo:background-color="transparent" loext:char-shading-value="0" style:font-size-asian="12pt" style:language-asian="zxx" style:country-asian="none" style:font-size-complex="12pt" style:language-complex="zxx" style:country-complex="none" loext:padding="0in" loext:border="none"/>
    </style:style>
    <style:style style:name="T82" style:family="text">
      <style:text-properties fo:font-variant="normal" fo:text-transform="none" fo:color="#000000" loext:opacity="100%" style:font-name="Verdana" fo:font-size="10pt" fo:letter-spacing="normal" fo:language="en" fo:country="US" fo:font-style="normal" style:text-underline-style="none" fo:font-weight="normal" officeooo:rsid="01664638" fo:background-color="#ffffff" loext:char-shading-value="0" style:font-size-asian="10pt" style:font-style-asian="normal" style:font-weight-asian="normal" style:font-size-complex="10pt" style:font-style-complex="normal" style:font-weight-complex="normal"/>
    </style:style>
    <style:style style:name="T83"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84ede1"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84"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d3d194" style:text-blinking="false" fo:background-color="#ffffff" loext:char-shading-value="0" style:font-size-asian="12pt" style:font-style-asian="normal" style:font-weight-asian="normal" style:font-size-complex="12pt" style:font-style-complex="normal" style:font-weight-complex="normal"/>
    </style:style>
    <style:style style:name="T85" style:family="text">
      <style:text-properties fo:font-variant="normal" fo:text-transform="none" fo:color="#000000" loext:opacity="100%" style:text-line-through-style="none" style:text-line-through-type="none" style:font-name="Verdana" fo:font-size="12pt" fo:letter-spacing="normal" fo:language="en" fo:country="US" fo:font-style="normal" style:text-underline-style="none" fo:font-weight="normal" officeooo:rsid="017bb13b"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86" style:family="text">
      <style:text-properties fo:font-variant="normal" fo:text-transform="none" fo:letter-spacing="normal" fo:language="en" fo:country="US" fo:font-style="normal" officeooo:rsid="0014c40c" style:font-size-asian="12pt" style:font-style-asian="normal" style:font-size-complex="12pt" style:font-style-complex="normal"/>
    </style:style>
    <style:style style:name="T87" style:family="text">
      <style:text-properties fo:font-variant="normal" fo:text-transform="none" fo:letter-spacing="normal" fo:language="en" fo:country="US" fo:font-style="normal" officeooo:rsid="00151293" style:font-size-asian="12pt" style:font-style-asian="normal" style:font-size-complex="12pt" style:font-style-complex="normal"/>
    </style:style>
    <style:style style:name="T88" style:family="text">
      <style:text-properties fo:font-variant="normal" fo:text-transform="none" fo:letter-spacing="normal" fo:language="en" fo:country="US" fo:font-style="normal" fo:font-weight="bold" officeooo:rsid="00151293" style:font-size-asian="12pt" style:font-style-asian="normal" style:font-weight-asian="bold" style:font-size-complex="12pt" style:font-style-complex="normal" style:font-weight-complex="bold"/>
    </style:style>
    <style:style style:name="T89" style:family="text">
      <style:text-properties fo:font-variant="normal" fo:text-transform="none" fo:letter-spacing="normal" fo:language="en" fo:country="US" fo:font-style="normal" style:text-underline-style="none" officeooo:rsid="00a33008" style:font-style-asian="normal" style:font-weight-asian="normal" style:font-style-complex="normal" style:font-weight-complex="normal"/>
    </style:style>
    <style:style style:name="T90" style:family="text">
      <style:text-properties fo:font-variant="normal" fo:text-transform="none" fo:letter-spacing="normal" fo:language="en" fo:country="US" fo:font-style="normal" style:text-underline-style="none" officeooo:rsid="0126b313" style:font-size-asian="12pt" style:font-style-asian="normal" style:font-weight-asian="normal" style:font-size-complex="12pt" style:font-style-complex="normal" style:font-weight-complex="normal"/>
    </style:style>
    <style:style style:name="T91" style:family="text">
      <style:text-properties fo:font-variant="normal" fo:text-transform="none" fo:letter-spacing="normal" fo:language="en" fo:country="US" fo:font-style="normal" style:text-underline-style="none" officeooo:rsid="0139f106" style:font-size-asian="12pt" style:font-style-asian="normal" style:font-weight-asian="normal" style:font-size-complex="12pt" style:font-style-complex="normal" style:font-weight-complex="normal"/>
    </style:style>
    <style:style style:name="T92" style:family="text">
      <style:text-properties fo:font-variant="normal" fo:text-transform="none" fo:letter-spacing="normal" fo:font-style="normal" fo:background-color="#ffffff" loext:char-shading-value="0" style:font-size-asian="12pt" style:font-size-complex="12pt"/>
    </style:style>
    <style:style style:name="T93" style:family="text">
      <style:text-properties fo:font-variant="normal" fo:text-transform="none" fo:letter-spacing="normal" fo:font-style="normal" officeooo:rsid="0122cc6c" fo:background-color="#ffffff" loext:char-shading-value="0" style:font-size-asian="12pt" style:font-size-complex="12pt"/>
    </style:style>
    <style:style style:name="T94" style:family="text">
      <style:text-properties fo:font-variant="normal" fo:text-transform="none" fo:letter-spacing="normal" fo:font-style="normal" officeooo:rsid="012326b6" fo:background-color="#ffffff" loext:char-shading-value="0" style:font-size-asian="12pt" style:font-size-complex="12pt"/>
    </style:style>
    <style:style style:name="T95" style:family="text">
      <style:text-properties fo:font-variant="normal" fo:text-transform="none" style:font-name="apple-system" fo:font-size="7.90000009536743pt" fo:letter-spacing="normal" fo:font-style="normal" style:text-underline-style="none" fo:font-weight="normal" fo:background-color="#f6f8fa" loext:char-shading-value="0" loext:padding="0in" loext:border="none"/>
    </style:style>
    <style:style style:name="T96" style:family="text">
      <style:text-properties fo:font-variant="normal" fo:text-transform="none" style:font-name="apple-system" fo:font-size="12pt" fo:letter-spacing="normal" fo:font-style="normal" style:text-underline-style="none" fo:font-weight="normal" fo:background-color="#f6f8fa" loext:char-shading-value="0" style:font-size-asian="12pt" style:font-size-complex="12pt" loext:padding="0in" loext:border="none"/>
    </style:style>
    <style:style style:name="T97" style:family="text">
      <style:text-properties fo:font-variant="normal" fo:text-transform="none" style:font-name="apple-system" fo:font-size="12pt" fo:letter-spacing="normal" fo:font-style="normal" style:text-underline-style="none" fo:font-weight="normal" officeooo:rsid="0017f146" fo:background-color="#f6f8fa" loext:char-shading-value="0" style:font-size-asian="10.5pt" style:font-size-complex="12pt" loext:padding="0in" loext:border="none"/>
    </style:style>
    <style:style style:name="T98" style:family="text">
      <style:text-properties fo:font-variant="normal" fo:text-transform="none" fo:color="#9cdcfe" loext:opacity="100%" style:font-name="sans-serif" fo:font-size="12pt" fo:letter-spacing="normal" fo:language="en" fo:country="US" fo:font-style="normal" fo:font-weight="normal" fo:background-color="#1e1e1e" loext:char-shading-value="0" style:font-style-asian="normal" style:font-style-complex="normal"/>
    </style:style>
    <style:style style:name="T99" style:family="text">
      <style:text-properties fo:font-variant="normal" fo:text-transform="none" style:font-name="sans-serif" fo:font-size="12pt" fo:letter-spacing="normal" fo:language="en" fo:country="US" fo:font-style="normal" fo:font-weight="normal" style:font-style-asian="normal" style:font-style-complex="normal"/>
    </style:style>
    <style:style style:name="T100" style:family="text">
      <style:text-properties fo:font-variant="normal" fo:text-transform="none" style:font-name="sans-serif" fo:font-size="12pt" fo:letter-spacing="normal" fo:language="en" fo:country="US" fo:font-style="normal" fo:font-weight="normal" officeooo:rsid="00325093" style:font-style-asian="normal" style:font-style-complex="normal"/>
    </style:style>
    <style:style style:name="T101" style:family="text">
      <style:text-properties fo:font-variant="normal" fo:text-transform="none" style:font-name="sans-serif" fo:font-size="12pt" fo:letter-spacing="normal" fo:language="en" fo:country="US" fo:font-style="normal" fo:font-weight="normal" officeooo:rsid="00333094" style:font-style-asian="normal" style:font-style-complex="normal"/>
    </style:style>
    <style:style style:name="T102" style:family="text">
      <style:text-properties fo:font-variant="normal" fo:text-transform="none" style:font-name="sans-serif" fo:font-size="12pt" fo:letter-spacing="normal" fo:language="en" fo:country="US" fo:font-style="normal" fo:font-weight="normal" officeooo:rsid="0035088c" style:font-style-asian="normal" style:font-style-complex="normal"/>
    </style:style>
    <style:style style:name="T103" style:family="text">
      <style:text-properties fo:font-variant="normal" fo:text-transform="none" style:font-name="sans-serif" fo:font-size="12pt" fo:letter-spacing="normal" fo:language="en" fo:country="US" fo:font-style="normal" fo:font-weight="normal" officeooo:rsid="00392a56" style:font-style-asian="normal" style:font-style-complex="normal"/>
    </style:style>
    <style:style style:name="T104" style:family="text">
      <style:text-properties fo:font-variant="normal" fo:text-transform="none" style:font-name="sans-serif" fo:font-size="12pt" fo:letter-spacing="normal" fo:language="en" fo:country="US" fo:font-style="normal" fo:font-weight="normal" officeooo:rsid="003cd022" style:font-style-asian="normal" style:font-style-complex="normal"/>
    </style:style>
    <style:style style:name="T105" style:family="text">
      <style:text-properties fo:font-variant="normal" fo:text-transform="none" style:font-name="sans-serif" fo:font-size="12pt" fo:letter-spacing="normal" fo:language="en" fo:country="US" fo:font-style="normal" fo:font-weight="normal" officeooo:rsid="003d2a30" style:font-style-asian="normal" style:font-style-complex="normal"/>
    </style:style>
    <style:style style:name="T106" style:family="text">
      <style:text-properties fo:font-variant="normal" fo:text-transform="none" style:font-name="sans-serif" fo:font-size="12pt" fo:letter-spacing="normal" fo:language="en" fo:country="US" fo:font-style="normal" fo:font-weight="normal" officeooo:rsid="003ffe4b" style:font-style-asian="normal" style:font-style-complex="normal"/>
    </style:style>
    <style:style style:name="T107" style:family="text">
      <style:text-properties fo:font-variant="normal" fo:text-transform="none" style:font-name="sans-serif" fo:font-size="12pt" fo:letter-spacing="normal" fo:language="en" fo:country="US" fo:font-style="normal" fo:font-weight="normal" officeooo:rsid="0041323b" style:font-style-asian="normal" style:font-style-complex="normal"/>
    </style:style>
    <style:style style:name="T108" style:family="text">
      <style:text-properties fo:font-variant="normal" fo:text-transform="none" style:font-name="sans-serif" fo:font-size="12pt" fo:letter-spacing="normal" fo:language="en" fo:country="US" fo:font-style="normal" fo:font-weight="normal" officeooo:rsid="00420b16" style:font-style-asian="normal" style:font-style-complex="normal"/>
    </style:style>
    <style:style style:name="T109" style:family="text">
      <style:text-properties fo:font-variant="normal" fo:text-transform="none" style:font-name="sans-serif" fo:font-size="12pt" fo:letter-spacing="normal" fo:language="en" fo:country="US" fo:font-style="normal" fo:font-weight="normal" officeooo:rsid="0049b338" style:font-style-asian="normal" style:font-style-complex="normal"/>
    </style:style>
    <style:style style:name="T110" style:family="text">
      <style:text-properties fo:font-variant="normal" fo:text-transform="none" style:font-name="sans-serif" fo:font-size="12pt" fo:letter-spacing="normal" fo:language="en" fo:country="US" fo:font-style="normal" fo:font-weight="normal" officeooo:rsid="004a5ebc" style:font-style-asian="normal" style:font-style-complex="normal"/>
    </style:style>
    <style:style style:name="T111" style:family="text">
      <style:text-properties fo:font-variant="normal" fo:text-transform="none" style:font-name="sans-serif" fo:font-size="12pt" fo:letter-spacing="normal" fo:language="en" fo:country="US" fo:font-style="normal" fo:font-weight="normal" officeooo:rsid="004c1d93" style:font-style-asian="normal" style:font-style-complex="normal"/>
    </style:style>
    <style:style style:name="T112" style:family="text">
      <style:text-properties fo:font-variant="normal" fo:text-transform="none" style:font-name="sans-serif" fo:letter-spacing="normal" fo:language="en" fo:country="US" fo:font-style="normal" style:text-underline-style="none" style:font-style-asian="normal" style:font-style-complex="normal"/>
    </style:style>
    <style:style style:name="T113" style:family="text">
      <style:text-properties fo:font-variant="normal" fo:text-transform="none" style:font-name="sans-serif" fo:letter-spacing="normal" fo:language="en" fo:country="US" fo:font-style="normal" style:text-underline-style="none" officeooo:rsid="00df8ee5" style:font-style-asian="normal" style:font-style-complex="normal"/>
    </style:style>
    <style:style style:name="T114" style:family="text">
      <style:text-properties fo:font-variant="normal" fo:text-transform="none" fo:color="#ce9178" loext:opacity="100%" style:font-name="sans-serif" fo:font-size="12pt" fo:letter-spacing="normal" fo:language="en" fo:country="US" fo:font-style="normal" fo:font-weight="normal" fo:background-color="#1e1e1e" loext:char-shading-value="0" style:font-style-asian="normal" style:font-style-complex="normal"/>
    </style:style>
    <style:style style:name="T115" style:family="text">
      <style:text-properties fo:font-variant="normal" fo:text-transform="none" fo:color="#d4d4d4" loext:opacity="100%" style:font-name="sans-serif" fo:font-size="12pt" fo:letter-spacing="normal" fo:language="en" fo:country="US" fo:font-style="normal" fo:font-weight="normal" fo:background-color="#1e1e1e" loext:char-shading-value="0" style:font-style-asian="normal" style:font-style-complex="normal"/>
    </style:style>
    <style:style style:name="T116" style:family="text">
      <style:text-properties fo:font-variant="normal" fo:text-transform="none" fo:color="#ff0000" loext:opacity="100%" style:font-name="sans-serif" fo:font-size="12pt" fo:letter-spacing="normal" fo:language="en" fo:country="US" fo:font-style="normal" fo:font-weight="bold" style:font-style-asian="normal" style:font-weight-asian="bold" style:font-style-complex="normal" style:font-weight-complex="bold"/>
    </style:style>
    <style:style style:name="T117" style:family="text">
      <style:text-properties fo:font-variant="normal" fo:text-transform="none" fo:color="#808080" loext:opacity="100%" style:font-name="sans-serif" fo:font-size="12pt" fo:letter-spacing="normal" fo:language="en" fo:country="US" fo:font-style="normal" fo:font-weight="normal" fo:background-color="#1e1e1e" loext:char-shading-value="0" style:font-style-asian="normal" style:font-style-complex="normal"/>
    </style:style>
    <style:style style:name="T118" style:family="text">
      <style:text-properties fo:font-variant="normal" fo:text-transform="none" fo:color="#569cd6" loext:opacity="100%" style:font-name="sans-serif" fo:font-size="12pt" fo:letter-spacing="normal" fo:language="en" fo:country="US" fo:font-style="normal" fo:font-weight="normal" fo:background-color="#1e1e1e" loext:char-shading-value="0" style:font-style-asian="normal" style:font-style-complex="normal"/>
    </style:style>
    <style:style style:name="T119" style:family="text">
      <style:text-properties fo:font-variant="normal" fo:text-transform="none" fo:color="#127622" loext:opacity="100%" style:font-name="sans-serif" fo:font-size="12pt" fo:letter-spacing="normal" fo:language="en" fo:country="US" fo:font-style="normal" style:text-underline-style="none" fo:font-weight="normal" style:font-style-asian="normal" style:font-style-complex="normal"/>
    </style:style>
    <style:style style:name="T120" style:family="text">
      <style:text-properties fo:font-variant="normal" fo:text-transform="none" fo:color="#127622" loext:opacity="100%" style:font-name="sans-serif" fo:font-size="12pt" fo:letter-spacing="normal" fo:language="en" fo:country="US" fo:font-style="normal" fo:font-weight="normal" style:font-style-asian="normal" style:font-style-complex="normal"/>
    </style:style>
    <style:style style:name="T121" style:family="text">
      <style:text-properties fo:font-variant="normal" fo:text-transform="none" fo:font-size="12pt" fo:letter-spacing="normal" fo:language="en" fo:country="US" fo:font-style="normal" style:text-underline-style="none" officeooo:rsid="00a55048" style:font-size-asian="12pt" style:font-style-asian="normal" style:font-weight-asian="normal" style:font-size-complex="12pt" style:font-style-complex="normal" style:font-weight-complex="normal"/>
    </style:style>
    <style:style style:name="T122" style:family="text">
      <style:text-properties officeooo:rsid="0013603c"/>
    </style:style>
    <style:style style:name="T123" style:family="text">
      <style:text-properties fo:color="#000000" loext:opacity="100%"/>
    </style:style>
    <style:style style:name="T124" style:family="text">
      <style:text-properties fo:color="#000000" loext:opacity="100%" officeooo:rsid="0045ce95"/>
    </style:style>
    <style:style style:name="T125" style:family="text">
      <style:text-properties fo:color="#000000" loext:opacity="100%" officeooo:rsid="00462ddb"/>
    </style:style>
    <style:style style:name="T126" style:family="text">
      <style:text-properties fo:color="#000000" loext:opacity="100%" style:font-name="sans-serif" fo:font-weight="normal"/>
    </style:style>
    <style:style style:name="T127" style:family="text">
      <style:text-properties fo:color="#000000" loext:opacity="100%" style:font-name="sans-serif" fo:font-weight="normal" officeooo:rsid="001874be"/>
    </style:style>
    <style:style style:name="T128" style:family="text">
      <style:text-properties fo:color="#000000" loext:opacity="100%" style:font-name="sans-serif" officeooo:rsid="0084ede1" style:font-weight-asian="normal" style:font-weight-complex="normal"/>
    </style:style>
    <style:style style:name="T129" style:family="text">
      <style:text-properties fo:color="#000000" loext:opacity="100%" style:font-name="Arial1" officeooo:rsid="0059688d" style:font-weight-asian="normal" style:font-weight-complex="normal"/>
    </style:style>
    <style:style style:name="T130" style:family="text">
      <style:text-properties fo:color="#000000" loext:opacity="100%" style:font-name="Arial1" officeooo:rsid="00650311" style:font-weight-asian="normal" style:font-weight-complex="normal"/>
    </style:style>
    <style:style style:name="T131" style:family="text">
      <style:text-properties fo:color="#000000" loext:opacity="100%" style:font-name="Arial1" fo:font-weight="bold" officeooo:rsid="0059688d" style:font-weight-asian="bold" style:font-weight-complex="bold"/>
    </style:style>
    <style:style style:name="T132" style:family="text">
      <style:text-properties fo:color="#000000" loext:opacity="100%" style:font-name="Arial1" fo:font-weight="bold" officeooo:rsid="00650311" style:font-weight-asian="bold" style:font-weight-complex="bold"/>
    </style:style>
    <style:style style:name="T133" style:family="text">
      <style:text-properties fo:color="#000000" loext:opacity="100%" style:font-name="Menlo" fo:font-size="12pt" fo:font-weight="normal" fo:background-color="#ffffff" loext:char-shading-value="0" style:font-size-asian="12pt" style:font-size-complex="12pt"/>
    </style:style>
    <style:style style:name="T134" style:family="text">
      <style:text-properties fo:color="#000000" loext:opacity="100%" style:font-name="Menlo" fo:font-size="12pt" fo:font-weight="normal" officeooo:rsid="014bd469" fo:background-color="#ffffff" loext:char-shading-value="0" style:font-size-asian="12pt" style:font-size-complex="12pt"/>
    </style:style>
    <style:style style:name="T135" style:family="text">
      <style:text-properties fo:color="#000000" loext:opacity="100%" style:font-name="Menlo" fo:font-size="12pt" fo:font-weight="normal" officeooo:rsid="014ca887" fo:background-color="#ffffff" loext:char-shading-value="0" style:font-size-asian="12pt" style:font-size-complex="12pt"/>
    </style:style>
    <style:style style:name="T136" style:family="text">
      <style:text-properties fo:color="#000000" loext:opacity="100%" style:font-name="Menlo" fo:font-size="12pt" fo:font-weight="normal" officeooo:rsid="014ea782" fo:background-color="#ffffff" loext:char-shading-value="0" style:font-size-asian="12pt" style:font-size-complex="12pt"/>
    </style:style>
    <style:style style:name="T137" style:family="text">
      <style:text-properties fo:color="#000000" loext:opacity="100%" style:font-name="Menlo" fo:font-size="12pt" fo:font-weight="normal" officeooo:rsid="01509287" fo:background-color="#ffffff" loext:char-shading-value="0" style:font-size-asian="12pt" style:font-size-complex="12pt"/>
    </style:style>
    <style:style style:name="T138" style:family="text">
      <style:text-properties fo:color="#000000" loext:opacity="100%" style:font-name="Menlo" fo:font-size="12pt" fo:font-weight="normal" officeooo:rsid="0151f01d" fo:background-color="#ffffff" loext:char-shading-value="0" style:font-size-asian="12pt" style:font-size-complex="12pt"/>
    </style:style>
    <style:style style:name="T139" style:family="text">
      <style:text-properties fo:color="#000000" loext:opacity="100%" style:font-name="Menlo" fo:font-size="12pt" fo:font-weight="normal" officeooo:rsid="01533797" fo:background-color="#ffffff" loext:char-shading-value="0" style:font-size-asian="12pt" style:font-size-complex="12pt"/>
    </style:style>
    <style:style style:name="T140" style:family="text">
      <style:text-properties fo:color="#000000" loext:opacity="100%" style:font-name="Menlo" fo:font-size="12pt" fo:font-weight="normal" officeooo:rsid="015399f9" fo:background-color="#ffffff" loext:char-shading-value="0" style:font-size-asian="12pt" style:font-size-complex="12pt"/>
    </style:style>
    <style:style style:name="T141" style:family="text">
      <style:text-properties fo:color="#000000" loext:opacity="100%" style:font-name="Menlo" fo:font-size="12pt" fo:font-weight="normal" officeooo:rsid="015521f3" fo:background-color="#ffffff" loext:char-shading-value="0" style:font-size-asian="12pt" style:font-size-complex="12pt"/>
    </style:style>
    <style:style style:name="T142" style:family="text">
      <style:text-properties fo:color="#000000" loext:opacity="100%" style:font-name="Verdana" fo:language="en" fo:country="US" style:text-underline-style="none" fo:font-weight="normal" officeooo:rsid="0126b313" fo:background-color="#ffffff" loext:char-shading-value="0" style:font-size-asian="12pt" style:font-style-asian="normal" style:font-weight-asian="bold" style:font-size-complex="12pt" style:font-style-complex="normal" style:font-weight-complex="bold"/>
    </style:style>
    <style:style style:name="T143" style:family="text">
      <style:text-properties fo:color="#000000" loext:opacity="100%" style:text-line-through-style="none" style:text-line-through-type="none" style:font-name="Verdana" fo:language="en" fo:country="US" style:text-underline-style="none" fo:font-weight="normal" officeooo:rsid="0126b313"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144" style:family="text">
      <style:text-properties fo:color="#808080" loext:opacity="100%" style:font-name="Menlo" fo:background-color="#1e1e1e" loext:char-shading-value="0" style:font-size-asian="12pt" style:font-size-complex="12pt"/>
    </style:style>
    <style:style style:name="T145" style:family="text">
      <style:text-properties fo:color="#808080" loext:opacity="100%" style:font-name="Menlo" officeooo:rsid="00151293" fo:background-color="#1e1e1e" loext:char-shading-value="0" style:font-size-asian="12pt" style:font-size-complex="12pt"/>
    </style:style>
    <style:style style:name="T146" style:family="text">
      <style:text-properties fo:color="#569cd6" loext:opacity="100%" style:font-name="Menlo" fo:background-color="#1e1e1e" loext:char-shading-value="0" style:font-size-asian="12pt" style:font-size-complex="12pt"/>
    </style:style>
    <style:style style:name="T147" style:family="text">
      <style:text-properties fo:color="#569cd6" loext:opacity="100%" style:font-name="Menlo" officeooo:rsid="00151293" fo:background-color="#1e1e1e" loext:char-shading-value="0" style:font-size-asian="12pt" style:font-size-complex="12pt"/>
    </style:style>
    <style:style style:name="T148" style:family="text">
      <style:text-properties fo:color="#d4d4d4" loext:opacity="100%" style:font-name="Menlo" fo:background-color="#1e1e1e" loext:char-shading-value="0" style:font-size-asian="12pt" style:font-size-complex="12pt"/>
    </style:style>
    <style:style style:name="T149" style:family="text">
      <style:text-properties fo:color="#d4d4d4" loext:opacity="100%" style:font-name="Menlo" officeooo:rsid="00151293" fo:background-color="#1e1e1e" loext:char-shading-value="0" style:font-size-asian="12pt" style:font-size-complex="12pt"/>
    </style:style>
    <style:style style:name="T150" style:family="text">
      <style:text-properties fo:color="#9cdcfe" loext:opacity="100%" style:font-name="Menlo" fo:background-color="#1e1e1e" loext:char-shading-value="0" style:font-size-asian="12pt" style:font-size-complex="12pt"/>
    </style:style>
    <style:style style:name="T151" style:family="text">
      <style:text-properties fo:color="#9cdcfe" loext:opacity="100%" style:font-name="Menlo" officeooo:rsid="00151293" fo:background-color="#1e1e1e" loext:char-shading-value="0" style:font-size-asian="12pt" style:font-size-complex="12pt"/>
    </style:style>
    <style:style style:name="T152" style:family="text">
      <style:text-properties fo:color="#ce9178" loext:opacity="100%" style:font-name="Menlo" fo:background-color="#1e1e1e" loext:char-shading-value="0" style:font-size-asian="12pt" style:font-size-complex="12pt"/>
    </style:style>
    <style:style style:name="T153" style:family="text">
      <style:text-properties fo:color="#ce9178" loext:opacity="100%" style:font-name="Menlo" officeooo:rsid="00151293" fo:background-color="#1e1e1e" loext:char-shading-value="0" style:font-size-asian="12pt" style:font-size-complex="12pt"/>
    </style:style>
    <style:style style:name="T154" style:family="text">
      <style:text-properties fo:language="en" fo:country="US" officeooo:rsid="001ee756" fo:background-color="#ffffff" loext:char-shading-value="0" style:font-size-asian="12pt" style:font-style-asian="normal" style:font-size-complex="12pt" style:font-style-complex="normal"/>
    </style:style>
    <style:style style:name="T155" style:family="text">
      <style:text-properties fo:language="en" fo:country="US" officeooo:rsid="001874be" fo:background-color="#ffffff" loext:char-shading-value="0" style:font-size-asian="12pt" style:font-style-asian="normal" style:font-size-complex="12pt" style:font-style-complex="normal"/>
    </style:style>
    <style:style style:name="T156" style:family="text">
      <style:text-properties fo:language="en" fo:country="US" style:text-underline-style="none" officeooo:rsid="00b3b998" fo:background-color="#ffffff" loext:char-shading-value="0" style:font-size-asian="12pt" style:font-style-asian="normal" style:font-weight-asian="normal" style:font-size-complex="12pt" style:font-style-complex="normal" style:font-weight-complex="normal"/>
    </style:style>
    <style:style style:name="T157" style:family="text">
      <style:text-properties fo:language="en" fo:country="US" style:text-underline-style="none" fo:font-weight="bold" officeooo:rsid="00b3b998" fo:background-color="#ffffff" loext:char-shading-value="0" style:font-size-asian="12pt" style:font-style-asian="normal" style:font-weight-asian="bold" style:font-size-complex="12pt" style:font-style-complex="normal" style:font-weight-complex="bold"/>
    </style:style>
    <style:style style:name="T158" style:family="text">
      <style:text-properties fo:language="en" fo:country="US" style:text-underline-style="none" style:font-style-asian="normal" style:font-weight-asian="bold" style:font-style-complex="normal" style:font-weight-complex="bold"/>
    </style:style>
    <style:style style:name="T159" style:family="text">
      <style:text-properties fo:language="en" fo:country="US" style:text-underline-style="none" officeooo:rsid="012cda54" style:font-style-asian="normal" style:font-weight-asian="bold" style:font-style-complex="normal" style:font-weight-complex="bold"/>
    </style:style>
    <style:style style:name="T160" style:family="text">
      <style:text-properties style:font-name="Verdana" style:font-size-asian="12pt" style:font-size-complex="12pt"/>
    </style:style>
    <style:style style:name="T161" style:family="text">
      <style:text-properties fo:font-size="14pt" fo:language="zxx" fo:country="none" style:font-size-asian="14pt" style:language-asian="zxx" style:country-asian="none" style:font-size-complex="14pt" style:language-complex="zxx" style:country-complex="none"/>
    </style:style>
    <style:style style:name="T162" style:family="text">
      <style:text-properties fo:font-size="14pt" style:text-underline-style="solid" style:text-underline-width="auto" style:text-underline-color="font-color" officeooo:rsid="00870279" style:font-size-asian="14pt" style:font-size-complex="14pt"/>
    </style:style>
    <style:style style:name="T16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64" style:family="text">
      <style:text-properties fo:font-size="14pt" style:text-underline-style="solid" style:text-underline-width="auto" style:text-underline-color="font-color" fo:font-weight="bold" officeooo:rsid="00870279" style:font-size-asian="14pt" style:font-weight-asian="bold" style:font-size-complex="14pt" style:font-weight-complex="bold"/>
    </style:style>
    <style:style style:name="T165" style:family="text">
      <style:text-properties fo:font-size="14pt" style:text-underline-style="solid" style:text-underline-width="auto" style:text-underline-color="font-color" fo:font-weight="bold" officeooo:rsid="00cab776" style:font-size-asian="14pt" style:font-weight-asian="bold" style:font-size-complex="14pt" style:font-weight-complex="bold"/>
    </style:style>
    <style:style style:name="T166" style:family="text">
      <style:text-properties fo:font-size="14pt" fo:font-weight="bold" officeooo:rsid="00b3b998" style:font-size-asian="14pt" style:font-weight-asian="bold" style:font-size-complex="14pt" style:font-weight-complex="bold"/>
    </style:style>
    <style:style style:name="T167" style:family="text">
      <style:text-properties fo:font-size="14pt" style:text-underline-style="none" officeooo:rsid="00b93337" style:font-size-asian="14pt" style:font-size-complex="14pt"/>
    </style:style>
    <style:style style:name="T168" style:family="text">
      <style:text-properties fo:font-size="14pt" style:font-size-asian="14pt" style:font-size-complex="14pt"/>
    </style:style>
    <style:style style:name="T169" style:family="text">
      <style:text-properties fo:font-size="14pt" officeooo:rsid="012bd0d6" style:font-size-asian="14pt" style:font-size-complex="14pt"/>
    </style:style>
    <style:style style:name="T170" style:family="text">
      <style:text-properties officeooo:rsid="0020f9e9"/>
    </style:style>
    <style:style style:name="T171" style:family="text">
      <style:text-properties officeooo:rsid="002197ba"/>
    </style:style>
    <style:style style:name="T172" style:family="text">
      <style:text-properties officeooo:rsid="0023be46"/>
    </style:style>
    <style:style style:name="T173" style:family="text">
      <style:text-properties fo:color="#ff0000" loext:opacity="100%"/>
    </style:style>
    <style:style style:name="T174" style:family="text">
      <style:text-properties fo:color="#ff0000" loext:opacity="100%" style:text-underline-style="none" fo:font-weight="bold" style:font-weight-asian="bold" style:font-weight-complex="bold"/>
    </style:style>
    <style:style style:name="T175" style:family="text">
      <style:text-properties fo:color="#ff0000" loext:opacity="100%" style:text-underline-style="none" fo:font-weight="bold" officeooo:rsid="0016a3b3" style:font-weight-asian="bold" style:font-weight-complex="bold"/>
    </style:style>
    <style:style style:name="T176" style:family="text">
      <style:text-properties fo:color="#ff0000" loext:opacity="100%" style:text-underline-style="none" fo:font-weight="bold" officeooo:rsid="0022cfc9" style:font-weight-asian="bold" style:font-weight-complex="bold"/>
    </style:style>
    <style:style style:name="T177" style:family="text">
      <style:text-properties fo:color="#ff0000" loext:opacity="100%" style:text-underline-style="none" officeooo:rsid="00ad51a8"/>
    </style:style>
    <style:style style:name="T178" style:family="text">
      <style:text-properties fo:color="#ff0000" loext:opacity="100%" style:text-underline-style="none" officeooo:rsid="00b248c3"/>
    </style:style>
    <style:style style:name="T179" style:family="text">
      <style:text-properties fo:color="#ff0000" loext:opacity="100%" fo:font-weight="bold" style:font-weight-asian="bold" style:font-weight-complex="bold"/>
    </style:style>
    <style:style style:name="T180" style:family="text">
      <style:text-properties fo:color="#ff0000" loext:opacity="100%" fo:font-weight="bold" officeooo:rsid="00b56628" style:font-weight-asian="bold" style:font-weight-complex="bold"/>
    </style:style>
    <style:style style:name="T181" style:family="text">
      <style:text-properties fo:color="#ff0000" loext:opacity="100%" fo:font-weight="bold" officeooo:rsid="00f35ed6" style:font-weight-asian="bold" style:font-weight-complex="bold"/>
    </style:style>
    <style:style style:name="T182" style:family="text">
      <style:text-properties fo:color="#ff0000" loext:opacity="100%" officeooo:rsid="00ab6619"/>
    </style:style>
    <style:style style:name="T183" style:family="text">
      <style:text-properties fo:color="#ff0000" loext:opacity="100%" style:font-name="Menlo" fo:font-size="10pt" fo:font-weight="normal" style:font-size-asian="10pt" style:font-size-complex="10pt"/>
    </style:style>
    <style:style style:name="T184" style:family="text">
      <style:text-properties fo:color="#ff0000" loext:opacity="100%" style:font-name="Menlo" style:font-size-asian="12pt" style:font-size-complex="12pt"/>
    </style:style>
    <style:style style:name="T185" style:family="text">
      <style:text-properties fo:color="#ff0000" loext:opacity="100%" style:font-name="Menlo" fo:font-size="12pt" fo:font-weight="normal" officeooo:rsid="014ca887" fo:background-color="#ffffff" loext:char-shading-value="0" style:font-size-asian="12pt" style:font-size-complex="12pt"/>
    </style:style>
    <style:style style:name="T186" style:family="text">
      <style:text-properties fo:color="#ff0000" loext:opacity="100%" fo:font-size="12pt" fo:font-weight="bold" officeooo:rsid="00e8d4e4" style:font-size-asian="12pt" style:font-weight-asian="bold" style:font-size-complex="12pt" style:font-weight-complex="bold"/>
    </style:style>
    <style:style style:name="T187" style:family="text">
      <style:text-properties fo:color="#ff0000" loext:opacity="100%" fo:background-color="#fff5ce" loext:char-shading-value="0"/>
    </style:style>
    <style:style style:name="T188" style:family="text">
      <style:text-properties fo:color="#ff0000" loext:opacity="100%" fo:font-size="14pt" fo:font-weight="bold" officeooo:rsid="012bd0d6" style:font-size-asian="14pt" style:font-weight-asian="bold" style:font-size-complex="14pt" style:font-weight-complex="bold"/>
    </style:style>
    <style:style style:name="T189" style:family="text">
      <style:text-properties fo:color="#ff0000" loext:opacity="100%" fo:language="en" fo:country="US" style:text-underline-style="none" fo:font-weight="bold" style:font-style-asian="normal" style:font-weight-asian="bold" style:font-style-complex="normal" style:font-weight-complex="bold"/>
    </style:style>
    <style:style style:name="T190" style:family="text">
      <style:text-properties fo:color="#ff0000" loext:opacity="100%" fo:language="en" fo:country="US" style:text-underline-style="none" fo:font-weight="bold" officeooo:rsid="012cda54" style:font-style-asian="normal" style:font-weight-asian="bold" style:font-style-complex="normal" style:font-weight-complex="bold"/>
    </style:style>
    <style:style style:name="T191" style:family="text">
      <style:text-properties fo:text-transform="lowercase" fo:color="#127622" loext:opacity="100%" officeooo:rsid="0045ce95"/>
    </style:style>
    <style:style style:name="T192" style:family="text">
      <style:text-properties fo:color="#127622" loext:opacity="100%"/>
    </style:style>
    <style:style style:name="T193" style:family="text">
      <style:text-properties fo:color="#127622" loext:opacity="100%" officeooo:rsid="0045ce95"/>
    </style:style>
    <style:style style:name="T194" style:family="text">
      <style:text-properties style:font-weight-asian="bold" style:font-weight-complex="bold"/>
    </style:style>
    <style:style style:name="T195" style:family="text">
      <style:text-properties officeooo:rsid="001fef04" style:font-weight-asian="bold" style:font-weight-complex="bold"/>
    </style:style>
    <style:style style:name="T196" style:family="text">
      <style:text-properties officeooo:rsid="004ffe74"/>
    </style:style>
    <style:style style:name="T197" style:family="text">
      <style:text-properties fo:font-weight="bold" style:font-weight-asian="bold" style:font-weight-complex="bold"/>
    </style:style>
    <style:style style:name="T198" style:family="text">
      <style:text-properties fo:font-weight="bold" officeooo:rsid="001239b5" style:font-weight-asian="bold" style:font-weight-complex="bold"/>
    </style:style>
    <style:style style:name="T199" style:family="text">
      <style:text-properties fo:font-weight="bold" officeooo:rsid="0088c645" style:font-weight-asian="bold" style:font-weight-complex="bold"/>
    </style:style>
    <style:style style:name="T200" style:family="text">
      <style:text-properties fo:font-weight="bold" officeooo:rsid="00b3b998" style:font-weight-asian="bold" style:font-weight-complex="bold"/>
    </style:style>
    <style:style style:name="T201" style:family="text">
      <style:text-properties fo:font-weight="bold" officeooo:rsid="011b62bd" style:font-weight-asian="bold" style:font-weight-complex="bold"/>
    </style:style>
    <style:style style:name="T202" style:family="text">
      <style:text-properties fo:font-weight="bold" officeooo:rsid="01600eaf" style:font-weight-asian="bold" style:font-weight-complex="bold"/>
    </style:style>
    <style:style style:name="T203" style:family="text">
      <style:text-properties fo:font-weight="bold" officeooo:rsid="0162003b" style:font-weight-asian="bold" style:font-weight-complex="bold"/>
    </style:style>
    <style:style style:name="T204" style:family="text">
      <style:text-properties fo:font-size="16pt" style:font-size-asian="16pt" style:font-size-complex="16pt"/>
    </style:style>
    <style:style style:name="T205" style:family="text">
      <style:text-properties fo:font-size="16pt" officeooo:rsid="00b394da" style:font-size-asian="16pt" style:font-size-complex="16pt"/>
    </style:style>
    <style:style style:name="T206" style:family="text">
      <style:text-properties fo:font-size="16pt" officeooo:rsid="00c4a346" style:font-size-asian="16pt" style:font-size-complex="16pt"/>
    </style:style>
    <style:style style:name="T207" style:family="text">
      <style:text-properties loext:padding="0in" loext:border="none"/>
    </style:style>
    <style:style style:name="T208" style:family="text">
      <style:text-properties style:text-line-through-style="none" style:text-line-through-type="none" style:text-underline-style="none" style:text-blinking="false" loext:padding="0in" loext:border="none"/>
    </style:style>
    <style:style style:name="T209" style:family="text">
      <style:text-properties style:text-line-through-style="none" style:text-line-through-type="none" style:font-name="sans-serif" style:text-underline-style="none" officeooo:rsid="0084ede1" style:text-blinking="false" style:font-weight-asian="normal" style:font-weight-complex="normal" loext:padding="0in" loext:border="none"/>
    </style:style>
    <style:style style:name="T210" style:family="text">
      <style:text-properties style:text-underline-style="none"/>
    </style:style>
    <style:style style:name="T211" style:family="text">
      <style:text-properties style:text-underline-style="none" fo:font-weight="normal" officeooo:rsid="00870279" style:font-weight-asian="normal" style:font-weight-complex="normal"/>
    </style:style>
    <style:style style:name="T212" style:family="text">
      <style:text-properties style:text-underline-style="none" fo:font-weight="normal" officeooo:rsid="00984e5f" style:font-weight-asian="normal" style:font-weight-complex="normal"/>
    </style:style>
    <style:style style:name="T213" style:family="text">
      <style:text-properties style:text-underline-style="none" style:font-weight-asian="normal" style:font-weight-complex="normal"/>
    </style:style>
    <style:style style:name="T214" style:family="text">
      <style:text-properties style:text-underline-style="none" officeooo:rsid="00a33008" style:font-weight-asian="normal" style:font-weight-complex="normal"/>
    </style:style>
    <style:style style:name="T215" style:family="text">
      <style:text-properties style:text-underline-style="none" officeooo:rsid="00ad51a8" style:font-weight-asian="normal" style:font-weight-complex="normal"/>
    </style:style>
    <style:style style:name="T216" style:family="text">
      <style:text-properties style:text-underline-style="none" officeooo:rsid="0084ede1" style:font-weight-asian="normal" style:font-weight-complex="normal"/>
    </style:style>
    <style:style style:name="T217" style:family="text">
      <style:text-properties style:text-underline-style="none" officeooo:rsid="00870279"/>
    </style:style>
    <style:style style:name="T218" style:family="text">
      <style:text-properties style:text-underline-style="none" officeooo:rsid="00ad51a8"/>
    </style:style>
    <style:style style:name="T219" style:family="text">
      <style:text-properties style:text-underline-style="none" officeooo:rsid="00b248c3"/>
    </style:style>
    <style:style style:name="T220" style:family="text">
      <style:text-properties style:text-underline-style="none" officeooo:rsid="00b394da"/>
    </style:style>
    <style:style style:name="T221" style:family="text">
      <style:text-properties style:text-underline-style="none" officeooo:rsid="00bb06e6"/>
    </style:style>
    <style:style style:name="T222" style:family="text">
      <style:text-properties fo:font-size="12pt" style:text-underline-style="none" officeooo:rsid="00bb06e6" style:font-size-asian="12pt" style:font-size-complex="12pt"/>
    </style:style>
    <style:style style:name="T223" style:family="text">
      <style:text-properties fo:font-size="12pt" style:text-underline-style="none" officeooo:rsid="00bca5bd" style:font-size-asian="12pt" style:font-size-complex="12pt"/>
    </style:style>
    <style:style style:name="T224" style:family="text">
      <style:text-properties fo:font-size="12pt" style:font-size-asian="12pt" style:font-size-complex="12pt"/>
    </style:style>
    <style:style style:name="T225" style:family="text">
      <style:text-properties fo:font-size="12pt" officeooo:rsid="00d3d194" style:font-size-asian="12pt" style:font-size-complex="12pt"/>
    </style:style>
    <style:style style:name="T226" style:family="text">
      <style:text-properties fo:font-size="12pt" officeooo:rsid="00e8d4e4" style:font-size-asian="12pt" style:font-size-complex="12pt"/>
    </style:style>
    <style:style style:name="T227" style:family="text">
      <style:text-properties fo:font-size="12pt" officeooo:rsid="00f72560" style:font-size-asian="12pt" style:font-size-complex="12pt"/>
    </style:style>
    <style:style style:name="T228" style:family="text">
      <style:text-properties fo:font-size="12pt" fo:font-weight="normal" officeooo:rsid="00d3d194" style:font-size-asian="12pt" style:font-weight-asian="normal" style:font-size-complex="12pt" style:font-weight-complex="normal"/>
    </style:style>
    <style:style style:name="T229" style:family="text">
      <style:text-properties fo:font-size="12pt" fo:font-weight="bold" officeooo:rsid="00e8d4e4" style:font-size-asian="12pt" style:font-weight-asian="bold" style:font-size-complex="12pt" style:font-weight-complex="bold"/>
    </style:style>
    <style:style style:name="T230" style:family="text">
      <style:text-properties style:text-underline-style="solid" style:text-underline-width="auto" style:text-underline-color="font-color"/>
    </style:style>
    <style:style style:name="T231" style:family="text">
      <style:text-properties style:text-underline-style="solid" style:text-underline-width="auto" style:text-underline-color="font-color" fo:font-weight="bold" style:font-weight-asian="bold" style:font-weight-complex="bold"/>
    </style:style>
    <style:style style:name="T232" style:family="text">
      <style:text-properties style:font-name-asian="SimSun" style:font-name-complex="Lucida Sans"/>
    </style:style>
    <style:style style:name="T233" style:family="text">
      <style:text-properties officeooo:rsid="0084ede1"/>
    </style:style>
    <style:style style:name="T234" style:family="text">
      <style:text-properties fo:color="#158466" loext:opacity="100%"/>
    </style:style>
    <style:style style:name="T235" style:family="text">
      <style:text-properties fo:color="#158466" loext:opacity="100%" fo:font-weight="bold" style:font-weight-asian="bold" style:font-weight-complex="bold"/>
    </style:style>
    <style:style style:name="T236" style:family="text">
      <style:text-properties fo:color="#158466" loext:opacity="100%" fo:font-weight="bold" officeooo:rsid="00ab04ff" style:font-weight-asian="bold" style:font-weight-complex="bold"/>
    </style:style>
    <style:style style:name="T237" style:family="text">
      <style:text-properties fo:color="#158466" loext:opacity="100%" fo:font-weight="bold" officeooo:rsid="00ab6619" style:font-weight-asian="bold" style:font-weight-complex="bold"/>
    </style:style>
    <style:style style:name="T238" style:family="text">
      <style:text-properties fo:color="#158466" loext:opacity="100%" fo:font-weight="bold" officeooo:rsid="00b56628" style:font-weight-asian="bold" style:font-weight-complex="bold"/>
    </style:style>
    <style:style style:name="T239" style:family="text">
      <style:text-properties fo:color="#158466" loext:opacity="100%" fo:font-weight="bold" officeooo:rsid="00b7b6e7" style:font-weight-asian="bold" style:font-weight-complex="bold"/>
    </style:style>
    <style:style style:name="T240" style:family="text">
      <style:text-properties fo:color="#158466" loext:opacity="100%" style:font-name="Menlo" fo:font-weight="bold" style:font-weight-asian="bold" style:font-weight-complex="bold"/>
    </style:style>
    <style:style style:name="T241" style:family="text">
      <style:text-properties fo:color="#158466" loext:opacity="100%" style:font-name="Menlo" fo:font-weight="bold" officeooo:rsid="00ab04ff" style:font-weight-asian="bold" style:font-weight-complex="bold"/>
    </style:style>
    <style:style style:name="T242" style:family="text">
      <style:text-properties fo:color="#158466" loext:opacity="100%" style:font-name="Menlo" fo:font-size="10.5pt" style:font-size-asian="10.5pt" style:font-size-complex="10.5pt"/>
    </style:style>
    <style:style style:name="T243" style:family="text">
      <style:text-properties fo:color="#158466" loext:opacity="100%" style:font-name="Menlo" fo:font-size="10.5pt" officeooo:rsid="0145d865" style:font-size-asian="10.5pt" style:font-size-complex="10.5pt"/>
    </style:style>
    <style:style style:name="T244" style:family="text">
      <style:text-properties style:font-weight-asian="normal" style:font-weight-complex="normal"/>
    </style:style>
    <style:style style:name="T245" style:family="text">
      <style:text-properties officeooo:rsid="0085cb71" style:font-weight-asian="normal" style:font-weight-complex="normal"/>
    </style:style>
    <style:style style:name="T246" style:family="text">
      <style:text-properties officeooo:rsid="00bde9a9" style:font-weight-asian="normal" style:font-weight-complex="normal"/>
    </style:style>
    <style:style style:name="T247" style:family="text">
      <style:text-properties officeooo:rsid="0089a20f"/>
    </style:style>
    <style:style style:name="T248" style:family="text">
      <style:text-properties officeooo:rsid="0096ba22"/>
    </style:style>
    <style:style style:name="T249" style:family="text">
      <style:text-properties officeooo:rsid="00984e5f"/>
    </style:style>
    <style:style style:name="T250" style:family="text">
      <style:text-properties style:font-name="sans-serif" style:text-underline-style="none" officeooo:rsid="0084ede1" style:font-weight-asian="normal" style:font-weight-complex="normal" loext:padding="0in" loext:border="none"/>
    </style:style>
    <style:style style:name="T251" style:family="text">
      <style:text-properties style:font-name="sans-serif" fo:font-size="12pt" officeooo:rsid="00e8d4e4" style:font-name-asian="SimSun" style:font-size-asian="12pt" style:font-name-complex="Lucida Sans" style:font-size-complex="12pt" loext:padding="0in" loext:border="none"/>
    </style:style>
    <style:style style:name="T252" style:family="text">
      <style:text-properties style:font-name="sans-serif" fo:font-size="12pt" fo:font-weight="bold" officeooo:rsid="00e8d4e4" style:font-name-asian="SimSun" style:font-size-asian="12pt" style:font-weight-asian="bold" style:font-name-complex="Lucida Sans" style:font-size-complex="12pt" style:font-weight-complex="bold" loext:padding="0in" loext:border="none"/>
    </style:style>
    <style:style style:name="T253" style:family="text">
      <style:text-properties style:font-name="Menlo" style:text-underline-style="none" officeooo:rsid="00a33008" style:font-weight-asian="normal" style:font-weight-complex="normal"/>
    </style:style>
    <style:style style:name="T254" style:family="text">
      <style:text-properties style:font-name="Menlo" fo:font-weight="normal"/>
    </style:style>
    <style:style style:name="T255" style:family="text">
      <style:text-properties style:font-name="Menlo" fo:font-weight="normal" officeooo:rsid="01420dc6" style:font-size-asian="12pt" style:font-weight-asian="normal" style:font-size-complex="12pt" style:font-weight-complex="normal"/>
    </style:style>
    <style:style style:name="T256" style:family="text">
      <style:text-properties style:font-name="Menlo" fo:font-size="10pt" fo:font-weight="normal" style:font-size-asian="10pt" style:font-size-complex="10pt"/>
    </style:style>
    <style:style style:name="T257" style:family="text">
      <style:text-properties style:font-name="Menlo" fo:font-size="10pt" officeooo:rsid="012bd0d6" style:font-size-asian="10pt" style:font-weight-asian="bold" style:font-size-complex="10pt" style:font-weight-complex="bold"/>
    </style:style>
    <style:style style:name="T258" style:family="text">
      <style:text-properties style:font-name="Menlo" style:font-size-asian="12pt" style:font-size-complex="12pt"/>
    </style:style>
    <style:style style:name="T259" style:family="text">
      <style:text-properties style:font-name="Menlo" officeooo:rsid="01420dc6" style:font-size-asian="12pt" style:font-size-complex="12pt"/>
    </style:style>
    <style:style style:name="T260" style:family="text">
      <style:text-properties style:font-name="Menlo" officeooo:rsid="0142b518" style:font-size-asian="12pt" style:font-size-complex="12pt"/>
    </style:style>
    <style:style style:name="T261" style:family="text">
      <style:text-properties style:font-name="Menlo" officeooo:rsid="0145d865"/>
    </style:style>
    <style:style style:name="T262" style:family="text">
      <style:text-properties style:font-name="Menlo" fo:font-size="10.5pt" style:font-size-asian="10.5pt" style:font-size-complex="10.5pt"/>
    </style:style>
    <style:style style:name="T263" style:family="text">
      <style:text-properties style:font-name="Menlo" fo:font-size="10.5pt" officeooo:rsid="0145d865" style:font-size-asian="10.5pt" style:font-size-complex="10.5pt"/>
    </style:style>
    <style:style style:name="T264" style:family="text">
      <style:text-properties officeooo:rsid="00ab04ff"/>
    </style:style>
    <style:style style:name="T265" style:family="text">
      <style:text-properties officeooo:rsid="00ab6619"/>
    </style:style>
    <style:style style:name="T266" style:family="text">
      <style:text-properties officeooo:rsid="00c16ad3"/>
    </style:style>
    <style:style style:name="T267" style:family="text">
      <style:text-properties fo:font-weight="normal" style:font-weight-asian="normal" style:font-weight-complex="normal"/>
    </style:style>
    <style:style style:name="T268" style:family="text">
      <style:text-properties officeooo:rsid="00cc6036"/>
    </style:style>
    <style:style style:name="T269" style:family="text">
      <style:text-properties officeooo:rsid="00d21146"/>
    </style:style>
    <style:style style:name="T270" style:family="text">
      <style:text-properties officeooo:rsid="00d3d194"/>
    </style:style>
    <style:style style:name="T271" style:family="text">
      <style:text-properties fo:background-color="#ffffff" loext:char-shading-value="0" style:font-size-asian="12pt" style:font-size-complex="12pt"/>
    </style:style>
    <style:style style:name="T272" style:family="text">
      <style:text-properties officeooo:rsid="011e1e7f" fo:background-color="#ffffff" loext:char-shading-value="0" style:font-size-asian="12pt" style:font-size-complex="12pt"/>
    </style:style>
    <style:style style:name="T273" style:family="text">
      <style:text-properties fo:color="#3465a4" loext:opacity="100%" fo:font-weight="bold" style:font-weight-asian="bold" style:font-weight-complex="bold"/>
    </style:style>
    <style:style style:name="T274" style:family="text">
      <style:text-properties fo:color="#3465a4" loext:opacity="100%" fo:font-weight="bold" officeooo:rsid="00dda351" style:font-weight-asian="bold" style:font-weight-complex="bold"/>
    </style:style>
    <style:style style:name="T275" style:family="text">
      <style:text-properties fo:background-color="#ffd8ce" loext:char-shading-value="0"/>
    </style:style>
    <style:style style:name="T276" style:family="text">
      <style:text-properties officeooo:rsid="00e7a2be"/>
    </style:style>
    <style:style style:name="T277" style:family="text">
      <style:text-properties officeooo:rsid="00e8d4e4"/>
    </style:style>
    <style:style style:name="T278" style:family="text">
      <style:text-properties fo:color="#ff4000" loext:opacity="100%"/>
    </style:style>
    <style:style style:name="T279" style:family="text">
      <style:text-properties officeooo:rsid="00f8ecdc"/>
    </style:style>
    <style:style style:name="T280" style:family="text">
      <style:text-properties officeooo:rsid="00f92ac1"/>
    </style:style>
    <style:style style:name="T281" style:family="text">
      <style:text-properties officeooo:rsid="00fc8c0b"/>
    </style:style>
    <style:style style:name="T282" style:family="text">
      <style:text-properties officeooo:rsid="0102aadd"/>
    </style:style>
    <style:style style:name="T283" style:family="text">
      <style:text-properties officeooo:rsid="0104d98f"/>
    </style:style>
    <style:style style:name="T284" style:family="text">
      <style:text-properties officeooo:rsid="010ef9d7"/>
    </style:style>
    <style:style style:name="T285" style:family="text">
      <style:text-properties officeooo:rsid="01126552"/>
    </style:style>
    <style:style style:name="T286" style:family="text">
      <style:text-properties fo:color="#2a6099" loext:opacity="100%" fo:font-weight="bold" style:font-weight-asian="bold" style:font-weight-complex="bold"/>
    </style:style>
    <style:style style:name="T287" style:family="text">
      <style:text-properties fo:color="#bf0041" loext:opacity="100%" fo:font-weight="bold" style:font-weight-asian="bold" style:font-weight-complex="bold"/>
    </style:style>
    <style:style style:name="T288" style:family="text">
      <style:text-properties officeooo:rsid="0119e35c"/>
    </style:style>
    <style:style style:name="T289" style:family="text">
      <style:text-properties fo:color="#e16173" loext:opacity="100%" fo:background-color="#ffffff" loext:char-shading-value="0" style:font-size-asian="12pt" style:font-size-complex="12pt"/>
    </style:style>
    <style:style style:name="T290" style:family="text">
      <style:text-properties officeooo:rsid="012490a8"/>
    </style:style>
    <style:style style:name="T291" style:family="text">
      <style:text-properties officeooo:rsid="0127f22e"/>
    </style:style>
    <style:style style:name="T292" style:family="text">
      <style:text-properties officeooo:rsid="0129e87f"/>
    </style:style>
    <style:style style:name="T293" style:family="text">
      <style:text-properties style:text-line-through-style="solid" style:text-line-through-type="single"/>
    </style:style>
    <style:style style:name="T294" style:family="text">
      <style:text-properties style:text-line-through-style="solid" style:text-line-through-type="single" fo:font-weight="bold" style:font-weight-asian="bold" style:font-weight-complex="bold"/>
    </style:style>
    <style:style style:name="T295" style:family="text">
      <style:text-properties officeooo:rsid="01312a80"/>
    </style:style>
    <style:style style:name="T296" style:family="text">
      <style:text-properties officeooo:rsid="01338577"/>
    </style:style>
    <style:style style:name="T297" style:family="text">
      <style:text-properties officeooo:rsid="0134e68d"/>
    </style:style>
    <style:style style:name="T298" style:family="text">
      <style:text-properties officeooo:rsid="013576d9"/>
    </style:style>
    <style:style style:name="T299" style:family="text">
      <style:text-properties officeooo:rsid="01366a6f"/>
    </style:style>
    <style:style style:name="T300" style:family="text">
      <style:text-properties officeooo:rsid="013700f8"/>
    </style:style>
    <style:style style:name="T301" style:family="text">
      <style:text-properties officeooo:rsid="01384b89"/>
    </style:style>
    <style:style style:name="T302" style:family="text">
      <style:text-properties officeooo:rsid="013bf976"/>
    </style:style>
    <style:style style:name="T303" style:family="text">
      <style:text-properties officeooo:rsid="013cb07f"/>
    </style:style>
    <style:style style:name="T304" style:family="text">
      <style:text-properties officeooo:rsid="013e1891"/>
    </style:style>
    <style:style style:name="T305" style:family="text">
      <style:text-properties fo:color="#ff3838" loext:opacity="100%" fo:font-weight="bold" style:font-weight-asian="bold" style:font-weight-complex="bold"/>
    </style:style>
    <style:style style:name="T306" style:family="text">
      <style:text-properties fo:color="#ff3838" loext:opacity="100%" fo:font-weight="bold" officeooo:rsid="014d4dc8" style:font-weight-asian="bold" style:font-weight-complex="bold"/>
    </style:style>
    <style:style style:name="T307" style:family="text">
      <style:text-properties fo:color="#ffbf00" loext:opacity="100%"/>
    </style:style>
    <style:style style:name="T308" style:family="text">
      <style:text-properties fo:color="#ffbf00" loext:opacity="100%" style:font-name="Menlo" style:font-size-asian="12pt" style:font-size-complex="12pt"/>
    </style:style>
    <style:style style:name="T309" style:family="text">
      <style:text-properties fo:color="#ffbf00" loext:opacity="100%" style:font-name="Menlo" fo:font-size="10.5pt" style:font-size-asian="10.5pt" style:font-size-complex="10.5pt"/>
    </style:style>
    <style:style style:name="T310" style:family="text">
      <style:text-properties fo:color="#ffbf00" loext:opacity="100%" fo:font-weight="bold" style:font-weight-asian="bold" style:font-weight-complex="bold"/>
    </style:style>
    <style:style style:name="T311" style:family="text">
      <style:text-properties officeooo:rsid="0144ba0c"/>
    </style:style>
    <style:style style:name="T312" style:family="text">
      <style:text-properties officeooo:rsid="01482d8b"/>
    </style:style>
    <style:style style:name="T313" style:family="text">
      <style:text-properties fo:color="#b47804" loext:opacity="100%" fo:font-weight="bold" style:font-weight-asian="bold" style:font-weight-complex="bold"/>
    </style:style>
    <style:style style:name="T314" style:family="text">
      <style:text-properties fo:color="#e6e905" loext:opacity="100%" style:text-underline-style="solid" style:text-underline-width="auto" style:text-underline-color="font-color" fo:font-weight="bold" style:font-weight-asian="bold" style:font-weight-complex="bold"/>
    </style:style>
    <style:style style:name="T315" style:family="text">
      <style:text-properties fo:color="#e6e905" loext:opacity="100%" fo:font-weight="bold" style:font-weight-asian="bold" style:font-weight-complex="bold"/>
    </style:style>
    <style:style style:name="T316" style:family="text">
      <style:text-properties officeooo:rsid="0156b8d7"/>
    </style:style>
    <style:style style:name="T317" style:family="text">
      <style:text-properties officeooo:rsid="0157b247"/>
    </style:style>
    <style:style style:name="T318" style:family="text">
      <style:text-properties officeooo:rsid="015ed1fb"/>
    </style:style>
    <style:style style:name="T319" style:family="text">
      <style:text-properties officeooo:rsid="01600eaf"/>
    </style:style>
    <style:style style:name="T320" style:family="text">
      <style:text-properties officeooo:rsid="016427b9"/>
    </style:style>
    <style:style style:name="T321" style:family="text">
      <style:text-properties fo:font-size="10pt" style:font-size-asian="10pt" style:font-size-complex="10pt"/>
    </style:style>
    <style:style style:name="T322" style:family="text">
      <style:text-properties officeooo:rsid="0167363c"/>
    </style:style>
    <style:style style:name="T323" style:family="text">
      <style:text-properties officeooo:rsid="01696746"/>
    </style:style>
    <style:style style:name="T324" style:family="text">
      <style:text-properties officeooo:rsid="017203ee"/>
    </style:style>
    <style:style style:name="T325" style:family="text">
      <style:text-properties officeooo:rsid="0173a417"/>
    </style:style>
    <style:style style:name="T326" style:family="text">
      <style:text-properties officeooo:rsid="0173f027"/>
    </style:style>
    <style:style style:name="T327" style:family="text">
      <style:text-properties officeooo:rsid="0180fde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appeenrannan teknillinen yliopisto</text:p>
      <text:p text:style-name="P8">Software Development Skills</text:p>
      <text:p text:style-name="P1"><text:span text:style-name="T1">Jinghuan Wang, </text:span><text:span text:style-name="T3">0600380</text:span></text:p>
      <text:p text:style-name="P19"/>
      <text:p text:style-name="P20">LEARNING DIARY</text:p>
      <text:p text:style-name="P21"/>
      <text:p text:style-name="P138"><text:span text:style-name="T52">Introduction to workflow and sass</text:span><text:span text:style-name="T53"> MODULE</text:span></text:p>
      <text:p text:style-name="P10"><text:span text:style-name="T12">1</text:span><text:span text:style-name="T2">3.11.2020</text:span></text:p>
      <text:p text:style-name="P11">I checked the general information and learnt the overall contents of the course is first learn with several modules and finally do a project independently. </text:p>
      <text:p text:style-name="P13">I started to <text:span text:style-name="T196">study the first nmodule </text:span>and set up the <text:span text:style-name="T170">environment.</text:span> I had node.js <text:span text:style-name="T172">(need its npm for installing node-sass), git </text:span>and vs code installed earlier. So I only <text:span text:style-name="T174">install</text:span><text:span text:style-name="T175">ed</text:span><text:span text:style-name="T174"> </text:span><text:span text:style-name="T176">node-</text:span><text:span text:style-name="T174">sa</text:span><text:span text:style-name="T175">ss</text:span>. The procedures are as following:</text:p>
      <text:p text:style-name="P12">1. <text:span text:style-name="T122">create package.json file </text:span>inside the <text:span text:style-name="T122">overall folder (modern_portfolio) </text:span></text:p>
      <text:p text:style-name="P14">- Open terminal, either the computer’s or the vs code’s own terminal,</text:p>
      <text:p text:style-name="P99">npm init</text:p>
      <text:p text:style-name="P14">note: description: responsive portfolio website, License: MIT, <text:span text:style-name="T171">others use default. So the package.json file will appear in the overall folder, note: now the package.json file has no dependencies object yet. Later after installation of the node-sass, it will show automatically. </text:span></text:p>
      <text:p text:style-name="P14">2. install node-sass</text:p>
      <text:p text:style-name="P14"><text:span text:style-name="T192">npm install node-sass</text:span><text:span text:style-name="T123"> <text:s text:c="3"/></text:span><text:span text:style-name="T124"><text:s/></text:span><text:span text:style-name="T125">OR <text:s text:c="4"/></text:span><text:span text:style-name="T193">npm </text:span><text:span text:style-name="T191">I </text:span><text:span text:style-name="T193">node-sass</text:span></text:p>
      <text:p text:style-name="P5"><text:span text:style-name="T15">A</text:span><text:span text:style-name="T16">fter e</text:span><text:span text:style-name="T17">xecuted</text:span><text:span text:style-name="T16"> this command, two things happen automatically. One is as mentioned above, dependencies o</text:span><text:span text:style-name="T19">bject containing a value</text:span><text:span text:style-name="T16"> pair shows up in package.json file. The other is that in the overall folder, shows up node_modules </text:span><text:span text:style-name="T22">folder </text:span><text:span text:style-name="T16">which is installed whenever sth is installed via npm.</text:span><text:span text:style-name="T18"> </text:span><text:span text:style-name="T22">T</text:span><text:span text:style-name="T20">his folder will not be deployed to my server, but will sit there because node-sass has some dependencies and those dependencies themselves have their own dependencies <text:s/>and so on</text:span><text:span text:style-name="T16">, </text:span><text:span text:style-name="T20">this is also why this dir contains a lot files and folders. </text:span></text:p>
      <text:p text:style-name="P135"><text:soft-page-break/><text:span text:style-name="T20">3. </text:span><text:span text:style-name="T14">use script object in the package.json file to test it works</text:span></text:p>
      <text:p text:style-name="P136"><text:span text:style-name="T14">By default, the script object’s value pair is: </text:span><text:span text:style-name="T21">"test": "echo \"Error: no test specified\" &amp;&amp; exit 1" </text:span></text:p>
      <text:p text:style-name="P137"><text:span text:style-name="T21">c</text:span><text:span text:style-name="T14">hange the script object to e.g “rose”: “How are you?”, then in terminal: </text:span><text:span text:style-name="T120">npm run rose</text:span><text:span text:style-name="T14">,</text:span></text:p>
      <text:p text:style-name="P22">if the terminal shows How are you?, which means that it works. </text:p>
      <text:p text:style-name="P6"><text:span text:style-name="T22">4. set script, </text:span><text:span text:style-name="T21">change script object ‘s value pair to: </text:span><text:span text:style-name="T98">"sass"</text:span><text:span text:style-name="T115">: </text:span><text:span text:style-name="T114">"node-sass -w scss/ -o dist/css/ --recursive" <text:s/></text:span></text:p>
      <text:p text:style-name="P23">this script means watch from scss dir and save output into dist/css dir, use recursive to include also partials apart from the main.scss(see below).</text:p>
      <text:p text:style-name="P107"><text:span text:style-name="T99">and in cml: </text:span><text:span text:style-name="T119">npm run sass</text:span></text:p>
      <text:p text:style-name="P108"><text:span text:style-name="T104">A</text:span><text:span text:style-name="T99">fter execution of this command, the scss syntaxes of main.scss file inside the scss folder will be automatically compiled to corresponding css syntaxes, and saved into</text:span><text:span text:style-name="T100"> </text:span><text:span text:style-name="T99">main.css file in the dist/css foder. </text:span></text:p>
      <text:p text:style-name="P108"><text:span text:style-name="T100">main.css file and the css folder are automatically created. </text:span><text:span text:style-name="T109">T</text:span><text:span text:style-name="T101">he main.scss file is created manually </text:span><text:span text:style-name="T103">beforehand, </text:span><text:span text:style-name="T109">which</text:span><text:span text:style-name="T103"> is the main sass file. </text:span><text:span text:style-name="T109">O</text:span><text:span text:style-name="T103">ther files created will be partials which will be imported into main.scss file</text:span><text:span text:style-name="T102">.</text:span><text:span text:style-name="T101"> </text:span></text:p>
      <text:p text:style-name="P109"><text:span text:style-name="T101">N</text:span><text:span text:style-name="T105">ote: to use the work in main.scss, include in index.html the main.css file, NOT the main.scss file. <text:s/></text:span><text:span text:style-name="T117">&lt;</text:span><text:span text:style-name="T118">link</text:span><text:span text:style-name="T115"> </text:span><text:span text:style-name="T98">rel</text:span><text:span text:style-name="T115">=</text:span><text:span text:style-name="T114">"stylesheet"</text:span><text:span text:style-name="T115"> </text:span><text:span text:style-name="T98">href</text:span><text:span text:style-name="T115">=</text:span><text:span text:style-name="T114">"css/main.css"</text:span><text:span text:style-name="T117">&gt;</text:span></text:p>
      <text:p text:style-name="P110"><text:span text:style-name="T110">Note: </text:span><text:span text:style-name="T99">To keep the script sass running, if need to use terminal, just open a new one by clicking ‘+’</text:span></text:p>
      <text:p text:style-name="P24"/>
      <text:p text:style-name="P25">===========================================<text:span text:style-name="T249">=</text:span></text:p>
      <text:p text:style-name="P112"><text:span text:style-name="T99">I learnt to </text:span><text:span text:style-name="T116">create a git repository</text:span><text:span text:style-name="T99">: </text:span><text:span text:style-name="T108">note below all command is inside the overall folder, <text:s/></text:span><text:span text:style-name="T5">modern_portfolio, </text:span><text:span text:style-name="T108"><text:s/>in terminal.</text:span></text:p>
      <text:p text:style-name="P111"><text:span text:style-name="T106">1. </text:span><text:span text:style-name="T99">Open a new terminal</text:span></text:p>
      <text:p text:style-name="P113"><text:span text:style-name="T99">2. create <text:s/>.gitignore </text:span><text:span text:style-name="T111">file </text:span><text:span text:style-name="T107">in the overall foder</text:span><text:span text:style-name="T99">, cml: <text:tab/></text:span><text:span text:style-name="T120">touch .gitignore</text:span><text:span text:style-name="T99">, </text:span></text:p>
      <text:p text:style-name="P114"><text:span text:style-name="T5">3. </text:span><text:span text:style-name="T4">open .gitignore, and write manually node_modules, this is to exclude node_modules for </text:span><text:span text:style-name="T6">adding</text:span><text:span text:style-name="T4"> to git repository, </text:span><text:span text:style-name="T6">they are just dependencies. </text:span></text:p>
      <text:p text:style-name="P115"><text:span text:style-name="T4">4. initialize git repository, cml: </text:span><text:span text:style-name="T120">git init</text:span><text:span text:style-name="T4">, </text:span><text:span text:style-name="T7">then terminal shows bellow message:</text:span></text:p>
      <text:p text:style-name="P17"><text:soft-page-break/>Initialized empty Git repository in /Users/jinghuan/Desktop/modern_portfolio/.git</text:p>
      <text:p text:style-name="P116"><text:span text:style-name="T4">this just created a </text:span><text:span text:style-name="T8">hidden </text:span><text:span text:style-name="T4">folder called .git and all the repository stuff goes there. </text:span></text:p>
      <text:p text:style-name="P117"><text:span text:style-name="T4">5. cml: </text:span><text:span text:style-name="T120">git add .</text:span><text:span text:style-name="T4"><text:tab/>This add everything done so far to git repository, now in stage area</text:span></text:p>
      <text:p text:style-name="P117"><text:span text:style-name="T4">6. cml: </text:span><text:span text:style-name="T120">git commit -m ‘Initial workflow setup’</text:span><text:span text:style-name="T4"><text:tab/>This makes a commit with</text:span><text:span text:style-name="T11">c</text:span><text:span text:style-name="T4"> a message, </text:span><text:span text:style-name="T9">the terminal will show below messages:</text:span></text:p>
      <text:p text:style-name="P18">[master (root-commit) 8790664] Initial Workflow Setup</text:p>
      <text:p text:style-name="P18"><text:s/>6 files changed, 1476 insertions(+)</text:p>
      <text:p text:style-name="P18"><text:s/>create mode 100644 .gitignore</text:p>
      <text:p text:style-name="P18"><text:s/>create mode 100644 dist/css/main.css</text:p>
      <text:p text:style-name="P18"><text:s/>create mode 100644 dist/index.html</text:p>
      <text:p text:style-name="P18"><text:s/>create mode 100644 package-lock.json</text:p>
      <text:p text:style-name="P18"><text:s/>create mode 100644 package.json</text:p>
      <text:p text:style-name="P18"><text:s/>create mode 100644 scss/main.scss</text:p>
      <text:p text:style-name="P118"><text:span text:style-name="T4">7. if run git push now, the git repository is local, </text:span><text:span text:style-name="T10">so not push</text:span></text:p>
      <text:p text:style-name="P36"/>
      <text:p text:style-name="P26">===========================================</text:p>
      <text:p text:style-name="P16"><text:span text:style-name="T123">I </text:span><text:span text:style-name="T179">installed Prettier-Code formatter extention</text:span><text:span text:style-name="T123">. Note: set its editor.formatOnSave property as true, otherwise it will not function.</text:span></text:p>
      <text:p text:style-name="P15"><text:span text:style-name="T123">I learnt </text:span><text:span text:style-name="T179">how to run the live server along with the development of the project</text:span><text:span text:style-name="T123">: In vs code, open the index.html, write click, and choose “open with live server”, if “open with live server” is not available, then in the installed extension list, check whether the “live server” extension is enabled, if not, enable it. </text:span></text:p>
      <text:p text:style-name="P15"><text:span text:style-name="T123">I learnt </text:span><text:span text:style-name="T179">several tricks to write .html file:</text:span></text:p>
      <text:p text:style-name="P103"><text:span text:style-name="T13">1. h1#hello + TAB <text:s text:c="3"/>==&gt; <text:tab/></text:span><text:span text:style-name="T144">&lt;</text:span><text:span text:style-name="T146">h1</text:span><text:span text:style-name="T148"> </text:span><text:span text:style-name="T150">id</text:span><text:span text:style-name="T148">=</text:span><text:span text:style-name="T152">"hello"</text:span><text:span text:style-name="T144">&gt;&lt;/</text:span><text:span text:style-name="T146">h1</text:span><text:span text:style-name="T144">&gt;</text:span></text:p>
      <text:p text:style-name="P104"><text:span text:style-name="T86">2. </text:span><text:span text:style-name="T87">#test + TAB <text:s text:c="2"/>==&gt; </text:span><text:span text:style-name="T145">&lt;</text:span><text:span text:style-name="T147">div</text:span><text:span text:style-name="T149"> </text:span><text:span text:style-name="T151">id</text:span><text:span text:style-name="T149">=</text:span><text:span text:style-name="T153">"test"</text:span><text:span text:style-name="T145">&gt;&lt;/</text:span><text:span text:style-name="T147">div</text:span><text:span text:style-name="T145">&gt;</text:span></text:p>
      <text:p text:style-name="P105"><text:span text:style-name="T87">3. h1.test + TAB <text:s text:c="2"/>==&gt; </text:span><text:span text:style-name="T144">&lt;</text:span><text:span text:style-name="T146">h1</text:span><text:span text:style-name="T148"> </text:span><text:span text:style-name="T150">class</text:span><text:span text:style-name="T148">=</text:span><text:span text:style-name="T152">"test"</text:span><text:span text:style-name="T144">&gt;&lt;/</text:span><text:span text:style-name="T146">h1</text:span><text:span text:style-name="T144">&gt;</text:span></text:p>
      <text:p text:style-name="P105"><text:soft-page-break/><text:span text:style-name="T87">4. </text:span><text:span text:style-name="T88">.</text:span><text:span text:style-name="T87">test + TAB <text:s/>==&gt; </text:span><text:span text:style-name="T144">&lt;</text:span><text:span text:style-name="T146">div</text:span><text:span text:style-name="T148"> </text:span><text:span text:style-name="T150">class</text:span><text:span text:style-name="T148">=</text:span><text:span text:style-name="T152">"test"</text:span><text:span text:style-name="T144">&gt;&lt;/</text:span><text:span text:style-name="T146">div</text:span><text:span text:style-name="T144">&gt;</text:span></text:p>
      <text:p text:style-name="P105"><text:span text:style-name="T87">5. h1 + TAB <text:s/>==&gt; <text:s/></text:span><text:span text:style-name="T144">&lt;</text:span><text:span text:style-name="T146">h1</text:span><text:span text:style-name="T144">&gt;&lt;/</text:span><text:span text:style-name="T146">h1</text:span><text:span text:style-name="T144">&gt;</text:span></text:p>
      <text:p text:style-name="P105"><text:span text:style-name="T87">6. t + TAB <text:s/>==&gt; <text:s text:c="2"/></text:span><text:span text:style-name="T144">&lt;</text:span><text:span text:style-name="T146">table</text:span><text:span text:style-name="T144">&gt;&lt;/</text:span><text:span text:style-name="T146">table</text:span><text:span text:style-name="T144">&gt;</text:span></text:p>
      <text:p text:style-name="P27">7. ! + TAB <text:s/>==&gt; boilerplate code for html</text:p>
      <text:p text:style-name="P27"/>
      <text:p text:style-name="P28">15.11.2020</text:p>
      <text:p text:style-name="P2"><text:span text:style-name="T24">I continue to watch the video. </text:span><text:span text:style-name="T25">I checked the source code of </text:span><text:a xlink:type="simple" xlink:href="https://github.com/bradtraversy/modern_portfolio/blob/master/scss/_config.scss" text:style-name="Internet_20_link" text:visited-style-name="Visited_20_Internet_20_Link"><text:span text:style-name="T96">_config.scss</text:span></text:a><text:span text:style-name="T95"> </text:span><text:span text:style-name="T97">file </text:span><text:span text:style-name="T25">of the project. The file is about </text:span><text:span text:style-name="T26">t</text:span><text:span text:style-name="T25">ext color function &amp; about page. During understanding the codes, I learnt some css as below:</text:span></text:p>
      <text:p text:style-name="P134"><text:span text:style-name="T23">css: transition <text:s text:c="2"/>change color or image size </text:span><text:span text:style-name="T27">etc. </text:span><text:span text:style-name="T23">gradually</text:span></text:p>
      <text:p text:style-name="P30">css selectors:</text:p>
      <text:p text:style-name="P134"><text:span text:style-name="T29">1</text:span><text:span text:style-name="T23">. simple selectors: select based on element</text:span></text:p>
      <text:p text:style-name="P30">- name;</text:p>
      <text:p text:style-name="P30">- id (# + Id name);</text:p>
      <text:p text:style-name="P30">- class (. + class name)</text:p>
      <text:p text:style-name="P63"><text:span text:style-name="T154">2</text:span><text:span text:style-name="T155">. combinator selectors</text:span><text:span text:style-name="T154"> </text:span><text:span text:style-name="T160">There are four different combinators in CSS:</text:span></text:p>
      <text:list xml:id="list1549524594" text:style-name="L1">
        <text:list-item>
          <text:p text:style-name="P340">descendant selector (space)</text:p>
        </text:list-item>
        <text:list-item>
          <text:p text:style-name="P340">child selector (&gt;)</text:p>
        </text:list-item>
        <text:list-item>
          <text:p text:style-name="P340">adjacent sibling selector (+)</text:p>
        </text:list-item>
        <text:list-item>
          <text:p text:style-name="P338">general sibling selector (~)</text:p>
        </text:list-item>
      </text:list>
      <text:p text:style-name="P3"><text:span text:style-name="T30">3</text:span><text:span text:style-name="T28">.</text:span><text:span text:style-name="T62"> </text:span><text:a xlink:type="simple" xlink:href="https://www.w3schools.com/css/css_pseudo_classes.asp" text:style-name="Internet_20_link" text:visited-style-name="Visited_20_Internet_20_Link"><text:span text:style-name="T59">Pseudo-class selectors</text:span></text:a><text:span text:style-name="T56"> </text:span><text:span text:style-name="T54">(select elements based on a certain state)</text:span></text:p>
      <text:p text:style-name="P4"><text:span text:style-name="T58">4</text:span><text:span text:style-name="T57">. </text:span><text:span text:style-name="T161">Pseudo-elements selectors</text:span><text:span text:style-name="T81"> </text:span><text:span text:style-name="T60">(select and style a part of an element) </text:span><text:span text:style-name="T61">e.g </text:span><text:span text:style-name="T31">after, <text:tab/>before : e.g add content after or before a p element’s contents.</text:span></text:p>
      <text:p text:style-name="P3"><text:span text:style-name="T58">5</text:span><text:span text:style-name="T57">. </text:span><text:span text:style-name="T55"><text:s/>Attribute selectors </text:span><text:span text:style-name="T54">(select elements based on an attribute or attribute value)</text:span></text:p>
      <text:p text:style-name="P100"><text:span text:style-name="T194">"&amp;" </text:span><text:span text:style-name="T195">is parent selector defined in sass.</text:span><text:span text:style-name="T127"><text:tab/></text:span></text:p>
      <text:p text:style-name="P101"><text:span text:style-name="T127">=</text:span><text:span text:style-name="T126">==================================================================</text:span></text:p>
      <text:p text:style-name="P72"><text:soft-page-break/><text:span text:style-name="T198">H</text:span><text:span text:style-name="T197">omepage and Main Sass Module</text:span></text:p>
      <text:p text:style-name="P33"><text:span text:style-name="T233">24</text:span>.11.2020</text:p>
      <text:p text:style-name="P34">In this module, first is to create index HTML markup, then implement scss for the markup. The HTML markup contains a header and a main area. The header contains a menu button and an overlay. </text:p>
      <text:p text:style-name="P71"><text:span text:style-name="T205">1. </text:span><text:span text:style-name="T204">Create header</text:span> </text:p>
      <text:p text:style-name="P37"><text:tab/><text:span text:style-name="T162">create menu icon 3 lines</text:span><text:span text:style-name="T217">,</text:span><text:span text:style-name="T211"> </text:span><text:span text:style-name="T212">which will be all manipulated via css</text:span></text:p>
      <text:p text:style-name="P242">Go inside body, create a header by <text:tab/><text:span text:style-name="T235">header + TAB</text:span></text:p>
      <text:p text:style-name="P242">Go inside header, create a menu button <text:span text:style-name="T247">(</text:span>div<text:span text:style-name="T247">)</text:span> by<text:tab/><text:span text:style-name="T235">.menu-btn + TAB</text:span></text:p>
      <text:p text:style-name="P243"><text:span text:style-name="T244">Go inside button div, create 3 divs by<text:tab/></text:span><text:span text:style-name="T235">.btn-line*3 + TAB</text:span><text:span text:style-name="T244"> <text:s text:c="2"/>(each div represent</text:span><text:span text:style-name="T245">s</text:span><text:span text:style-name="T244"> a <text:tab/><text:tab/><text:tab/><text:tab/><text:tab/><text:tab/><text:tab/> <text:s text:c="5"/><text:tab/><text:tab/>line of menu icon) </text:span></text:p>
      <text:p text:style-name="P258">&lt;body&gt;</text:p>
      <text:p text:style-name="P259"><text:tab/>&lt;header&gt;</text:p>
      <text:p text:style-name="P259"><text:tab/><text:tab/>&lt;div class="menu-btn"&gt;</text:p>
      <text:p text:style-name="P259"><text:tab/><text:tab/><text:tab/>&lt;div class="btn-line"&gt;&lt;/div&gt;</text:p>
      <text:p text:style-name="P259"><text:tab/><text:tab/><text:tab/>&lt;div class="btn-line"&gt;&lt;/div&gt;</text:p>
      <text:p text:style-name="P259"><text:tab/><text:tab/><text:tab/>&lt;div class="btn-line"&gt;&lt;/div&gt;</text:p>
      <text:p text:style-name="P259"><text:tab/><text:tab/>&lt;/div&gt;</text:p>
      <text:p text:style-name="P259"><text:tab/>&lt;/header&gt;</text:p>
      <text:p text:style-name="P259">&lt;/body&gt;</text:p>
      <text:p text:style-name="P66"/>
      <text:p text:style-name="P29"><text:span text:style-name="T248"><text:tab/></text:span><text:span text:style-name="T164">create menu</text:span></text:p>
      <text:p text:style-name="P149"><text:span text:style-name="T216">Menu includes menu branding on the left side and menu nav on the right side. Menu branding is a background image which is not an inline tag image, it is added as a div of the class of portrait, and the image will be put through Css. If an image has meaning, in terms of your content, you should use an HTML image. If an image is purely decoration, you should use CSS background images. This is well explained in: </text:span><text:a xlink:type="simple" xlink:href="https://developer.mozilla.org/en-US/docs/Learn/HTML/Multimedia_and_embedding/Images_in_HTML" text:style-name="Internet_20_link" text:visited-style-name="Visited_20_Internet_20_Link">https://developer.mozilla.org/en-US/docs/Learn/HTML/Multimedia_and_embedding/Images_in_HTML</text:a></text:p>
      <text:p text:style-name="P151">&lt;img&gt; title attribute defines sth shown upon hover over the image.</text:p>
      <text:p text:style-name="P152">&lt;img&gt; alt attribute difines sth shown if the image cannot be successfully displayed. If it is important, then the contents should be in the main part of the text then just leave alt=””.</text:p>
      <text:p text:style-name="P150"><text:span text:style-name="T210">One should not put text into images. If one’s main heading needs a drop shadow, for example, </text:span><text:span text:style-name="T208">use Css</text:span><text:span text:style-name="T210"> for that rather than putting the text into an image(see above link for details).</text:span></text:p>
      <text:p text:style-name="P146">One shouldn't alter the size of images using HTML attributes, but use Css. One should use an image editor to put image at the correct size before putting it on a webpage.</text:p>
      <text:p text:style-name="P39"><text:soft-page-break/></text:p>
      <text:p text:style-name="P31"><text:a xlink:type="simple" xlink:href="https://developer.mozilla.org/en-US/docs/Web/HTML/Element/figure" text:style-name="Internet_20_link" text:visited-style-name="Visited_20_Internet_20_Link"><text:span text:style-name="Source_20_Text"><text:span text:style-name="T250">&lt;figure&gt;</text:span></text:span></text:a><text:span text:style-name="T216"> and </text:span><text:a xlink:type="simple" xlink:href="https://developer.mozilla.org/en-US/docs/Web/HTML/Element/figcaption" text:style-name="Internet_20_link" text:visited-style-name="Visited_20_Internet_20_Link"><text:span text:style-name="Source_20_Text"><text:span text:style-name="T209">&lt;figcaption&gt;</text:span></text:span></text:a><text:span text:style-name="T216"> elements for add caption to a figure. Use &lt;p&gt; element is not good, because screen reader cannot interpret it to blind people for example. </text:span></text:p>
      <text:p text:style-name="P41">Below is the syntaxes for creating menu: <text:s/><text:span text:style-name="T197">start from the outer(bigger) structure </text:span></text:p>
      <text:p text:style-name="P106"><text:span text:style-name="T121">first:</text:span><text:span text:style-name="T89"><text:tab/><text:tab/></text:span><text:span text:style-name="T253">&lt;div class="menu"&gt;</text:span></text:p>
      <text:p text:style-name="P119"><text:span text:style-name="T254"><text:tab/><text:tab/><text:tab/>&lt;div class="menu-branding"&gt;<text:tab/><text:tab/></text:span><text:span text:style-name="T240">.</text:span><text:span text:style-name="T241">menu-branding + TAB</text:span></text:p>
      <text:p text:style-name="P193"><text:tab/><text:tab/><text:tab/>&lt;/div&gt;</text:p>
      <text:p text:style-name="P193"/>
      <text:p text:style-name="P193"><text:tab/><text:tab/><text:tab/>&lt;ul class="menu-nav"&gt;<text:tab/><text:tab/><text:span text:style-name="T236">ul.menu-nav + TAB</text:span></text:p>
      <text:p text:style-name="P193"><text:tab/><text:tab/><text:tab/>&lt;/ul&gt;</text:p>
      <text:p text:style-name="P193"/>
      <text:p text:style-name="P193"><text:tab/><text:tab/>&lt;/div&gt;</text:p>
      <text:p text:style-name="P40">then <text:span text:style-name="T264">add the inner structure (red):</text:span> <text:s text:c="7"/></text:p>
      <text:p text:style-name="P244">&lt;div class="menu"&gt;</text:p>
      <text:p text:style-name="P245"><text:tab/>&lt;div class="menu-branding"&gt;</text:p>
      <text:p text:style-name="P245"><text:tab/><text:tab/><text:span text:style-name="T173">&lt;div class="portrait"&gt;&lt;/div&gt;<text:tab/><text:tab/></text:span><text:span text:style-name="T235">.</text:span><text:span text:style-name="T236">portrait + TAB</text:span></text:p>
      <text:p text:style-name="P245"><text:tab/>&lt;/div&gt;</text:p>
      <text:p text:style-name="P245"/>
      <text:p text:style-name="P245"><text:tab/>&lt;ul class="menu-nav"&gt;</text:p>
      <text:p text:style-name="P245"><text:tab/><text:tab/><text:span text:style-name="T173">&lt;</text:span><text:span text:style-name="T182">li</text:span><text:span text:style-name="T173"> class="nav-item"&gt;<text:tab/><text:tab/><text:tab/></text:span><text:span text:style-name="T237">li</text:span><text:span text:style-name="T235">.</text:span><text:span text:style-name="T236">nav-item + TAB</text:span></text:p>
      <text:p text:style-name="P253"><text:tab/><text:tab/><text:tab/>&lt;a href="/" class="nav-link"&gt;<text:tab/><text:tab/><text:span text:style-name="T236">a.nav-link + TAB</text:span></text:p>
      <text:p text:style-name="P253"><text:tab/><text:tab/><text:tab/>Home&lt;/a&gt;</text:p>
      <text:p text:style-name="P253"><text:tab/><text:tab/>&lt;/<text:span text:style-name="T265">li</text:span>&gt;</text:p>
      <text:p text:style-name="P252"/>
      <text:p text:style-name="P245"><text:tab/>&lt;/ul&gt;</text:p>
      <text:p text:style-name="P246">&lt;/div&gt;</text:p>
      <text:p text:style-name="P246"/>
      <text:p text:style-name="P182">Note: href=”/” is manually inputted, and also “Home”.</text:p>
      <text:p text:style-name="P245"/>
      <text:p text:style-name="P180">Then copy the li element and paste 3 times, and make changes accordingly:</text:p>
      <text:p text:style-name="P181"/>
      <text:p text:style-name="P181"/>
      <text:p text:style-name="P247">&lt;body&gt;</text:p>
      <text:p text:style-name="P247"><text:s text:c="3"/>&lt;header&gt;</text:p>
      <text:p text:style-name="P247"><text:s text:c="7"/>&lt;div class="menu-btn"&gt;</text:p>
      <text:p text:style-name="P247"><text:s text:c="11"/>&lt;div class="btn-line"&gt;&lt;/div&gt;</text:p>
      <text:p text:style-name="P247"><text:s text:c="11"/>&lt;div class="btn-line"&gt;&lt;/div&gt;</text:p>
      <text:p text:style-name="P247"><text:s text:c="11"/>&lt;div class="btn-line"&gt;&lt;/div&gt;</text:p>
      <text:p text:style-name="P247"><text:s text:c="7"/>&lt;/div&gt;</text:p>
      <text:p text:style-name="P247"><text:s text:c="7"/>&lt;div class="menu"&gt;</text:p>
      <text:p text:style-name="P247"><text:s text:c="11"/>&lt;div class="menu-branding"&gt;</text:p>
      <text:p text:style-name="P247"><text:s text:c="16"/>&lt;div class="portrait"&gt;&lt;/div&gt;</text:p>
      <text:p text:style-name="P247"><text:s text:c="11"/>&lt;/div&gt;</text:p>
      <text:p text:style-name="P247"><text:s text:c="11"/>&lt;ul class="menu-nav"&gt;</text:p>
      <text:p text:style-name="P247"><text:s text:c="15"/>&lt;li class="nav-item"&gt;</text:p>
      <text:p text:style-name="P247"><text:soft-page-break/><text:s text:c="19"/>&lt;a href="/" class="nav-link"&gt;</text:p>
      <text:p text:style-name="P247"><text:s text:c="20"/>Home&lt;/a&gt;</text:p>
      <text:p text:style-name="P247"><text:s text:c="15"/>&lt;/li&gt;</text:p>
      <text:p text:style-name="P247"><text:s text:c="15"/>&lt;li class="nav-item"&gt;</text:p>
      <text:p text:style-name="P247"><text:s text:c="16"/>&lt;a href="/about.html" class="nav-link"&gt;</text:p>
      <text:p text:style-name="P247"><text:s text:c="17"/>About Me&lt;/a&gt;</text:p>
      <text:p text:style-name="P247"><text:s text:c="12"/>&lt;/li&gt;</text:p>
      <text:p text:style-name="P247"><text:s text:c="12"/>&lt;li class="nav-item"&gt;</text:p>
      <text:p text:style-name="P247"><text:s text:c="16"/>&lt;a href="/work.html" class="nav-link"&gt;</text:p>
      <text:p text:style-name="P247"><text:s text:c="17"/>My Work&lt;/a&gt;</text:p>
      <text:p text:style-name="P247"><text:s text:c="12"/>&lt;/li&gt;</text:p>
      <text:p text:style-name="P247"><text:s text:c="12"/>&lt;li class="nav-item"&gt;</text:p>
      <text:p text:style-name="P247"><text:s text:c="16"/>&lt;a href="/contact.html" class="nav-link"&gt;</text:p>
      <text:p text:style-name="P247"><text:s text:c="17"/>How To Reach Me&lt;/a&gt;</text:p>
      <text:p text:style-name="P247"><text:s text:c="12"/>&lt;/li&gt; <text:s text:c="4"/></text:p>
      <text:p text:style-name="P247"><text:s text:c="11"/>&lt;/ul&gt;</text:p>
      <text:p text:style-name="P247"><text:s text:c="7"/>&lt;/div&gt;</text:p>
      <text:p text:style-name="P247"><text:s text:c="3"/>&lt;/header&gt;</text:p>
      <text:p text:style-name="P247">&lt;/body&gt;</text:p>
      <text:p text:style-name="P179"/>
      <text:p text:style-name="P32"><text:span text:style-name="T214">B</text:span><text:span text:style-name="T213">y far, it looks ugly without the CSS. <text:s/>Next, u</text:span><text:span text:style-name="T215">nder the header, create the main area:</text:span></text:p>
      <text:p text:style-name="P65"><text:span text:style-name="T220">2. </text:span><text:span text:style-name="T218">C</text:span><text:span text:style-name="T210">reate main area </text:span><text:span text:style-name="T221">(</text:span><text:span text:style-name="T222">heading</text:span><text:span text:style-name="T223">(h1)</text:span><text:span text:style-name="T222">, conten</text:span><text:span text:style-name="T223">t</text:span><text:span text:style-name="T222">s</text:span><text:span text:style-name="T223">(h2)</text:span><text:span text:style-name="T222">, icons</text:span><text:span text:style-name="T221">)</text:span><text:span text:style-name="T210">:</text:span></text:p>
      <text:p text:style-name="P65"><text:span text:style-name="T210"><text:tab/></text:span><text:span text:style-name="T167">create heading and contents</text:span></text:p>
      <text:p text:style-name="P44">Again, start from the outer structure,</text:p>
      <text:p text:style-name="P257">&lt;main id="home"&gt;</text:p>
      <text:p text:style-name="P257"><text:s text:c="7"/>&lt;h1 class="lg-heading"&gt;</text:p>
      <text:p text:style-name="P257"><text:s text:c="11"/>John Doe</text:p>
      <text:p text:style-name="P257"><text:s text:c="7"/>&lt;/h1&gt;</text:p>
      <text:p text:style-name="P257"><text:s text:c="7"/>&lt;h2 class="sm-heading"&gt;</text:p>
      <text:p text:style-name="P257"><text:s text:c="11"/>Web Developer, Programmer, Designer &amp;</text:p>
      <text:p text:style-name="P257"><text:s text:c="11"/>Entrepreneur</text:p>
      <text:p text:style-name="P257"><text:s text:c="7"/>&lt;/h2&gt;</text:p>
      <text:p text:style-name="P257">&lt;/main&gt;</text:p>
      <text:p text:style-name="P35"><text:span text:style-name="T218"><text:s/></text:span><text:span text:style-name="T177">then go to details, </text:span><text:span text:style-name="T178">change the Doe color by</text:span><text:span text:style-name="T219">:</text:span></text:p>
      <text:p text:style-name="P178"><text:s/>&lt;main id="home"&gt;</text:p>
      <text:p text:style-name="P178"><text:s text:c="7"/>&lt;h1 class="lg-heading"&gt;</text:p>
      <text:p text:style-name="P178"><text:s text:c="11"/>John <text:span text:style-name="T173">&lt;span class="text-secondary"&gt;Doe&lt;/span&gt; <text:s/></text:span><text:s text:c="5"/></text:p>
      <text:p text:style-name="P178"><text:s text:c="7"/>&lt;/h1&gt;</text:p>
      <text:p text:style-name="P178"><text:soft-page-break/><text:s text:c="7"/>&lt;h2 class="sm-heading"&gt;</text:p>
      <text:p text:style-name="P178"><text:s text:c="11"/>Web Developer, Programmer, Designer &amp;</text:p>
      <text:p text:style-name="P178"><text:s text:c="11"/>Entrepreneur</text:p>
      <text:p text:style-name="P178"><text:s text:c="7"/>&lt;/h2&gt;</text:p>
      <text:p text:style-name="P178"><text:s text:c="3"/>&lt;/main&gt;</text:p>
      <text:p text:style-name="P60"/>
      <text:p text:style-name="P38"><text:span text:style-name="T199"><text:tab/></text:span><text:span text:style-name="T166">creat icons </text:span><text:span text:style-name="T246">inside main element</text:span></text:p>
      <text:p text:style-name="P64"><text:span text:style-name="T156">Use Font Awesome 5, and below syntax in the &lt;head&gt; of html</text:span><text:span text:style-name="T157">:</text:span></text:p>
      <text:p text:style-name="P75"><text:span text:style-name="T200">&lt;script src= "</text:span><text:a xlink:type="simple" xlink:href="https://kit.fontawesome.com/e49d0dfefa.js" text:style-name="Internet_20_link" text:visited-style-name="Visited_20_Internet_20_Link"><text:span text:style-name="T200">https://kit.fontawesome.com/e49d0dfefa.js</text:span></text:a><text:span text:style-name="T200">"&gt;&lt;/script&gt;</text:span></text:p>
      <text:p text:style-name="P78">&lt;div class="icons"&gt;</text:p>
      <text:p text:style-name="P193"><text:tab/>&lt;a href="#!"&gt;<text:tab/><text:tab/><text:tab/><text:tab/><text:tab/> <text:s text:c="2"/><text:span text:style-name="T238">a + TAB </text:span></text:p>
      <text:p text:style-name="P193"><text:tab/><text:tab/>&lt;i class="fab fa-twitter fa-2x"&gt;&lt;/i&gt; <text:s text:c="2"/><text:span text:style-name="T238">i.fab.fa-twitter.</text:span><text:span text:style-name="T239">fa-2x</text:span><text:span text:style-name="T238"> +TAB </text:span><text:span text:style-name="T180">*</text:span></text:p>
      <text:p text:style-name="P193"><text:tab/>&lt;/a&gt;</text:p>
      <text:p text:style-name="P193"/>
      <text:p text:style-name="P193"><text:tab/>&lt;a href="#!"&gt;</text:p>
      <text:p text:style-name="P193"><text:tab/><text:tab/>&lt;i class="fab fa-facebook fa-2x"&gt;&lt;/i&gt;</text:p>
      <text:p text:style-name="P193"><text:tab/>&lt;/a&gt;</text:p>
      <text:p text:style-name="P193"/>
      <text:p text:style-name="P193"><text:tab/>&lt;a href="#!"&gt;</text:p>
      <text:p text:style-name="P193"><text:tab/><text:tab/>&lt;i class="fab fa-linkedin fa-2x"&gt;&lt;/i&gt;</text:p>
      <text:p text:style-name="P193"><text:tab/>&lt;/a&gt;</text:p>
      <text:p text:style-name="P193"/>
      <text:p text:style-name="P193"><text:tab/>&lt;a href="#!"&gt;</text:p>
      <text:p text:style-name="P193"><text:tab/><text:tab/>&lt;i class="fab fa-github fa-2x"&gt;&lt;/i&gt;</text:p>
      <text:p text:style-name="P193"><text:tab/>&lt;/a&gt;</text:p>
      <text:p text:style-name="P193">&lt;/div&gt;</text:p>
      <text:p text:style-name="P76"/>
      <text:p text:style-name="P173"><text:span text:style-name="T200">* </text:span><text:span text:style-name="T128">It is easier to implement this line this way:</text:span></text:p>
      <text:p text:style-name="P174"><text:span text:style-name="T128">find by key word e.g facebook in </text:span><text:a xlink:type="simple" xlink:href="https://fontawesome.com/icons?d=gallery&amp;q=l&amp;m=free" text:style-name="Internet_20_link" text:visited-style-name="Visited_20_Internet_20_Link">https://fontawesome.com/icons?d=gallery&amp;q=l&amp;m=free</text:a><text:span text:style-name="T128"> <text:s/>, then copy the html and paste into vscode.</text:span></text:p>
      <text:p text:style-name="P148"><text:span text:style-name="T129">HTML elements can belong to more than one class. To define multiple classes, separate the class names with a space, e.g. </text:span><text:span text:style-name="T131">&lt;div class="city main"&gt;</text:span><text:span text:style-name="T129">. </text:span><text:span text:style-name="T131">T</text:span><text:span text:style-name="T132">his div belongs to both class city and class main</text:span><text:span text:style-name="T130">. It can be styled </text:span><text:span text:style-name="T129">according to all the classes specified.</text:span></text:p>
      <text:p text:style-name="P153"/>
      <text:p text:style-name="P164">Add script in the end of the body element, and in dist dir creaty js/main.js:</text:p>
      <text:p text:style-name="P163">&lt;script src="js/main.js"&gt;&lt;/script&gt;</text:p>
      <text:p text:style-name="P164">By far, the index html markup is done. Next, to work on the scss of index html.</text:p>
      <text:p text:style-name="P164"/>
      <text:p text:style-name="P169"><text:soft-page-break/></text:p>
      <text:p text:style-name="P169"><text:span text:style-name="T266">3. </text:span><text:span text:style-name="T204">work on the </text:span><text:span text:style-name="T206">main </text:span><text:span text:style-name="T204">scss </text:span><text:span text:style-name="T206">(</text:span><text:span text:style-name="T204">of index html</text:span><text:span text:style-name="T206">)</text:span></text:p>
      <text:p text:style-name="P170"><text:span text:style-name="T165">a</text:span><text:span text:style-name="T163">dd core styling</text:span><text:span text:style-name="T231">:</text:span> add box sizing property for everything:</text:p>
      <text:p text:style-name="P165">* {</text:p>
      <text:p text:style-name="P193">box-sizing: border-box;</text:p>
      <text:p text:style-name="P193">}</text:p>
      <text:p text:style-name="P193"/>
      <text:p text:style-name="P175"><text:span text:style-name="T32">box-sizing: The </text:span><text:span text:style-name="Strong_20_Emphasis"><text:span text:style-name="Source_20_Text"><text:span text:style-name="T33">box-sizing</text:span></text:span></text:span><text:span text:style-name="T32"> </text:span><text:a xlink:type="simple" xlink:href="https://developer.mozilla.org/en-US/docs/Web/CSS" text:style-name="Internet_20_link" text:visited-style-name="Visited_20_Internet_20_Link"><text:span text:style-name="T83">CSS</text:span></text:a><text:span text:style-name="T32"> property sets how the total width and height of an element is calculated. It has two values, content-box and border-box. </text:span></text:p>
      <text:p text:style-name="P177"><text:span text:style-name="T43">c</text:span><text:span text:style-name="T41">ontent-box</text:span><text:span text:style-name="T32"> is the initial and default value as specified by the CSS standard. The </text:span><text:a xlink:type="simple" xlink:href="https://developer.mozilla.org/en-US/docs/Web/CSS/width" text:style-name="Internet_20_link" text:visited-style-name="Visited_20_Internet_20_Link"><text:span text:style-name="Source_20_Text"><text:span text:style-name="T83">width</text:span></text:span></text:a><text:span text:style-name="T32"> and </text:span><text:a xlink:type="simple" xlink:href="https://developer.mozilla.org/en-US/docs/Web/CSS/height" text:style-name="Internet_20_link" text:visited-style-name="Visited_20_Internet_20_Link"><text:span text:style-name="Source_20_Text"><text:span text:style-name="T83">height</text:span></text:span></text:a><text:span text:style-name="T32"> properties include the content, but does not include the padding, border, or margin. e.g </text:span></text:p>
      <text:p text:style-name="P177"><text:span text:style-name="Source_20_Text"><text:span text:style-name="T33">box {width: 350px; border: 10px solid black;}</text:span></text:span><text:span text:style-name="T32"> renders a box that is 370px wide. Here, the dimensions of the element are calculated as: </text:span><text:span text:style-name="Emphasis"><text:span text:style-name="T33">width = width of the content</text:span></text:span><text:span text:style-name="T32">, and </text:span><text:span text:style-name="Emphasis"><text:span text:style-name="T33">height = height of the content</text:span></text:span><text:span text:style-name="T32">. (Borders and padding are not included in the calculation.)</text:span></text:p>
      <text:p text:style-name="P184"><text:span text:style-name="Source_20_Text"><text:span text:style-name="T42">border-box</text:span></text:span><text:span text:style-name="Source_20_Text"><text:span text:style-name="T33">: </text:span></text:span><text:span text:style-name="T32">The </text:span><text:a xlink:type="simple" xlink:href="https://developer.mozilla.org/en-US/docs/Web/CSS/width" text:style-name="Internet_20_link" text:visited-style-name="Visited_20_Internet_20_Link"><text:span text:style-name="Source_20_Text"><text:span text:style-name="T83">width</text:span></text:span></text:a><text:span text:style-name="T32"> and </text:span><text:a xlink:type="simple" xlink:href="https://developer.mozilla.org/en-US/docs/Web/CSS/height" text:style-name="Internet_20_link" text:visited-style-name="Visited_20_Internet_20_Link"><text:span text:style-name="Source_20_Text"><text:span text:style-name="T83">height</text:span></text:span></text:a><text:span text:style-name="T32"> properties include the content, padding, and border, but do not include the margin. e.g </text:span></text:p>
      <text:p text:style-name="P184"><text:span text:style-name="Source_20_Text"><text:span text:style-name="T33">box {width: 350px; border: 10px solid black;}</text:span></text:span><text:span text:style-name="T32"> renders a box that is 350px wide, with the area for content being 330px wide. The content box can't be negative and is floored to 0, making it impossible to use </text:span><text:span text:style-name="Source_20_Text"><text:span text:style-name="T33">border-box</text:span></text:span><text:span text:style-name="T32"> to make the element disappear.</text:span></text:p>
      <text:p text:style-name="P171"><text:span text:style-name="T268">(ref </text:span><text:a xlink:type="simple" xlink:href="https://developer.mozilla.org/en-US/docs/Web/CSS/box-sizing" text:style-name="Internet_20_link" text:visited-style-name="Visited_20_Internet_20_Link">https://developer.mozilla.org/en-US/docs/Web/CSS/box-sizing</text:a><text:span text:style-name="T268">)</text:span></text:p>
      <text:p text:style-name="P154"/>
      <text:p text:style-name="P160"><text:span text:style-name="T269">b</text:span>ody scss:</text:p>
      <text:p text:style-name="P156">makes the body height is 100%, and take margin away</text:p>
      <text:p text:style-name="P157"><text:span text:style-name="T267">set font by</text:span> font-family</text:p>
      <text:p text:style-name="P157"><text:span text:style-name="T267">set</text:span> line-height</text:p>
      <text:p text:style-name="P167">body {</text:p>
      <text:p text:style-name="P193">background: $primary-color;</text:p>
      <text:p text:style-name="P193">color: #fff;</text:p>
      <text:p text:style-name="P193">height: 100%;</text:p>
      <text:p text:style-name="P193">margin: 0;</text:p>
      <text:p text:style-name="P193">font-family: 'Segoe UI', Tahoma, Geneva, Verdana, sans-serif;</text:p>
      <text:p text:style-name="P193">line-height: 1.5;</text:p>
      <text:p text:style-name="P193">}</text:p>
      <text:p text:style-name="P209"/>
      <text:p text:style-name="P159"><text:span text:style-name="T275">headings scss</text:span>: <text:span text:style-name="T228">(from outer to inner structure)</text:span></text:p>
      <text:p text:style-name="P161"><text:span text:style-name="T225">o</text:span><text:span text:style-name="T224">uter structure first</text:span></text:p>
      <text:p text:style-name="P155">all headings margin 0 <text:span text:style-name="T270">and font-weight thinner</text:span></text:p>
      <text:p text:style-name="P166">h1,</text:p>
      <text:p text:style-name="P193">h2,</text:p>
      <text:p text:style-name="P193">h3 {</text:p>
      <text:p text:style-name="P193"><text:soft-page-break/><text:s text:c="3"/>margin: 0;</text:p>
      <text:p text:style-name="P193"><text:s text:c="3"/>font-weight: 400;</text:p>
      <text:p text:style-name="P193">}</text:p>
      <text:p text:style-name="P162"/>
      <text:p text:style-name="P158">continue to define <text:span text:style-name="T173">inner features</text:span>:</text:p>
      <text:p text:style-name="P168">h1,</text:p>
      <text:p text:style-name="P193">h2,</text:p>
      <text:p text:style-name="P193">h3 {</text:p>
      <text:p text:style-name="P193"><text:tab/>margin: 0;</text:p>
      <text:p text:style-name="P193"><text:tab/>font-weight: 400;</text:p>
      <text:p text:style-name="P202"/>
      <text:p text:style-name="P193"><text:tab/><text:span text:style-name="T173">&amp;.lg-heading {</text:span></text:p>
      <text:p text:style-name="P236"><text:tab/><text:tab/>font-size: 6rem;</text:p>
      <text:p text:style-name="P236"><text:tab/>}</text:p>
      <text:p text:style-name="P238"/>
      <text:p text:style-name="P236"><text:tab/>&amp;.sm-heading {</text:p>
      <text:p text:style-name="P236"><text:tab/><text:tab/>margin-bottom: 2rem; // <text:span text:style-name="T273">push icons </text:span><text:span text:style-name="T274">below it a little bit </text:span><text:span text:style-name="T273">down</text:span></text:p>
      <text:p text:style-name="P236"><text:tab/><text:tab/>padding: 0.2rem 1rm; // <text:span text:style-name="T273">give the text a little bit background</text:span></text:p>
      <text:p text:style-name="P236"><text:tab/>}</text:p>
      <text:p text:style-name="P193">}</text:p>
      <text:p text:style-name="P193"/>
      <text:p text:style-name="P193"/>
      <text:p text:style-name="P207"/>
      <text:p text:style-name="P210">Note: <text:span text:style-name="T183">&amp;.lg-heading = h1.lg-heading</text:span></text:p>
      <text:p text:style-name="P210"><text:span text:style-name="T183"><text:tab/></text:span><text:span text:style-name="T256">use &amp; in a nested structure indicates that the lg-heading class is <text:tab/>attached to h1 itself, but not for sth else inside h1.</text:span></text:p>
      <text:p text:style-name="P231"/>
      <text:p text:style-name="P7"><text:span text:style-name="T35">O</text:span><text:span text:style-name="T34">ne can</text:span><text:span text:style-name="T35"> set font-size with </text:span><text:span text:style-name="T44">px, rem, em, vh </text:span><text:span text:style-name="T35">and</text:span><text:span text:style-name="T44"> vw</text:span><text:span text:style-name="T35"> and their differences (</text:span><text:a xlink:type="simple" xlink:href="https://www.youtube.com/watch?v=H4UtKu11yXg" text:style-name="Internet_20_link" text:visited-style-name="Visited_20_Internet_20_Link">https://www.youtube.com/watch?v=H4UtKu11yXg</text:a><text:span text:style-name="T35">). Rem is relative to the root meaning the html element, em is relative to its parent element’s font’s size, if it has no parent, then by default it will use html to compute its own font-size. One vh is 1/100 of the height of the screen, so 100vh is the full screen. However, one should set * margin:0 and padding:0 to get rid of the empty edge of the screen (see below css syntax). One vw is 1/100 of the width of the screen. </text:span></text:p>
      <text:p text:style-name="P121">* {</text:p>
      <text:p text:style-name="P194">margin: 0; <text:s/></text:p>
      <text:p text:style-name="P194">padding: 0;</text:p>
      <text:p text:style-name="P194">}</text:p>
      <text:p text:style-name="P208"/>
      <text:p text:style-name="P211">Note: The &lt;html&gt; element is the root element and it defines the whole HTML document. It has a start tag &lt;html&gt; and an end tag &lt;/html&gt; .</text:p>
      <text:p text:style-name="P61">Continue to work with .sm-heading</text:p>
      <text:p text:style-name="P89">&amp;.sm-heading {</text:p>
      <text:p text:style-name="P193">margin-bottom: 2rem; // push icons below it a little bit down</text:p>
      <text:p text:style-name="P193">padding: 0.2rem 1rm; // give the text a little bit background</text:p>
      <text:p text:style-name="P236">background: lighten($primary-color, 2);</text:p>
      <text:p text:style-name="P193">}</text:p>
      <text:p text:style-name="P140"><text:soft-page-break/><text:span text:style-name="Source_20_Text"><text:span text:style-name="T36">lighten()</text:span></text:span><text:span text:style-name="T35"> </text:span><text:span text:style-name="T37">is a sass function, it takes two parms, a color and lighten-degree-number. It </text:span><text:span text:style-name="T35">will </text:span><text:span text:style-name="T84">return a colour lighter</text:span><text:span text:style-name="T35">. </text:span><text:span text:style-name="T37">darken() is the other way around. </text:span><text:span text:style-name="T38">In above codes, after lightenning, I can see clear the padding of the element. </text:span></text:p>
      <text:p text:style-name="P62"/>
      <text:p text:style-name="P143"><text:span text:style-name="T50">Further c</text:span><text:span text:style-name="T51">ontinue to work with .sm-heading</text:span></text:p>
      <text:p text:style-name="P139"><text:span text:style-name="T46">L</text:span><text:span text:style-name="T47">ater will add a background image, and from current page will see through </text:span><text:span text:style-name="T48">to see the image. Now it blocks the view. </text:span><text:span text:style-name="T47"><text:s/></text:span><text:span text:style-name="T48">Use </text:span><text:span text:style-name="T45">rgba( ) </text:span><text:span text:style-name="T48">to do it. </text:span><text:span text:style-name="T49">RGBA color values are an extension of RGB color values with an alpha channel - which specifies the opacity of the color. The alpha parameter is a number between 0.0 (fully transparent) and 1.0 (fully opaque).</text:span><text:span text:style-name="T47"> </text:span></text:p>
      <text:p text:style-name="P68">&amp;.sm-heading {</text:p>
      <text:p text:style-name="P193">margin-bottom: 2rem; // push icons below it a little bit down</text:p>
      <text:p text:style-name="P193">padding: 0.2rem 1rem; // give the text a little bit background</text:p>
      <text:p text:style-name="P193">background: <text:span text:style-name="T173">rgba(</text:span>lighten($primary-color, 2)<text:span text:style-name="T173">, 0.5)</text:span>;</text:p>
      <text:p text:style-name="P193">}</text:p>
      <text:p text:style-name="P120"><text:span text:style-name="T113">L</text:span><text:span text:style-name="T112">inks</text:span></text:p>
      <text:p text:style-name="P43">all the color for links be white and no underline</text:p>
      <text:p text:style-name="P83">a {</text:p>
      <text:p text:style-name="P193">color: #fff;</text:p>
      <text:p text:style-name="P193">text-decoration: none;</text:p>
      <text:p text:style-name="P193">}</text:p>
      <text:p text:style-name="P69"/>
      <text:h text:style-name="P145" text:outline-level="1"><text:span text:style-name="T197">CSS text-decoration</text:span> property is all about line decoration of text, including overline, line-through, underline. It is the<text:span text:style-name="T232"> shorthand property for:</text:span></text:h>
      <text:list xml:id="list2354144149" text:style-name="L2">
        <text:list-item>
          <text:p text:style-name="P342">text-decoration-line <text:span text:style-name="T179">(required) <text:s text:c="3"/>if no line set, the color and style not work!!!</text:span></text:p>
        </text:list-item>
        <text:list-item>
          <text:p text:style-name="P342">text-decoration-color</text:p>
        </text:list-item>
        <text:list-item>
          <text:p text:style-name="P343">text-decoration-style</text:p>
        </text:list-item>
      </text:list>
      <text:p text:style-name="P45">text-decoration-style: <text:s/>Sets the style of the text decoration (like solid, wavy, dotted, <text:tab/><text:tab/><text:tab/><text:tab/> <text:s text:c="3"/>dashed, double)</text:p>
      <text:p text:style-name="P73"/>
      <text:p text:style-name="P73">Header</text:p>
      <text:p text:style-name="P46"><text:span text:style-name="T276">S</text:span>et the postion to fixed because <text:span text:style-name="T276">want</text:span> the header <text:span text:style-name="T276">(the 3 lines) </text:span>always stay at the top <text:span text:style-name="T181">even when scroll</text:span>, <text:span text:style-name="T277">set z index to 2, because want it to stay always in the front. The bigger the z, the closer it to a reader. Set its width to 100% to stretch it to the whole screen.</text:span></text:p>
      <text:p text:style-name="P88"><text:soft-page-break/>header {</text:p>
      <text:p text:style-name="P193">position: fixed; </text:p>
      <text:p text:style-name="P193">z-index: 2;</text:p>
      <text:p text:style-name="P193">width: 100%;</text:p>
      <text:p text:style-name="P193">}</text:p>
      <text:p text:style-name="P70"><text:span text:style-name="T226">The css </text:span><text:span text:style-name="T229">position</text:span><text:span text:style-name="T226"> property has </text:span><text:span text:style-name="T227">four</text:span><text:span text:style-name="T226"> values (</text:span><text:span text:style-name="T229">relative, fixed, absolute</text:span><text:span text:style-name="T226"> or </text:span><text:span text:style-name="T229">sticky</text:span><text:span text:style-name="T226">). Elements are positioned using the </text:span><text:span text:style-name="T229">top, bottom, left</text:span><text:span text:style-name="T226">, and </text:span><text:span text:style-name="T229">right</text:span><text:span text:style-name="T226"> properties. However, these properties will </text:span><text:span text:style-name="T186">NOT</text:span><text:span text:style-name="T226"> work unless the position property is set first. </text:span><text:span text:style-name="T227">(Static is initial and default, is not included in these values. Even position is set to static, the top or left setting will NOT work at all. ) </text:span></text:p>
      <text:p text:style-name="P70"><text:span text:style-name="T229">They also work differently depending on the position value.</text:span><text:span text:style-name="T226"> </text:span></text:p>
      <text:p text:style-name="P70"><text:span text:style-name="T226">Also, css </text:span><text:span text:style-name="Source_20_Text"><text:span text:style-name="T252">z-index</text:span></text:span><text:span text:style-name="Source_20_Text"><text:span text:style-name="T251"> </text:span></text:span><text:span text:style-name="T226">only works on positioned elements.</text:span></text:p>
      <text:p text:style-name="P57"/>
      <text:p text:style-name="P185"><text:span text:style-name="T197">position: fixed </text:span><text:s text:c="3"/>stay at original position even when scroll </text:p>
      <text:p text:style-name="P185">c.f.</text:p>
      <text:p text:style-name="P185"><text:span text:style-name="T197">position: absolute</text:span> move along with scroll</text:p>
      <text:p text:style-name="P186"/>
      <text:p text:style-name="P48"><text:a xlink:type="simple" xlink:href="https://www.youtube.com/watch?v=oRbLowjKVzI" text:style-name="Internet_20_link" text:visited-style-name="Visited_20_Internet_20_Link">https://www.youtube.com/watch?v=oRbLowjKVzI</text:a></text:p>
      <text:p text:style-name="P49">Do not use position unless has to, use margin and/or padding instead to change position of elements. <text:span text:style-name="T279">Because setting position of one element also makes other elements position to change. </text:span></text:p>
      <text:p text:style-name="P52">Relative is relative to the element immeadiately above it, or to its parent element if it has parent element. If its position is absolute, and its parent position is relative, then the absolute is within the scope of the parent; but if its parent position is not set, then it will set its place relative to the viewport. <text:span text:style-name="T311">And it is important to know that absolute take the image out of the flow, so the image will go to another layer (https://www.youtube.com/watch?v=P6UgYq3J3Qs). </text:span></text:p>
      <text:p text:style-name="P50">And also for <text:span text:style-name="T280">aa itself’s position change depends on the position value as well.</text:span></text:p>
      <text:p text:style-name="P51">Also the element’s parental relationship affects the outcome, meaning for the same position value, the same top or left changes behave differently if element is the middle section or the last or the first. See below summary for three &lt;section&gt; in a &lt;body&gt;, codes are <text:span text:style-name="T283">in github.</text:span> <text:s/></text:p>
      <text:p text:style-name="P53">Anyway, position property is complicated. </text:p>
      <text:p text:style-name="P52"/>
      <text:p text:style-name="P51"/>
      <text:p text:style-name="P50"><text:soft-page-break/></text:p>
      <text:p text:style-name="P50"/>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p text:style-name="P262"/>
          </table:table-cell>
          <table:table-cell table:style-name="Table1.A1" office:value-type="string">
            <text:p text:style-name="P262"><text:s/></text:p>
            <text:p text:style-name="P265">position</text:p>
            <text:p text:style-name="P265">value</text:p>
          </table:table-cell>
          <table:table-cell table:style-name="Table1.A1" office:value-type="string">
            <text:p text:style-name="P263"/>
            <text:p text:style-name="P263"/>
            <text:p text:style-name="P263">top</text:p>
            <text:p text:style-name="P266">change</text:p>
          </table:table-cell>
          <table:table-cell table:style-name="Table1.A1" office:value-type="string">
            <text:p text:style-name="P263"/>
            <text:p text:style-name="P263"/>
            <text:p text:style-name="P263">left</text:p>
            <text:p text:style-name="P266">change</text:p>
          </table:table-cell>
          <table:table-cell table:style-name="Table1.A1" office:value-type="string">
            <text:p text:style-name="P263">Original space <text:span text:style-name="T281">empty</text:span></text:p>
          </table:table-cell>
          <table:table-cell table:style-name="Table1.A1" office:value-type="string">
            <text:p text:style-name="P265"><text:span text:style-name="T173">Other element</text:span>'s position change</text:p>
          </table:table-cell>
          <table:table-cell table:style-name="Table1.G1" office:value-type="string">
            <text:p text:style-name="P265"/>
            <text:p text:style-name="P265"/>
            <text:p text:style-name="P265"><text:s text:c="8"/>NOTE</text:p>
          </table:table-cell>
        </table:table-row>
        <table:table-row table:style-name="Table1.1">
          <table:table-cell table:style-name="Table1.A2" table:number-rows-spanned="4" office:value-type="string">
            <text:p text:style-name="P268"/>
            <text:p text:style-name="P268"/>
            <text:p text:style-name="P268"/>
            <text:p text:style-name="P268">section-1</text:p>
          </table:table-cell>
          <table:table-cell table:style-name="Table1.A2" office:value-type="string">
            <text:p text:style-name="P263">relative</text:p>
          </table:table-cell>
          <table:table-cell table:style-name="Table1.A2" office:value-type="string">
            <text:p text:style-name="P264">yes</text:p>
          </table:table-cell>
          <table:table-cell table:style-name="Table1.A2" office:value-type="string">
            <text:p text:style-name="P265">yes</text:p>
          </table:table-cell>
          <table:table-cell table:style-name="Table1.A2" office:value-type="string">
            <text:p text:style-name="P264">yes</text:p>
          </table:table-cell>
          <table:table-cell table:style-name="Table1.A2" office:value-type="string">
            <text:p text:style-name="P265">no</text:p>
          </table:table-cell>
          <table:table-cell table:style-name="Table1.G2" office:value-type="string">
            <text:p text:style-name="P265"/>
          </table:table-cell>
        </table:table-row>
        <table:table-row table:style-name="Table1.1">
          <table:covered-table-cell/>
          <table:table-cell table:style-name="Table1.A2" office:value-type="string">
            <text:p text:style-name="P263">sticky</text:p>
          </table:table-cell>
          <table:table-cell table:style-name="Table1.A2" office:value-type="string">
            <text:p text:style-name="P264">yes</text:p>
          </table:table-cell>
          <table:table-cell table:style-name="Table1.A2" office:value-type="string">
            <text:p text:style-name="P264">no</text:p>
          </table:table-cell>
          <table:table-cell table:style-name="Table1.A2" office:value-type="string">
            <text:p text:style-name="P264">yes</text:p>
          </table:table-cell>
          <table:table-cell table:style-name="Table1.A2" office:value-type="string">
            <text:p text:style-name="P265">no</text:p>
          </table:table-cell>
          <table:table-cell table:style-name="Table1.G2" office:value-type="string">
            <text:p text:style-name="P265"/>
          </table:table-cell>
        </table:table-row>
        <table:table-row table:style-name="Table1.1">
          <table:covered-table-cell/>
          <table:table-cell table:style-name="Table1.A2" office:value-type="string">
            <text:p text:style-name="P263">absolute</text:p>
          </table:table-cell>
          <table:table-cell table:style-name="Table1.A2" office:value-type="string">
            <text:p text:style-name="P264">yes</text:p>
          </table:table-cell>
          <table:table-cell table:style-name="Table1.A2" office:value-type="string">
            <text:p text:style-name="P264">yes</text:p>
          </table:table-cell>
          <table:table-cell table:style-name="Table1.A2" office:value-type="string">
            <text:p text:style-name="P264">no</text:p>
          </table:table-cell>
          <table:table-cell table:style-name="Table1.A2" office:value-type="string">
            <text:p text:style-name="P265">yes</text:p>
          </table:table-cell>
          <table:table-cell table:style-name="Table1.G2" office:value-type="string">
            <text:p text:style-name="P265"/>
          </table:table-cell>
        </table:table-row>
        <table:table-row table:style-name="Table1.5">
          <table:covered-table-cell/>
          <table:table-cell table:style-name="Table1.A2" office:value-type="string">
            <text:p text:style-name="P263">fixed</text:p>
          </table:table-cell>
          <table:table-cell table:style-name="Table1.A2" office:value-type="string">
            <text:p text:style-name="P264">yes</text:p>
          </table:table-cell>
          <table:table-cell table:style-name="Table1.A2" office:value-type="string">
            <text:p text:style-name="P264">yes</text:p>
          </table:table-cell>
          <table:table-cell table:style-name="Table1.A2" office:value-type="string">
            <text:p text:style-name="P264">no</text:p>
          </table:table-cell>
          <table:table-cell table:style-name="Table1.A2" office:value-type="string">
            <text:p text:style-name="P265">yes</text:p>
          </table:table-cell>
          <table:table-cell table:style-name="Table1.G2" office:value-type="string">
            <text:p text:style-name="P265"/>
          </table:table-cell>
        </table:table-row>
        <table:table-row table:style-name="Table1.1">
          <table:table-cell table:style-name="Table1.A2" table:number-rows-spanned="4" office:value-type="string">
            <text:p text:style-name="P269"/>
            <text:p text:style-name="P269"/>
            <text:p text:style-name="P269"/>
            <text:p text:style-name="P269">section-2</text:p>
          </table:table-cell>
          <table:table-cell table:style-name="Table1.A2" office:value-type="string">
            <text:p text:style-name="P263">relative</text:p>
          </table:table-cell>
          <table:table-cell table:style-name="Table1.A2" office:value-type="string">
            <text:p text:style-name="P264">yes</text:p>
          </table:table-cell>
          <table:table-cell table:style-name="Table1.A2" office:value-type="string">
            <text:p text:style-name="P264">yes</text:p>
          </table:table-cell>
          <table:table-cell table:style-name="Table1.A2" office:value-type="string">
            <text:p text:style-name="P264">yes</text:p>
          </table:table-cell>
          <table:table-cell table:style-name="Table1.A2" office:value-type="string">
            <text:p text:style-name="P265">no</text:p>
          </table:table-cell>
          <table:table-cell table:style-name="Table1.G2" office:value-type="string">
            <text:p text:style-name="P265"/>
          </table:table-cell>
        </table:table-row>
        <table:table-row table:style-name="Table1.1">
          <table:covered-table-cell/>
          <table:table-cell table:style-name="Table1.A2" office:value-type="string">
            <text:p text:style-name="P263">sticky</text:p>
          </table:table-cell>
          <table:table-cell table:style-name="Table1.A2" office:value-type="string">
            <text:p text:style-name="P264">no</text:p>
          </table:table-cell>
          <table:table-cell table:style-name="Table1.A2" office:value-type="string">
            <text:p text:style-name="P264">yes</text:p>
          </table:table-cell>
          <table:table-cell table:style-name="Table1.A2" office:value-type="string">
            <text:p text:style-name="P264">yes</text:p>
          </table:table-cell>
          <table:table-cell table:style-name="Table1.A2" office:value-type="string">
            <text:p text:style-name="P266">no</text:p>
          </table:table-cell>
          <table:table-cell table:style-name="Table1.G2" office:value-type="string">
            <text:p text:style-name="P264"/>
          </table:table-cell>
        </table:table-row>
        <table:table-row table:style-name="Table1.1">
          <table:covered-table-cell/>
          <table:table-cell table:style-name="Table1.A2" office:value-type="string">
            <text:p text:style-name="P263">absolute</text:p>
          </table:table-cell>
          <table:table-cell table:style-name="Table1.A2" office:value-type="string">
            <text:p text:style-name="P264">yes</text:p>
          </table:table-cell>
          <table:table-cell table:style-name="Table1.A2" office:value-type="string">
            <text:p text:style-name="P266">yes</text:p>
          </table:table-cell>
          <table:table-cell table:style-name="Table1.A2" office:value-type="string">
            <text:p text:style-name="P264">no</text:p>
          </table:table-cell>
          <table:table-cell table:style-name="Table1.A2" office:value-type="string">
            <text:p text:style-name="P266">yes</text:p>
          </table:table-cell>
          <table:table-cell table:style-name="Table1.G2" office:value-type="string">
            <text:p text:style-name="P266">Only positions of <text:span text:style-name="T173">elements after it </text:span>change. </text:p>
          </table:table-cell>
        </table:table-row>
        <table:table-row table:style-name="Table1.9">
          <table:covered-table-cell/>
          <table:table-cell table:style-name="Table1.A2" office:value-type="string">
            <text:p text:style-name="P263">fixed</text:p>
          </table:table-cell>
          <table:table-cell table:style-name="Table1.A2" office:value-type="string">
            <text:p text:style-name="P264">yes</text:p>
          </table:table-cell>
          <table:table-cell table:style-name="Table1.A2" office:value-type="string">
            <text:p text:style-name="P266">yes</text:p>
          </table:table-cell>
          <table:table-cell table:style-name="Table1.A2" office:value-type="string">
            <text:p text:style-name="P264">no</text:p>
          </table:table-cell>
          <table:table-cell table:style-name="Table1.A2" office:value-type="string">
            <text:p text:style-name="P266">yes</text:p>
          </table:table-cell>
          <table:table-cell table:style-name="Table1.G2" office:value-type="string">
            <text:p text:style-name="P266">Only positions of <text:span text:style-name="T173">elements after it </text:span>change. </text:p>
          </table:table-cell>
        </table:table-row>
        <table:table-row table:style-name="Table1.1">
          <table:table-cell table:style-name="Table1.A2" table:number-rows-spanned="4" office:value-type="string">
            <text:p text:style-name="P269"/>
            <text:p text:style-name="P269"/>
            <text:p text:style-name="P269"/>
            <text:p text:style-name="P269">section-3</text:p>
          </table:table-cell>
          <table:table-cell table:style-name="Table1.A2" office:value-type="string">
            <text:p text:style-name="P263">relative</text:p>
          </table:table-cell>
          <table:table-cell table:style-name="Table1.A2" office:value-type="string">
            <text:p text:style-name="P264">yes</text:p>
          </table:table-cell>
          <table:table-cell table:style-name="Table1.A2" office:value-type="string">
            <text:p text:style-name="P264">yes</text:p>
          </table:table-cell>
          <table:table-cell table:style-name="Table1.A2" office:value-type="string">
            <text:p text:style-name="P264">yes</text:p>
          </table:table-cell>
          <table:table-cell table:style-name="Table1.A2" office:value-type="string">
            <text:p text:style-name="P264">?</text:p>
          </table:table-cell>
          <table:table-cell table:style-name="Table1.G2" table:number-rows-spanned="4" office:value-type="string">
            <text:p text:style-name="P264">? <text:span text:style-name="T282">= not known, because there are no elements after section-3.</text:span></text:p>
          </table:table-cell>
        </table:table-row>
        <table:table-row table:style-name="Table1.1">
          <table:covered-table-cell/>
          <table:table-cell table:style-name="Table1.A2" office:value-type="string">
            <text:p text:style-name="P263">sticky</text:p>
          </table:table-cell>
          <table:table-cell table:style-name="Table1.A2" office:value-type="string">
            <text:p text:style-name="P267">no</text:p>
          </table:table-cell>
          <table:table-cell table:style-name="Table1.A2" office:value-type="string">
            <text:p text:style-name="P267">no</text:p>
          </table:table-cell>
          <table:table-cell table:style-name="Table1.A2" office:value-type="string">
            <text:p text:style-name="P267">no</text:p>
          </table:table-cell>
          <table:table-cell table:style-name="Table1.A2" office:value-type="string">
            <text:p text:style-name="P264">?</text:p>
          </table:table-cell>
          <table:covered-table-cell/>
        </table:table-row>
        <table:table-row table:style-name="Table1.1">
          <table:covered-table-cell/>
          <table:table-cell table:style-name="Table1.A2" office:value-type="string">
            <text:p text:style-name="P263">absolute</text:p>
          </table:table-cell>
          <table:table-cell table:style-name="Table1.A2" office:value-type="string">
            <text:p text:style-name="P264">yes</text:p>
          </table:table-cell>
          <table:table-cell table:style-name="Table1.A2" office:value-type="string">
            <text:p text:style-name="P264">yes</text:p>
          </table:table-cell>
          <table:table-cell table:style-name="Table1.A2" office:value-type="string">
            <text:p text:style-name="P264">yes</text:p>
          </table:table-cell>
          <table:table-cell table:style-name="Table1.A2" office:value-type="string">
            <text:p text:style-name="P264">?</text:p>
          </table:table-cell>
          <table:covered-table-cell/>
        </table:table-row>
        <table:table-row table:style-name="Table1.1">
          <table:covered-table-cell/>
          <table:table-cell table:style-name="Table1.A2" office:value-type="string">
            <text:p text:style-name="P260">fixed</text:p>
          </table:table-cell>
          <table:table-cell table:style-name="Table1.A2" office:value-type="string">
            <text:p text:style-name="P261">yes</text:p>
          </table:table-cell>
          <table:table-cell table:style-name="Table1.A2" office:value-type="string">
            <text:p text:style-name="P261">yes</text:p>
          </table:table-cell>
          <table:table-cell table:style-name="Table1.A2" office:value-type="string">
            <text:p text:style-name="P261">yes</text:p>
          </table:table-cell>
          <table:table-cell table:style-name="Table1.A2" office:value-type="string">
            <text:p text:style-name="P261">?</text:p>
          </table:table-cell>
          <table:covered-table-cell/>
        </table:table-row>
      </table:table>
      <text:p text:style-name="P47"/>
      <text:p text:style-name="P47"/>
      <text:p text:style-name="P54">26. 11.2020</text:p>
      <text:p text:style-name="P55">Continue work in main.scss file.</text:p>
      <text:p text:style-name="P55">Define secondary color to yellow and set it to .text-secondary.</text:p>
      <text:p text:style-name="P56"/>
      <text:p text:style-name="P54"><text:soft-page-break/></text:p>
      <text:p text:style-name="P74">Main</text:p>
      <text:p text:style-name="P42">add styling to main: </text:p>
      <text:p text:style-name="P80">main {</text:p>
      <text:p text:style-name="P79"><text:tab/>padding: 4rem; <text:s text:c="2"/>// surround<text:span text:style-name="T284">ing of</text:span> the main is 4rem</text:p>
      <text:p text:style-name="P195"><text:tab/>height: 100%; <text:s text:c="2"/>**</text:p>
      <text:p text:style-name="P67">}</text:p>
      <text:p text:style-name="P58">** It is 100% of the height main’s parent element, here is body element. Now, if set it to 50% for example, the main area has no response in the webpage (set background-color of main to pink for clarity,) because the height of body’s parent html was not set. So if set the height of html element as below, changing <text:s/>the height of main will be responsive. If not set the height of html, but set the height of body to 1000px, it also works. </text:p>
      <text:p text:style-name="P59">And also, the calculated height has an exact value in px for example, it is not like 100% will fill the whole area of its parent’s area. This is important concept!!! For example, set body’s height to 1000px, then set the height of main to 1000%, the height of main will be 10 times of body’s height. </text:p>
      <text:p text:style-name="P82">html {</text:p>
      <text:p text:style-name="P193">height: 100%; <text:s/>// <text:span text:style-name="T285">or 1000px for example</text:span></text:p>
      <text:p text:style-name="P193">}</text:p>
      <text:p text:style-name="P193"/>
      <text:p text:style-name="P193"/>
      <text:p text:style-name="P216">Continue to style icons:</text:p>
      <text:p text:style-name="P212"/>
      <text:p text:style-name="P213">Make icons distance further from each other, push the icon a little bit down. Also change color to yellow($secondary-color) when hover the icons. </text:p>
      <text:p text:style-name="P213"/>
      <text:p text:style-name="P213">Since icons are children of main elements, so use nested styling, use .icons{} inside main{}. This will only affect icons. Icons have a tags, again, use nested styling for a’s styling.</text:p>
      <text:p text:style-name="P95">Each icon is wrapped in a link. So, inside the a tag, set padding to add space between icons; for color, only want it to be on hover. Go inside a{}, use &amp;:hover, it is the same as regular CSS a:hover (outside of main{}).</text:p>
      <text:p text:style-name="P81">main {</text:p>
      <text:p text:style-name="P193"><text:tab/>padding: 4rem;</text:p>
      <text:p text:style-name="P193"><text:tab/>height: 100%;</text:p>
      <text:p text:style-name="P202"/>
      <text:p text:style-name="P193"><text:tab/>.icons <text:span text:style-name="T287">{</text:span></text:p>
      <text:p text:style-name="P193"><text:tab/><text:tab/>margin-top: 1rem;</text:p>
      <text:p text:style-name="P202"><text:soft-page-break/></text:p>
      <text:p text:style-name="P193"><text:tab/><text:tab/>a <text:span text:style-name="T286">{</text:span></text:p>
      <text:p text:style-name="P193"><text:tab/><text:tab/><text:tab/>padding: 0.4rem;</text:p>
      <text:p text:style-name="P193"><text:tab/><text:tab/><text:tab/>&amp;:hover <text:span text:style-name="T278">{</text:span></text:p>
      <text:p text:style-name="P193"><text:tab/><text:tab/><text:tab/><text:tab/>color: $secondary-color;</text:p>
      <text:p text:style-name="P193"><text:tab/><text:tab/><text:tab/><text:span text:style-name="T278">}</text:span></text:p>
      <text:p text:style-name="P193"><text:tab/><text:tab/><text:span text:style-name="T286">}</text:span></text:p>
      <text:p text:style-name="P193"><text:tab/><text:span text:style-name="T287">}</text:span></text:p>
      <text:p text:style-name="P193">}</text:p>
      <text:p text:style-name="P90">The <text:span text:style-name="T230">&amp;:hover </text:span>is pseudo class. </text:p>
      <text:p text:style-name="P90">A <text:span text:style-name="T288">CSS</text:span> <text:span text:style-name="Strong_20_Emphasis"><text:span text:style-name="Definition"><text:span text:style-name="T207">pseudo-class</text:span></text:span></text:span> is a keyword added to a selector that specifies a special state of the selected element(s).</text:p>
      <text:p text:style-name="P147">For example, it can be used to:</text:p>
      <text:list xml:id="list2245712979" text:style-name="L3">
        <text:list-item>
          <text:p text:style-name="P341">Style an element when a user mouses over it</text:p>
        </text:list-item>
        <text:list-item>
          <text:p text:style-name="P341">Style visited and unvisited links differently</text:p>
        </text:list-item>
        <text:list-item>
          <text:p text:style-name="P339">Style an element when it gets focus</text:p>
        </text:list-item>
      </text:list>
      <text:p text:style-name="P102"/>
      <text:p text:style-name="P91"><text:span text:style-name="T201">Next,</text:span><text:span text:style-name="T197"> do some transition </text:span></text:p>
      <text:p text:style-name="P172">add transition to hover, </text:p>
      <text:p text:style-name="P176">&amp;:hover {</text:p>
      <text:p text:style-name="P193"><text:tab/>color: $secondary-color;</text:p>
      <text:p text:style-name="P193"><text:tab/><text:span text:style-name="T187">transition: all 1.5 ease-out;</text:span><text:span text:style-name="T173"> </text:span></text:p>
      <text:p text:style-name="P193">}</text:p>
      <text:p text:style-name="P196"/>
      <text:p text:style-name="P193"/>
      <text:p text:style-name="P227"><text:span text:style-name="T271">CSS transitions allows you to change property values </text:span><text:span text:style-name="T272">e.g color or size etc. </text:span><text:span text:style-name="T271">smoothly, over a given duration. The shorthand CSS syntax is written as follows:</text:span></text:p>
      <text:p text:style-name="P219"/>
      <text:p text:style-name="P219">div {</text:p>
      <text:p text:style-name="P227"><text:span text:style-name="T271"><text:s text:c="4"/>transition: &lt;property&gt; &lt;duration&gt; &lt;timing-function&gt; </text:span><text:span text:style-name="T289">&lt;delay&gt;</text:span><text:span text:style-name="T271">;</text:span></text:p>
      <text:p text:style-name="P219">}</text:p>
      <text:p text:style-name="P219"/>
      <text:p text:style-name="P235">&lt;delay&gt; is optional. </text:p>
      <text:p text:style-name="P235"/>
      <text:p text:style-name="P203"><text:span text:style-name="T92">Above transition-property use all, actually by far it actually is only color. </text:span><text:span text:style-name="T93">Here use all because we want to create a mixin which will be used for transition a lot of different things. Mixin is like function. </text:span><text:span text:style-name="T94">So, at the beginning of the main.scss, create a mixin named easeOut, cut the transition syntax and paste into easeOut mixin:</text:span></text:p>
      <text:p text:style-name="P218"/>
      <text:p text:style-name="P233">@mixin easeOut {</text:p>
      <text:p text:style-name="P193">transition: all <text:span text:style-name="T290">0</text:span>.5s ease-out;</text:p>
      <text:p text:style-name="P193">}</text:p>
      <text:p text:style-name="P229"><text:soft-page-break/></text:p>
      <text:p text:style-name="P217">and then put the mixin in the empty place using @include:</text:p>
      <text:p text:style-name="P217"/>
      <text:p text:style-name="P233">a {</text:p>
      <text:p text:style-name="P193"><text:tab/>padding: 0.4rem;</text:p>
      <text:p text:style-name="P193"><text:tab/>&amp;:hover <text:span text:style-name="T235">{</text:span></text:p>
      <text:p text:style-name="P193"><text:tab/><text:tab/>color: $secondary-color;</text:p>
      <text:p text:style-name="P193"><text:tab/><text:tab/><text:span text:style-name="T173">@include easeOut(); </text:span></text:p>
      <text:p text:style-name="P193"><text:tab/><text:span text:style-name="T235">}</text:span></text:p>
      <text:p text:style-name="P193">}</text:p>
      <text:p text:style-name="P220"/>
      <text:p text:style-name="P220"/>
      <text:p text:style-name="P221">Next will continue work with main.scss, first will make the headings down, now <text:s/>it looks totally un-ordered. </text:p>
      <text:p text:style-name="P220"/>
      <text:p text:style-name="P224">Commit and push to remote here.</text:p>
      <text:p text:style-name="P224">=======================</text:p>
      <text:p text:style-name="P222"/>
      <text:p text:style-name="P224">26.11.2020</text:p>
      <text:p text:style-name="P224"/>
      <text:p text:style-name="P228">Continue the main.scss file:</text:p>
      <text:p text:style-name="P225"><text:span text:style-name="T197">Bring the headings down</text:span>. See html for headings, headings <text:span text:style-name="T291">are</text:span> NOT header! The headings are inside the main area. Use nested styling in main{}, <text:span text:style-name="T292"><text:s/></text:span>any main that has an id home will get the effects:</text:p>
      <text:p text:style-name="P225"/>
      <text:p text:style-name="P226"><text:span text:style-name="T295">F</text:span>irst, set overflow as hidden, because don’t want to have any scroll bar on home page. </text:p>
      <text:p text:style-name="P230"/>
      <text:p text:style-name="P234">main {</text:p>
      <text:p text:style-name="P193"><text:tab/>padding: 4rem;</text:p>
      <text:p text:style-name="P193"><text:tab/>height: 100%;</text:p>
      <text:p text:style-name="P202"/>
      <text:p text:style-name="P193"><text:tab/>.icons {</text:p>
      <text:p text:style-name="P193"><text:tab/><text:tab/>margin-top: 1rem;</text:p>
      <text:p text:style-name="P202"/>
      <text:p text:style-name="P193"><text:tab/><text:tab/>a {</text:p>
      <text:p text:style-name="P193"><text:tab/><text:tab/><text:tab/>padding: 0.4rem;</text:p>
      <text:p text:style-name="P193"><text:tab/><text:tab/><text:tab/>&amp;:hover {</text:p>
      <text:p text:style-name="P193"><text:tab/><text:tab/><text:tab/><text:tab/>color: $secondary-color;</text:p>
      <text:p text:style-name="P193"><text:tab/><text:tab/><text:tab/><text:tab/>@include easeOut();</text:p>
      <text:p text:style-name="P193"><text:tab/><text:tab/><text:tab/>}</text:p>
      <text:p text:style-name="P193"><text:tab/><text:tab/>}</text:p>
      <text:p text:style-name="P193"><text:tab/>}</text:p>
      <text:p text:style-name="P193"/>
      <text:p text:style-name="P193"><text:tab/><text:span text:style-name="T174">&amp;#home {</text:span></text:p>
      <text:p text:style-name="P237"><text:tab/><text:tab/>overflow: hidden;</text:p>
      <text:p text:style-name="P237"><text:tab/><text:tab/>h1 {</text:p>
      <text:p text:style-name="P237"><text:tab/><text:tab/><text:tab/>margin-top: 20vh; <text:s text:c="12"/><text:span text:style-name="T168"><text:s/></text:span><text:span text:style-name="T169">A</text:span></text:p>
      <text:p text:style-name="P237"><text:tab/><text:tab/>}</text:p>
      <text:p text:style-name="P237"><text:tab/>}</text:p>
      <text:p text:style-name="P193">}</text:p>
      <text:p text:style-name="P193"/>
      <text:p text:style-name="P230"/>
      <text:p text:style-name="P224"/>
      <text:p text:style-name="P225"><text:soft-page-break/></text:p>
      <text:p text:style-name="P223"/>
      <text:p text:style-name="P77">Question: </text:p>
      <text:p text:style-name="P77">Why not set directly in the &amp;#home marging-top:20vh? See below:</text:p>
      <text:p text:style-name="P197">&amp;#home {</text:p>
      <text:p text:style-name="P197"><text:tab/><text:tab/>overflow: hidden; <text:s text:c="14"/></text:p>
      <text:p text:style-name="P197"><text:tab/><text:tab/><text:span text:style-name="T293">h1 {</text:span></text:p>
      <text:p text:style-name="P197"><text:tab/><text:tab/><text:tab/>margin-top: 20vh; <text:s text:c="6"/></text:p>
      <text:p text:style-name="P197"><text:tab/><text:tab/><text:span text:style-name="T293">}</text:span></text:p>
      <text:p text:style-name="P84"><text:tab/>}</text:p>
      <text:p text:style-name="P84"><text:tab/><text:tab/><text:tab/>|| </text:p>
      <text:p text:style-name="P197">&amp;#home {</text:p>
      <text:p text:style-name="P197"><text:tab/><text:tab/>overflow: hidden;</text:p>
      <text:p text:style-name="P197"><text:tab/><text:tab/> <text:s text:c="29"/><text:span text:style-name="T188">B</text:span></text:p>
      <text:p text:style-name="P197"><text:tab/><text:tab/>margin-top: 20vh;</text:p>
      <text:p text:style-name="P197"><text:tab/><text:tab/></text:p>
      <text:p text:style-name="P85"><text:tab/>}</text:p>
      <text:p text:style-name="P97"><text:span text:style-name="T158">Answer: A can get the wanted effects moving only headings down and leaves header stay at its own position. when A change to B, the header also move along down because of </text:span><text:span text:style-name="T190">c</text:span><text:span text:style-name="T189">ollapsing margins</text:span><text:span text:style-name="T158"> </text:span><text:span text:style-name="T159">(</text:span><text:a xlink:type="simple" xlink:href="https://www.w3.org/TR/CSS22/box.html#collapsing-margins" text:style-name="Internet_20_link" text:visited-style-name="Visited_20_Internet_20_Link">https://www.w3.org/TR/CSS22/box.html#collapsing-margins</text:a></text:p>
      <text:p text:style-name="P97"><text:a xlink:type="simple" xlink:href="https://stackoverflow.com/questions/59459816/css-position-absolute-is-affected-by-siblings-margins#:~:text=However%2C%20the%20position%20is%20affected,has%20vertical%20margins%20on%20it" text:style-name="Internet_20_link" text:visited-style-name="Visited_20_Internet_20_Link">https://stackoverflow.com/questions/59459816/css-position-absolute-is-affected-by-siblings-margins#:~:text=However%2C%20the%20position%20is%20affected,has%20vertical%20margins%20on%20it</text:a><text:span text:style-name="T159">.)</text:span></text:p>
      <text:p text:style-name="P214"/>
      <text:p text:style-name="P214"/>
      <text:p text:style-name="P214"/>
      <text:p text:style-name="P215">============================</text:p>
      <text:p text:style-name="P215"/>
      <text:p text:style-name="P86"><text:span text:style-name="T296">0</text:span><text:span text:style-name="T316">2</text:span><text:span text:style-name="T296">.12</text:span>.2020</text:p>
      <text:p text:style-name="P87">continue work with main.scss</text:p>
      <text:p text:style-name="P98">create background image</text:p>
      <text:p text:style-name="P187">- <text:span text:style-name="T297">create two variable in the top of main.scss file</text:span></text:p>
      <text:p text:style-name="P271"><text:tab/>$show-home-image: true;</text:p>
      <text:p text:style-name="P187"><text:tab/><text:span text:style-name="T297">$home-image: url();</text:span></text:p>
      <text:p text:style-name="P92">- <text:span text:style-name="T298">create image folder </text:span><text:span text:style-name="T299">img </text:span><text:span text:style-name="T300">==contains background.jpg which is background, two portraits one of them is portraitsmall</text:span></text:p>
      <text:p text:style-name="P92"><text:soft-page-break/><text:span text:style-name="T299">- </text:span><text:span text:style-name="T300">create </text:span><text:span text:style-name="T299">img/projects which contains images for my work page, </text:span><text:span text:style-name="T301">totally 5 images</text:span></text:p>
      <text:p text:style-name="P122"><text:span text:style-name="T90">- </text:span><text:span text:style-name="T258">$home-image: url(</text:span><text:span text:style-name="T184">../dist/img/background.jpg</text:span><text:span text:style-name="T258">);</text:span></text:p>
      <text:p text:style-name="P122"><text:span text:style-name="T90">- </text:span><text:span text:style-name="T91">the last variable is opacity<text:tab/><text:tab/></text:span><text:span text:style-name="T258">$background-opacity: 0.9;</text:span></text:p>
      <text:p text:style-name="P96">Next handle actual background:</text:p>
      <text:p text:style-name="P94">If show-home-image is true, <text:span text:style-name="T302">then </text:span>background <text:span text:style-name="T303">is shown</text:span>. <text:span text:style-name="T303">Otherwise, no background image. </text:span>Also <text:span text:style-name="T302">we </text:span>need an overlay, <text:span text:style-name="T303">otherwise some text cannot be seen (too white for example). With</text:span> just the image <text:span text:style-name="T303">of background</text:span>, we won’t be able to read the text. We need the grey overlay or whatever the primary color is as an overlay. We don’t want to do this stuff in the body. We want to create<text:span text:style-name="T304">b</text:span> a special mixin for it. And include it in the body. </text:p>
      <text:p text:style-name="P123"><text:span text:style-name="T258">First </text:span><text:span text:style-name="T259">create an</text:span><text:span text:style-name="T258"> </text:span><text:span text:style-name="T259">element with an </text:span><text:span text:style-name="T258">overlay class in</text:span><text:span text:style-name="T260">side body</text:span><text:span text:style-name="T258"> &lt;body&gt; of index.html:</text:span></text:p>
      <text:p text:style-name="P127">&lt;body id="bg-img"&gt; </text:p>
      <text:p text:style-name="P198"><text:tab/><text:span text:style-name="T173">&lt;div class="overlay"&gt;&lt;/div&gt;</text:span></text:p>
      <text:p text:style-name="P198"><text:tab/>&lt;header&gt;</text:p>
      <text:p text:style-name="P127"/>
      <text:p text:style-name="P126"><text:span text:style-name="T258">Second go to main.scss to styling the overlay, </text:span><text:span text:style-name="T260">Note styling</text:span><text:span text:style-name="T255"> is inside the bg-img. </text:span></text:p>
      <text:p text:style-name="P131">@mixin background <text:span text:style-name="T313">{</text:span></text:p>
      <text:p text:style-name="P199"><text:tab/>@if $show-home-image <text:span text:style-name="T310">{</text:span></text:p>
      <text:p text:style-name="P199"><text:tab/><text:tab/>&amp;#bg-img <text:span text:style-name="T235">{</text:span></text:p>
      <text:p text:style-name="P199"><text:tab/><text:tab/><text:tab/>background: $home-image;</text:p>
      <text:p text:style-name="P199"><text:tab/><text:tab/><text:tab/>background-attachment: fixed;</text:p>
      <text:p text:style-name="P199"><text:tab/><text:tab/><text:tab/>background-size: cover;</text:p>
      <text:p text:style-name="P204"/>
      <text:p text:style-name="P248"><text:tab/><text:tab/>.overlay<text:span text:style-name="T197"> </text:span><text:span text:style-name="T305">{</text:span></text:p>
      <text:p text:style-name="P248"><text:tab/><text:tab/><text:tab/><text:span text:style-name="T234">position: absolute;</text:span></text:p>
      <text:p text:style-name="P254"><text:tab/><text:tab/><text:tab/>top: 0;</text:p>
      <text:p text:style-name="P254"><text:tab/><text:tab/><text:tab/>right: 0;</text:p>
      <text:p text:style-name="P254"><text:tab/><text:tab/><text:tab/>width: 100%;</text:p>
      <text:p text:style-name="P254"><text:tab/><text:tab/><text:tab/>height: 100%;</text:p>
      <text:p text:style-name="P248"><text:tab/><text:tab/><text:tab/>background: rgba($primary-color, $background-<text:tab/><text:tab/><text:tab/><text:tab/><text:tab/><text:tab/><text:tab/><text:tab/><text:tab/><text:tab/>opacity);</text:p>
      <text:p text:style-name="P248"><text:tab/><text:tab/><text:tab/>z-index: -1;</text:p>
      <text:p text:style-name="P248"><text:tab/><text:tab/><text:span text:style-name="T305">}</text:span></text:p>
      <text:p text:style-name="P199"><text:tab/><text:tab/><text:span text:style-name="T235">}</text:span></text:p>
      <text:p text:style-name="P199"><text:tab/><text:span text:style-name="T310">}</text:span></text:p>
      <text:p text:style-name="P239">}</text:p>
      <text:p text:style-name="P131"/>
      <text:p text:style-name="P124"><text:soft-page-break/><text:span text:style-name="T261">The green part is to make the overlay to cover the whole body. Position:absolute take the overlay out of flow meaning the overlay <text:s/>now is in a different layer (see </text:span><text:a xlink:type="simple" xlink:href="https://www.youtube.com/watch?v=P6UgYq3J3Qs" text:style-name="Internet_20_link" text:visited-style-name="Visited_20_Internet_20_Link"><text:span text:style-name="T261">https://www.youtube.com/watch?v=P6UgYq3J3Qs</text:span></text:a><text:span text:style-name="T261">). Together with the setting </text:span><text:span text:style-name="T243">top: 0; </text:span><text:span text:style-name="T242">right: 0; width: 100% </text:span><text:span text:style-name="T263">and</text:span><text:span text:style-name="T242"> </text:span><text:span text:style-name="T243">height: 100% </text:span><text:span text:style-name="T263">the overlay cover everything.</text:span></text:p>
      <text:p text:style-name="P125"><text:span text:style-name="T308">background: </text:span><text:span text:style-name="T309">$primary-color;</text:span><text:span text:style-name="T262"> <text:s/></text:span></text:p>
      <text:p text:style-name="P128">With <text:span text:style-name="T307">above setting</text:span>, the color now is over the image. So we have to use rgba value which allow us to have a color but also opacit<text:span text:style-name="T312">ies</text:span>, <text:span text:style-name="T312">so one can see through it. We had created a variable for opacity, it can be a parameter for the rgba().</text:span></text:p>
      <text:p text:style-name="P129">Now the image can be seen, but the texts are not clear, because they are behind the overlay. So we set z-index of overlay as -1 to bring text front. </text:p>
      <text:p text:style-name="P316"/>
      <text:p text:style-name="P317">The code now is:</text:p>
      <text:p text:style-name="P132">@mixin background <text:span text:style-name="T313">{</text:span></text:p>
      <text:p text:style-name="P200"><text:tab/>@if $show-home-image <text:span text:style-name="T310">{</text:span></text:p>
      <text:p text:style-name="P200"><text:tab/><text:tab/>&amp;#bg-img <text:span text:style-name="T235">{</text:span></text:p>
      <text:p text:style-name="P200"><text:tab/><text:tab/><text:tab/>background: $home-image;</text:p>
      <text:p text:style-name="P200"><text:tab/><text:tab/><text:tab/>background-attachment: fixed;</text:p>
      <text:p text:style-name="P200"><text:tab/><text:tab/><text:tab/>background-size: cover;</text:p>
      <text:p text:style-name="P205"/>
      <text:p text:style-name="P249"><text:tab/><text:tab/><text:span text:style-name="T230">.overlay</text:span><text:span text:style-name="T231"> </text:span><text:span text:style-name="T314">{</text:span></text:p>
      <text:p text:style-name="P251"><text:tab/><text:tab/><text:tab/><text:span text:style-name="T234">position: absolute;</text:span></text:p>
      <text:p text:style-name="P256"><text:tab/><text:tab/><text:tab/>top: 0;</text:p>
      <text:p text:style-name="P256"><text:tab/><text:tab/><text:tab/>right: 0;</text:p>
      <text:p text:style-name="P256"><text:tab/><text:tab/><text:tab/>width: 100%;</text:p>
      <text:p text:style-name="P256"><text:tab/><text:tab/><text:tab/>height: 100%;</text:p>
      <text:p text:style-name="P251"><text:tab/><text:tab/><text:tab/>background: rgba($primary-color, $background-<text:tab/><text:tab/><text:tab/><text:tab/><text:tab/><text:tab/><text:tab/><text:tab/><text:tab/><text:tab/>opacity);</text:p>
      <text:p text:style-name="P251"><text:tab/><text:tab/><text:tab/>z-index: -1;</text:p>
      <text:p text:style-name="P251"><text:tab/><text:tab/><text:span text:style-name="T315">}</text:span></text:p>
      <text:p text:style-name="P200"><text:tab/><text:tab/><text:span text:style-name="T235">}</text:span></text:p>
      <text:p text:style-name="P200"><text:tab/><text:span text:style-name="T310">}</text:span></text:p>
      <text:p text:style-name="P240">}</text:p>
      <text:p text:style-name="P314"/>
      <text:p text:style-name="P318">Now one thing we could do is to save a little markup, the class of overlay, we don’t actually need it because we can use a pseudo element, an after pseudo element:</text:p>
      <text:p text:style-name="P141"><text:span text:style-name="T134">- get rid of overlay in index.</text:span><text:span text:style-name="T135">html, and change above </text:span><text:span text:style-name="T136">underlined part </text:span><text:span text:style-name="T135">from being a class of overlay to being as </text:span><text:span text:style-name="T185">a pseudo element of </text:span><text:soft-page-break/><text:span text:style-name="T185">after: </text:span><text:span text:style-name="T136">note when use pseudo element after or before, always </text:span><text:span text:style-name="T137">put a content variable </text:span><text:span text:style-name="T138">for inserting contents </text:span><text:span text:style-name="T139">after in this case it is the </text:span><text:span text:style-name="T140">bg image, the </text:span><text:span text:style-name="T139">body with a #bg-img</text:span><text:span text:style-name="T138">, in this case </text:span><text:span text:style-name="T141">put empty string there</text:span><text:span text:style-name="T136">:</text:span></text:p>
      <text:p text:style-name="P144"><text:span text:style-name="T136">T</text:span><text:span text:style-name="T133">he pseudo element is not in the html file, but the css treats it like an actual element, that after bg-img element. </text:span></text:p>
      <text:p text:style-name="P130"/>
      <text:p text:style-name="P133">@mixin background <text:span text:style-name="T313">{</text:span></text:p>
      <text:p text:style-name="P201"><text:tab/>@if $show-home-image <text:span text:style-name="T310">{</text:span></text:p>
      <text:p text:style-name="P201"><text:tab/><text:tab/>&amp;#bg-img <text:span text:style-name="T235">{</text:span></text:p>
      <text:p text:style-name="P201"><text:tab/><text:tab/><text:tab/>background: $home-image;</text:p>
      <text:p text:style-name="P201"><text:tab/><text:tab/><text:tab/>background-attachment: fixed;</text:p>
      <text:p text:style-name="P201"><text:tab/><text:tab/><text:tab/>background-size: cover;</text:p>
      <text:p text:style-name="P206"/>
      <text:p text:style-name="P250"><text:tab/><text:tab/><text:span text:style-name="T293">.overlay</text:span><text:span text:style-name="T294"> </text:span></text:p>
      <text:p text:style-name="P183"><text:span text:style-name="T305"><text:tab/><text:tab/><text:tab/></text:span><text:span text:style-name="T306">&amp;:after </text:span><text:span text:style-name="T315">{</text:span></text:p>
      <text:p text:style-name="P333"><text:tab/><text:tab/><text:tab/><text:tab/></text:p>
      <text:p text:style-name="P334"><text:tab/><text:tab/><text:tab/><text:tab/>content: ‘’;</text:p>
      <text:p text:style-name="P250"><text:tab/><text:tab/><text:tab/><text:span text:style-name="T234">position: absolute;</text:span></text:p>
      <text:p text:style-name="P255"><text:tab/><text:tab/><text:tab/>top: 0;</text:p>
      <text:p text:style-name="P255"><text:tab/><text:tab/><text:tab/>right: 0;</text:p>
      <text:p text:style-name="P255"><text:tab/><text:tab/><text:tab/>width: 100%;</text:p>
      <text:p text:style-name="P255"><text:tab/><text:tab/><text:tab/>height: 100%;</text:p>
      <text:p text:style-name="P250"><text:tab/><text:tab/><text:tab/>background: rgba($primary-color, $background-<text:tab/><text:tab/><text:tab/><text:tab/><text:tab/><text:tab/><text:tab/><text:tab/><text:tab/><text:tab/>opacity);</text:p>
      <text:p text:style-name="P250"><text:tab/><text:tab/><text:tab/>z-index: -1;</text:p>
      <text:p text:style-name="P183"><text:tab/><text:tab/><text:tab/><text:span text:style-name="T315">}</text:span></text:p>
      <text:p text:style-name="P201"><text:tab/><text:tab/><text:span text:style-name="T235">}</text:span></text:p>
      <text:p text:style-name="P201"><text:tab/><text:span text:style-name="T310">}</text:span></text:p>
      <text:p text:style-name="P241">}</text:p>
      <text:p text:style-name="P315"/>
      <text:p text:style-name="P316"/>
      <text:h text:style-name="P188" text:outline-level="1">Web Designer’s Guide to Selecting the Perfect Background Image</text:h>
      <text:p text:style-name="P190">1. Accessibility Comes First</text:p>
      <text:p text:style-name="P190">2. Photos Should Be Relevant and Uncluttered</text:p>
      <text:p text:style-name="P190">3. Use Textures That Are Subtle and Seamless</text:p>
      <text:p text:style-name="P191">seamless mean<text:span text:style-name="T302">s</text:span> they can repeat a pattern across the screen that makes it look like one large image</text:p>
      <text:p text:style-name="P191">4. Consider Multiple Screens and Devices</text:p>
      <text:p text:style-name="P189"><text:span text:style-name="T142">The challenge here is part photo selection and part code. First, look for images that fit the desired aspect ratio (</text:span><text:a xlink:type="simple" xlink:href="https://elements.envato.com/photos/orientation-landscape" office:target-frame-name="_blank" xlink:show="new" text:style-name="Internet_20_link" text:visited-style-name="Visited_20_Internet_20_Link"><text:span text:style-name="T143">landscape</text:span></text:a><text:span text:style-name="T142">, </text:span><text:a xlink:type="simple" xlink:href="https://elements.envato.com/photos/orientation-portrait" office:target-frame-name="_blank" xlink:show="new" text:style-name="Internet_20_link" text:visited-style-name="Visited_20_Internet_20_Link"><text:span text:style-name="T143">portrait</text:span></text:a><text:span text:style-name="T142">, </text:span><text:a xlink:type="simple" xlink:href="https://elements.envato.com/photos/orientation-square" office:target-frame-name="_blank" xlink:show="new" text:style-name="Internet_20_link" text:visited-style-name="Visited_20_Internet_20_Link"><text:span text:style-name="T143">square</text:span></text:a><text:span text:style-name="T142">) of the parent container. They’re more likely to scale nicely for smaller screens.</text:span></text:p>
      <text:p text:style-name="P191">5. Start With High-Resolution Images, Then Crop</text:p>
      <text:p text:style-name="P191"><text:soft-page-break/><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191"/>
      <text:p text:style-name="P192">How to crop image with mac preview app?</text:p>
      <text:p text:style-name="P191"><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191"/>
      <text:p text:style-name="P344"/>
      <text:p text:style-name="P93">Home page now is almost done except for a couple of things relate to all pages not just the home page. Next section will start to work on the menu, which will be the most difficult part <text:span text:style-name="T317">of the project. </text:span></text:p>
      <text:p text:style-name="P142"><text:span text:style-name="T64">Oh now we could do one thing before we go. We have all these variables and mixins right in the main.scss. </text:span><text:span text:style-name="T65"><text:s/></text:span><text:span text:style-name="T67">It is messy. We can</text:span><text:span text:style-name="T64"> put them into a seperate file. </text:span><text:span text:style-name="T67">We</text:span><text:span text:style-name="T65"> create a partial _config.scss, </text:span><text:span text:style-name="T64"><text:s/>a partial file start</text:span><text:span text:style-name="T67">s</text:span><text:span text:style-name="T64"> with </text:span><text:span text:style-name="T67">an </text:span><text:span text:style-name="T64">underscore. </text:span><text:span text:style-name="T67">Then</text:span><text:span text:style-name="T65"> move all the </text:span><text:span text:style-name="T64">variables and </text:span><text:span text:style-name="T65">mixins </text:span><text:span text:style-name="T64">in</text:span><text:span text:style-name="T65">to it. </text:span><text:span text:style-name="T66">Then we import the partial file into the main.scss by </text:span><text:span text:style-name="T79">@import “config”;</text:span></text:p>
      <text:p text:style-name="P319"/>
      <text:p text:style-name="P319">commit and push to remote repo here</text:p>
      <text:p text:style-name="P319">============================================</text:p>
      <text:p text:style-name="P320">3.12.2020</text:p>
      <text:p text:style-name="P326">Start to work on menu and menu button etc. Stuff</text:p>
      <text:p text:style-name="P281">- create _menu.scss file</text:p>
      <text:p text:style-name="P281">- import into main.scss</text:p>
      <text:p text:style-name="P282">- <text:span text:style-name="T318">build-up button, it will be purely css, so in _menu.scss file</text:span></text:p>
      <text:p text:style-name="P272">use class .menu-btn defined in html, set its position as absolute because we want it exactly where we want it to be, exactly over the corner, and also want it always on top, z-index:3 so it will be in the very front. <text:span text:style-name="T319">Set right and top, </text:span><text:span text:style-name="T202">cursor</text:span><text:span text:style-name="T319">, and want to give it transition easeOut defined earlier. </text:span><text:span text:style-name="T203">Make sure in main.scss, the @import menu is after the @import config. </text:span></text:p>
      <text:p text:style-name="P272"/>
      <text:p text:style-name="P294">// Menu Button</text:p>
      <text:p text:style-name="P335">.menu-btn {</text:p>
      <text:p text:style-name="P335"><text:tab/>position: absolute;</text:p>
      <text:p text:style-name="P335"><text:tab/>z-index: 3;</text:p>
      <text:p text:style-name="P335"><text:tab/>right: 35px;</text:p>
      <text:p text:style-name="P335"><text:tab/>top: 35px;</text:p>
      <text:p text:style-name="P335"><text:tab/>cursor: pointer</text:p>
      <text:p text:style-name="P335"><text:tab/>@include easeOut;</text:p>
      <text:p text:style-name="P335">}</text:p>
      <text:p text:style-name="P273"><text:soft-page-break/>By far, cannot see anything of button on webpage, because the button has nothing in it except a couple divs and those divs have the class of BTN line, so that’s what we want to style next. Inside within the class of menu-btn creat the .btn-line styling. <text:span text:style-name="T320">Set width, height Note height is each line’s height(thickness), margin, background as white, and also include easeOut:</text:span></text:p>
      <text:p text:style-name="P295">// Menu Button</text:p>
      <text:p text:style-name="P335">.menu-btn {</text:p>
      <text:p text:style-name="P335"><text:tab/>position: absolute;</text:p>
      <text:p text:style-name="P335"><text:tab/>z-index: 3;</text:p>
      <text:p text:style-name="P335"><text:tab/>right: 35px;</text:p>
      <text:p text:style-name="P335"><text:tab/>top: 35px;</text:p>
      <text:p text:style-name="P335"><text:tab/>cursor: pointer;</text:p>
      <text:p text:style-name="P335"><text:tab/>@include easeOut;</text:p>
      <text:p text:style-name="P336"/>
      <text:p text:style-name="P335"><text:tab/><text:span text:style-name="T173">.btn-line {</text:span></text:p>
      <text:p text:style-name="P337"><text:tab/>width: 28px;</text:p>
      <text:p text:style-name="P337"><text:tab/>height: 3px;</text:p>
      <text:p text:style-name="P337"><text:tab/>margin: 0 0 5px 0;</text:p>
      <text:p text:style-name="P337"><text:tab/>background: white;</text:p>
      <text:p text:style-name="P337"><text:tab/>@include easeOut;</text:p>
      <text:p text:style-name="P337"><text:tab/>}</text:p>
      <text:p text:style-name="P335">}</text:p>
      <text:p text:style-name="P283"/>
      <text:p text:style-name="P274">- <text:span text:style-name="T197">Next, use javascript to make the button response to click,</text:span> </text:p>
      <text:p text:style-name="P275">in the html &lt;header&gt;, there are menu-btn class in div, and menu class in nav, <text:s/>and inside the nav, there are menu-branding class in div:</text:p>
      <text:p text:style-name="P275"/>
      <text:p text:style-name="P276">when clicked, close class added to menu-btn, and all the other stuff get the class of show, and when click again, they all go away. Use javascript to make it happen. </text:p>
      <text:p text:style-name="P275"/>
      <text:p text:style-name="P275"/>
      <text:p text:style-name="P275"><text:s text:c="3"/><text:span text:style-name="T321">&lt;header&gt;</text:span></text:p>
      <text:p text:style-name="P288"><text:s text:c="6"/><text:span text:style-name="T197"><text:s/></text:span>&lt;div class="<text:span text:style-name="T197">menu-btn</text:span>"&gt;</text:p>
      <text:p text:style-name="P288"><text:s text:c="11"/>&lt;div class="btn-line"&gt;&lt;/div&gt;</text:p>
      <text:p text:style-name="P288"><text:s text:c="11"/>&lt;div class="btn-line"&gt;&lt;/div&gt;</text:p>
      <text:p text:style-name="P288"><text:s text:c="11"/>&lt;div class="btn-line"&gt;&lt;/div&gt;</text:p>
      <text:p text:style-name="P288"><text:s text:c="7"/>&lt;/div&gt;</text:p>
      <text:p text:style-name="P288"><text:s text:c="7"/>&lt;div class="menu"&gt;</text:p>
      <text:p text:style-name="P292"><text:s text:c="11"/><text:span text:style-name="T267">&lt;div class="</text:span>menu-branding<text:span text:style-name="T267">"&gt;</text:span></text:p>
      <text:p text:style-name="P288"><text:s text:c="16"/>&lt;div class="portrait"&gt;&lt;/div&gt;</text:p>
      <text:p text:style-name="P288"><text:s text:c="11"/>&lt;/div&gt;</text:p>
      <text:p text:style-name="P288"><text:s text:c="11"/>&lt;ul class="<text:span text:style-name="T197">menu-nav</text:span>"&gt;</text:p>
      <text:p text:style-name="P288"><text:s text:c="15"/>&lt;li class="<text:span text:style-name="T197">nav-item</text:span>"&gt;</text:p>
      <text:p text:style-name="P288"><text:s text:c="19"/>&lt;a href="/" class="nav-link"&gt;</text:p>
      <text:p text:style-name="P288"><text:s text:c="20"/>Home&lt;/a&gt;</text:p>
      <text:p text:style-name="P288"><text:s text:c="15"/>&lt;/li&gt;</text:p>
      <text:p text:style-name="P288"><text:s text:c="15"/>&lt;li class="nav-item"&gt;</text:p>
      <text:p text:style-name="P288"><text:s text:c="16"/>&lt;a href="/about.html" class="nav-link"&gt;</text:p>
      <text:p text:style-name="P288"><text:soft-page-break/><text:s text:c="17"/>About Me&lt;/a&gt;</text:p>
      <text:p text:style-name="P288"><text:s text:c="12"/>&lt;/li&gt;</text:p>
      <text:p text:style-name="P288"><text:s text:c="12"/>&lt;li class="nav-item"&gt;</text:p>
      <text:p text:style-name="P288"><text:s text:c="16"/>&lt;a href="/work.html" class="nav-link"&gt;</text:p>
      <text:p text:style-name="P288"><text:s text:c="17"/>My Work&lt;/a&gt;</text:p>
      <text:p text:style-name="P288"><text:s text:c="12"/>&lt;/li&gt;</text:p>
      <text:p text:style-name="P288"><text:s text:c="12"/>&lt;li class="nav-item"&gt;</text:p>
      <text:p text:style-name="P288"><text:s text:c="16"/>&lt;a href="/contact.html" class="nav-link"&gt;</text:p>
      <text:p text:style-name="P288"><text:s text:c="17"/>How To Reach Me&lt;/a&gt;</text:p>
      <text:p text:style-name="P288"><text:s text:c="12"/>&lt;/li&gt; <text:s text:c="4"/></text:p>
      <text:p text:style-name="P288"><text:s text:c="11"/>&lt;/ul&gt;</text:p>
      <text:p text:style-name="P288"><text:s text:c="7"/>&lt;/div&gt;</text:p>
      <text:p text:style-name="P288"><text:s text:c="3"/>&lt;/header&gt;</text:p>
      <text:p text:style-name="P284"/>
      <text:p text:style-name="P277">In main.js, </text:p>
      <text:p text:style-name="P277"/>
      <text:p text:style-name="P277">- <text:span text:style-name="T322">select DOM items</text:span></text:p>
      <text:p text:style-name="P296"/>
      <text:p text:style-name="P289">// Select DOM Items</text:p>
      <text:p text:style-name="P289">const menuBtn = document.querySelector('.btn-menu');</text:p>
      <text:p text:style-name="P289">const menu = document.querySelector('.menu');</text:p>
      <text:p text:style-name="P289">const menuNav = document.querySelector('.menu-nav');</text:p>
      <text:p text:style-name="P289">const menuBranding = document.querySelector('.menu-branding');</text:p>
      <text:p text:style-name="P289">const navItems = document.querySelectorAll('.nav-item');</text:p>
      <text:p text:style-name="P287"><text:tab/></text:p>
      <text:p text:style-name="P278">note: navItems is an array. </text:p>
      <text:p text:style-name="P278"/>
      <text:p text:style-name="P308"><text:span text:style-name="T68">- </text:span><text:span text:style-name="T69">set the initial state of the menu, which means the overlay. </text:span><text:span text:style-name="T70">Note here overlay means the portrait image on the left and the things (HOME, ABOUT ME, MY WORK, HOW TO REACH ME) on its right side</text:span><text:span text:style-name="T69">. We want to creat</text:span><text:span text:style-name="T70">e</text:span><text:span text:style-name="T69"> a variable which represents if it’s open or close (true or false). Obviously, default is false.</text:span></text:p>
      <text:p text:style-name="P308"><text:span text:style-name="T69">/</text:span><text:span text:style-name="T82">/ Set Initial State Of Menu</text:span></text:p>
      <text:p text:style-name="P290">let showMenu = false;</text:p>
      <text:p text:style-name="P290"/>
      <text:p text:style-name="P279">- add event listener to menu button</text:p>
      <text:p text:style-name="P290">menuBtn.addEventListener('click', toggleMenu);</text:p>
      <text:p text:style-name="P290"/>
      <text:p text:style-name="P279">- create function toggleMenu, <text:span text:style-name="T323">first check default state, note: when write if, immediately write else, to make the big structure of the function first, then go into details in different part:</text:span></text:p>
      <text:p text:style-name="P279"/>
      <text:p text:style-name="P291">function toggleMenu() {</text:p>
      <text:p text:style-name="P291"><text:s text:c="4"/>if(!showMenu) {</text:p>
      <text:p text:style-name="P293"/>
      <text:p text:style-name="P291"><text:s text:c="4"/>} else {</text:p>
      <text:p text:style-name="P293"><text:soft-page-break/><text:s text:c="8"/></text:p>
      <text:p text:style-name="P291"><text:s text:c="4"/>}</text:p>
      <text:p text:style-name="P291">}</text:p>
      <text:p text:style-name="P308"><text:span text:style-name="T69"/></text:p>
      <text:p text:style-name="P308"><text:span text:style-name="T69">- </text:span><text:span text:style-name="T71">implement what to do when showMenu is true</text:span></text:p>
      <text:p text:style-name="P308"><text:span text:style-name="T71"/></text:p>
      <text:p text:style-name="P308"><text:span text:style-name="T71">1. add close class to menuBtn</text:span></text:p>
      <text:p text:style-name="P308"><text:span text:style-name="T71"/></text:p>
      <text:p text:style-name="P309"><text:span text:style-name="T63">2. add show class to menuBtn, menu, menuNav, menuBranding, </text:span><text:span text:style-name="T80">navItem</text:span></text:p>
      <text:p text:style-name="P309"><text:span text:style-name="T72"><text:s text:c="4"/>Note: for navItem, it is different, because navItems is an array, so use loop</text:span></text:p>
      <text:p text:style-name="P309"><text:span text:style-name="T72"/></text:p>
      <text:p text:style-name="P310"><text:span text:style-name="T72">3. </text:span><text:span text:style-name="T63">set menu state </text:span><text:span text:style-name="T73">to true</text:span></text:p>
      <text:p text:style-name="P310"><text:span text:style-name="T73"/></text:p>
      <text:p text:style-name="P311"><text:span text:style-name="T69">- </text:span><text:span text:style-name="T71">implement what to do when showMenu is </text:span><text:span text:style-name="T74">false</text:span></text:p>
      <text:p text:style-name="P310"><text:span text:style-name="T63"/></text:p>
      <text:p text:style-name="P310"><text:span text:style-name="T63">in the else, do opposite as in if (1-3 above), </text:span><text:span text:style-name="T73">remove the close and show classes, set menu state back to false</text:span></text:p>
      <text:p text:style-name="P286"/>
      <text:p text:style-name="P285">/ Set Initial State Of Menu</text:p>
      <text:p text:style-name="P285">let showMenu = false;</text:p>
      <text:p text:style-name="P285"/>
      <text:p text:style-name="P285">menuBtn.addEventListener('click', toggleMenu);</text:p>
      <text:p text:style-name="P285"/>
      <text:p text:style-name="P285">function toggleMenu() {</text:p>
      <text:p text:style-name="P285"><text:s text:c="4"/>if(!showMenu) {</text:p>
      <text:p text:style-name="P285"><text:s text:c="8"/>menuBtn.classList.add('close');</text:p>
      <text:p text:style-name="P285"><text:s text:c="8"/>menu.classList.add('show');</text:p>
      <text:p text:style-name="P285"><text:s text:c="8"/>menuNav.classList.add('show');</text:p>
      <text:p text:style-name="P285"><text:s text:c="8"/>menuBranding.classList.add('show');</text:p>
      <text:p text:style-name="P285"/>
      <text:p text:style-name="P285"><text:s text:c="8"/>navItems.forEach(item =&gt; item.classList.add('show'));</text:p>
      <text:p text:style-name="P285"/>
      <text:p text:style-name="P285"><text:s text:c="8"/>// Set Menu State</text:p>
      <text:p text:style-name="P285"><text:s text:c="8"/>showMenu = true;</text:p>
      <text:p text:style-name="P285"/>
      <text:p text:style-name="P285"><text:s text:c="4"/>} else {</text:p>
      <text:p text:style-name="P285"><text:s text:c="8"/>menuBtn.classList.remove('close');</text:p>
      <text:p text:style-name="P285"><text:s text:c="8"/>menu.classList.remove('show');</text:p>
      <text:p text:style-name="P285"><text:s text:c="8"/>menuNav.classList.remove('show');</text:p>
      <text:p text:style-name="P285"><text:s text:c="8"/>menuBranding.classList.remove('show');</text:p>
      <text:p text:style-name="P285"/>
      <text:p text:style-name="P285"><text:s text:c="8"/>navItems.forEach(item =&gt; item.classList.remove('show'));</text:p>
      <text:p text:style-name="P285"/>
      <text:p text:style-name="P285"><text:s text:c="8"/>// Set Menu State</text:p>
      <text:p text:style-name="P285"><text:soft-page-break/><text:s text:c="8"/>showMenu = false;</text:p>
      <text:p text:style-name="P285"><text:s text:c="8"/></text:p>
      <text:p text:style-name="P285"><text:s text:c="4"/>}</text:p>
      <text:p text:style-name="P285">}</text:p>
      <text:p text:style-name="P86"/>
      <text:p text:style-name="P321"><text:span text:style-name="T326">J</text:span>avascript does nothing to the UI, it just handle the <text:span text:style-name="T324">DOM</text:span> manipulation. </text:p>
      <text:p text:style-name="P322">To handle the UI we need to use sass or css. We will not fix the whole overlay and button transition and stuff like that in this module(video). Let’s <text:span text:style-name="T325">take care of how it turns </text:span><text:span text:style-name="T326">in</text:span><text:span text:style-name="T325">to x and back:</text:span></text:p>
      <text:p text:style-name="P323">When click, the button gets the class close that we want to style, that’s part of the menu button, so we want to go within .menu-btn in the sass(_menu.scss):</text:p>
      <text:p text:style-name="P324">we use &amp;.close{}, use “&amp;” because now we are styling the menu button when it has the class of close, and we want to transform, we want to rotate 180 degrees:</text:p>
      <text:p text:style-name="P297">// Rotate Into X With Menu Lines</text:p>
      <text:p text:style-name="P297"><text:s text:c="2"/>&amp;.close {</text:p>
      <text:p text:style-name="P297"><text:s text:c="4"/>transform: rotate(180deg);</text:p>
      <text:p text:style-name="P297"><text:s text:c="2"/>}</text:p>
      <text:p text:style-name="P297"/>
      <text:p text:style-name="P280">By now, the button can only rotate. </text:p>
      <text:p text:style-name="P280">We need to deal with each line because each line we need to reposition, and the second line we need to git rid of, and we take the top and bottom lines and make X with them. To do that, we go to .but-line, we can use a pseudo selector called nth child to select each one:</text:p>
      <text:p text:style-name="P301"/>
      <text:p text:style-name="P301"><text:s/>// Rotate Into X With Menu Lines</text:p>
      <text:p text:style-name="P301"><text:s text:c="2"/>&amp;.close {</text:p>
      <text:p text:style-name="P301"><text:s text:c="4"/>transform: rotate(180deg);</text:p>
      <text:p text:style-name="P302"/>
      <text:p text:style-name="P301"><text:s text:c="4"/><text:span text:style-name="T173">.btn-line {</text:span></text:p>
      <text:p text:style-name="P305"><text:s text:c="8"/>// Line 1 - Rotate</text:p>
      <text:p text:style-name="P307"/>
      <text:p text:style-name="P305"><text:s text:c="8"/>// Line 2 - Hide</text:p>
      <text:p text:style-name="P307"/>
      <text:p text:style-name="P305"><text:s text:c="8"/>// Line 3 - Rotate</text:p>
      <text:p text:style-name="P307"/>
      <text:p text:style-name="P305"><text:s text:c="4"/>}</text:p>
      <text:p text:style-name="P301"><text:s text:c="2"/>}</text:p>
      <text:p text:style-name="P301"/>
      <text:p text:style-name="P280">Note: everytime write code, first draft the overall structure, then implement I<text:tab/>nside the details.</text:p>
      <text:p text:style-name="P232"/>
      <text:p text:style-name="P304"><text:soft-page-break/><text:span text:style-name="T257">// Rotate Into X With Menu Lines</text:span></text:p>
      <text:p text:style-name="P304"><text:span text:style-name="T257"/></text:p>
      <text:p text:style-name="P298"><text:s text:c="2"/>&amp;.close {</text:p>
      <text:p text:style-name="P298"><text:s text:c="4"/>transform: rotate(180deg);</text:p>
      <text:p text:style-name="P298"><text:s text:c="4"/>.btn-line {</text:p>
      <text:p text:style-name="P298"><text:s text:c="6"/>// Line 1 - Rotate</text:p>
      <text:p text:style-name="P298"><text:s text:c="6"/><text:span text:style-name="T173">&amp;:nth-child(1) {</text:span></text:p>
      <text:p text:style-name="P306"><text:s text:c="8"/>background: red;</text:p>
      <text:p text:style-name="P306"><text:s text:c="6"/>}</text:p>
      <text:p text:style-name="P299"><text:s text:c="6"/>// Line 2 – Hide</text:p>
      <text:p text:style-name="P299"><text:s text:c="6"/>// Line 3 - Rotate</text:p>
      <text:p text:style-name="P298"><text:s text:c="4"/>}</text:p>
      <text:p text:style-name="P298"><text:s text:c="2"/>}</text:p>
      <text:p text:style-name="P325">The red part turn the first line into red color upon clicking of the button (anywhere of the button), at the same time, it will rotate 180 degrees. </text:p>
      <text:p text:style-name="P331"><text:span text:style-name="T75">Here we use the combination of rotate and translate to </text:span><text:span text:style-name="T76">make top line and bottom line move, and together to form an X shape. </text:span></text:p>
      <text:p text:style-name="P332"><text:span text:style-name="T76">T</text:span><text:span text:style-name="T77">ranslate is a method of css property transform. The </text:span><text:span text:style-name="Strong_20_Emphasis"><text:span text:style-name="Source_20_Text"><text:span text:style-name="T78">translate()</text:span></text:span></text:span><text:span text:style-name="T77"> </text:span><text:a xlink:type="simple" xlink:href="https://developer.mozilla.org/en-US/docs/Web/CSS" text:style-name="Internet_20_link" text:visited-style-name="Visited_20_Internet_20_Link"><text:span text:style-name="T85">CSS</text:span></text:a><text:span text:style-name="T77"> </text:span><text:a xlink:type="simple" xlink:href="https://developer.mozilla.org/en-US/docs/Web/CSS/CSS_Functions" text:style-name="Internet_20_link" text:visited-style-name="Visited_20_Internet_20_Link"><text:span text:style-name="T85">function</text:span></text:a><text:span text:style-name="T77"> repositions an element in the horizontal and/or vertical directions. </text:span></text:p>
      <text:p text:style-name="P300">// Rotate Into X With Menu Lines</text:p>
      <text:p text:style-name="P303"/>
      <text:p text:style-name="P300"><text:s text:c="2"/>&amp;.close {</text:p>
      <text:p text:style-name="P300"><text:s text:c="4"/>transform: rotate(180deg);</text:p>
      <text:p text:style-name="P303"/>
      <text:p text:style-name="P300"><text:s text:c="4"/>.btn-line {</text:p>
      <text:p text:style-name="P300"><text:s text:c="6"/>// Line 1 - Rotate</text:p>
      <text:p text:style-name="P300"><text:s text:c="6"/>&amp;:nth-child(1) {</text:p>
      <text:p text:style-name="P300"><text:s text:c="8"/>transform: rotate(45deg) translate(5px, 5px);</text:p>
      <text:p text:style-name="P300"><text:s text:c="6"/>}</text:p>
      <text:p text:style-name="P303"/>
      <text:p text:style-name="P300"><text:s text:c="6"/>// Line 2 - Hide</text:p>
      <text:p text:style-name="P300"><text:s text:c="6"/>&amp;:nth-child(2) {</text:p>
      <text:p text:style-name="P300"><text:s text:c="8"/>opacity: 0;</text:p>
      <text:p text:style-name="P300"><text:s text:c="6"/>}</text:p>
      <text:p text:style-name="P303"/>
      <text:p text:style-name="P300"><text:s text:c="6"/>// Line 3 - Rotate</text:p>
      <text:p text:style-name="P300"><text:s text:c="6"/>&amp;:nth-child(3) {</text:p>
      <text:p text:style-name="P300"><text:s text:c="8"/>transform: rotate(-45deg) translate(7px, -6px);</text:p>
      <text:p text:style-name="P300"><text:s text:c="6"/>}</text:p>
      <text:p text:style-name="P300"><text:s text:c="4"/>}</text:p>
      <text:p text:style-name="P300"><text:s text:c="2"/>}</text:p>
      <text:p text:style-name="P300"/>
      <text:p text:style-name="P332"><text:span text:style-name="T77"/></text:p>
      <text:p text:style-name="P330"><text:soft-page-break/><text:a xlink:type="simple" xlink:href="https://developer.mozilla.org/en-US/docs/Web/CSS/transform" text:style-name="Internet_20_link" text:visited-style-name="Visited_20_Internet_20_Link">https://developer.mozilla.org/en-US/docs/Web/CSS/transform</text:a><text:span text:style-name="T39"> <text:s/></text:span><text:span text:style-name="T40">(site demonstrating transform, translate</text:span></text:p>
      <text:p text:style-name="P328">Next module will work on the overlay (the portrait image and its right side (HOME, ABOUT ME, MY WORK, HOW TO REACH ME)).</text:p>
      <text:p text:style-name="P329">Commit and push to remote repo. <text:span text:style-name="T327">(note: not every commit/push to remote was recorded like this)</text:span></text:p>
      <text:p text:style-name="P329">=============================================================</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Menlo" svg:font-family="Menlo, Monaco, 'Courier New', monospace"/>
    <style:font-face style:name="Roboto" svg:font-family="Roboto, Arial, sans-serif"/>
    <style:font-face style:name="Verdana" svg:font-family="Verdana, sans-serif"/>
    <style:font-face style:name="consolas" svg:font-family="consolas, 'Liberation Mono', courier, 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Amiri" svg:font-family="Ami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17a2320"/>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24</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20T22:53:48.234133565</meta:creation-date>
    <dc:date>2020-12-03T14:33:11.098088186</dc:date>
    <meta:editing-duration>P15DT15H55M41S</meta:editing-duration>
    <meta:editing-cycles>260</meta:editing-cycles>
    <meta:generator>LibreOffice/7.0.3.1$MacOSX_X86_64 LibreOffice_project/d7547858d014d4cf69878db179d326fc3483e082</meta:generator>
    <meta:document-statistic meta:table-count="1" meta:image-count="0" meta:object-count="0" meta:page-count="27" meta:paragraph-count="748" meta:word-count="5262" meta:character-count="34350" meta:non-whitespace-character-count="27977"/>
  </office:meta>
</office:document-meta>
</file>